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92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1.3681in"/>
    </style:style>
    <style:style style:name="co5" style:family="table-column">
      <style:table-column-properties fo:break-before="auto" style:column-width="1.6555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 style:data-style-name="N117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Percen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Percen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row table:style-name="ro1">
          <table:table-cell table:style-name="ce1" office:value-type="string">
            <text:p>Date </text:p>
          </table:table-cell>
          <table:table-cell table:style-name="ce3" office:value-type="string">
            <text:p>No High School</text:p>
          </table:table-cell>
          <table:table-cell table:style-name="ce6" office:value-type="string">
            <text:p>High School Degree</text:p>
          </table:table-cell>
          <table:table-cell table:style-name="ce6" office:value-type="string">
            <text:p>Some College</text:p>
          </table:table-cell>
          <table:table-cell table:style-name="ce6" office:value-type="string">
            <text:p>Bachelor's Degree</text:p>
          </table:table-cell>
          <table:table-cell table:style-name="ce6" office:value-type="string">
            <text:p>Advanced Degree</text:p>
          </table:table-cell>
        </table:table-row>
        <table:table-row table:style-name="ro2">
          <table:table-cell office:value-type="float" office:value="34700">
            <text:p>Jan-95</text:p>
          </table:table-cell>
          <table:table-cell office:value-type="percentage" office:value="0.83815386">
            <text:p>83.8%</text:p>
          </table:table-cell>
          <table:table-cell office:value-type="percentage" office:value="0.56035371">
            <text:p>56.0%</text:p>
          </table:table-cell>
          <table:table-cell office:value-type="percentage" office:value="0.48253953">
            <text:p>48.3%</text:p>
          </table:table-cell>
          <table:table-cell office:value-type="percentage" office:value="0.351839726047212">
            <text:p>35.2%</text:p>
          </table:table-cell>
          <table:table-cell office:value-type="percentage" office:value="0.28433869">
            <text:p>28.4%</text:p>
          </table:table-cell>
        </table:table-row>
        <table:table-row table:style-name="ro2">
          <table:table-cell office:value-type="float" office:value="34731">
            <text:p>Feb-95</text:p>
          </table:table-cell>
          <table:table-cell office:value-type="percentage" office:value="0.8300366">
            <text:p>83.0%</text:p>
          </table:table-cell>
          <table:table-cell office:value-type="percentage" office:value="0.55580112">
            <text:p>55.6%</text:p>
          </table:table-cell>
          <table:table-cell office:value-type="percentage" office:value="0.47639793">
            <text:p>47.6%</text:p>
          </table:table-cell>
          <table:table-cell office:value-type="percentage" office:value="0.331070728222284">
            <text:p>33.1%</text:p>
          </table:table-cell>
          <table:table-cell office:value-type="percentage" office:value="0.279582">
            <text:p>28.0%</text:p>
          </table:table-cell>
        </table:table-row>
        <table:table-row table:style-name="ro2">
          <table:table-cell office:value-type="float" office:value="34759">
            <text:p>Mar-95</text:p>
          </table:table-cell>
          <table:table-cell office:value-type="percentage" office:value="0.83387782">
            <text:p>83.4%</text:p>
          </table:table-cell>
          <table:table-cell office:value-type="percentage" office:value="0.55998911">
            <text:p>56.0%</text:p>
          </table:table-cell>
          <table:table-cell office:value-type="percentage" office:value="0.48959902">
            <text:p>49.0%</text:p>
          </table:table-cell>
          <table:table-cell office:value-type="percentage" office:value="0.332235906547463">
            <text:p>33.2%</text:p>
          </table:table-cell>
          <table:table-cell office:value-type="percentage" office:value="0.28176224">
            <text:p>28.2%</text:p>
          </table:table-cell>
        </table:table-row>
        <table:table-row table:style-name="ro2">
          <table:table-cell office:value-type="float" office:value="34790">
            <text:p>Apr-95</text:p>
          </table:table-cell>
          <table:table-cell office:value-type="percentage" office:value="0.83892904">
            <text:p>83.9%</text:p>
          </table:table-cell>
          <table:table-cell office:value-type="percentage" office:value="0.56011529">
            <text:p>56.0%</text:p>
          </table:table-cell>
          <table:table-cell office:value-type="percentage" office:value="0.48427698">
            <text:p>48.4%</text:p>
          </table:table-cell>
          <table:table-cell office:value-type="percentage" office:value="0.332491746810702">
            <text:p>33.2%</text:p>
          </table:table-cell>
          <table:table-cell office:value-type="percentage" office:value="0.27935078">
            <text:p>27.9%</text:p>
          </table:table-cell>
        </table:table-row>
        <table:table-row table:style-name="ro2">
          <table:table-cell office:value-type="float" office:value="34820">
            <text:p>May-95</text:p>
          </table:table-cell>
          <table:table-cell office:value-type="percentage" office:value="0.82920586">
            <text:p>82.9%</text:p>
          </table:table-cell>
          <table:table-cell office:value-type="percentage" office:value="0.55277559">
            <text:p>55.3%</text:p>
          </table:table-cell>
          <table:table-cell office:value-type="percentage" office:value="0.4894772">
            <text:p>48.9%</text:p>
          </table:table-cell>
          <table:table-cell office:value-type="percentage" office:value="0.333306702661248">
            <text:p>33.3%</text:p>
          </table:table-cell>
          <table:table-cell office:value-type="percentage" office:value="0.28049229">
            <text:p>28.0%</text:p>
          </table:table-cell>
        </table:table-row>
        <table:table-row table:style-name="ro2">
          <table:table-cell office:value-type="float" office:value="34851">
            <text:p>Jun-95</text:p>
          </table:table-cell>
          <table:table-cell office:value-type="percentage" office:value="0.84216477">
            <text:p>84.2%</text:p>
          </table:table-cell>
          <table:table-cell office:value-type="percentage" office:value="0.54929248">
            <text:p>54.9%</text:p>
          </table:table-cell>
          <table:table-cell office:value-type="percentage" office:value="0.49300468">
            <text:p>49.3%</text:p>
          </table:table-cell>
          <table:table-cell office:value-type="percentage" office:value="0.325389917327196">
            <text:p>32.5%</text:p>
          </table:table-cell>
          <table:table-cell office:value-type="percentage" office:value="0.28330468">
            <text:p>28.3%</text:p>
          </table:table-cell>
        </table:table-row>
        <table:table-row table:style-name="ro2">
          <table:table-cell office:value-type="float" office:value="34881">
            <text:p>Jul-95</text:p>
          </table:table-cell>
          <table:table-cell office:value-type="percentage" office:value="0.8325275">
            <text:p>83.3%</text:p>
          </table:table-cell>
          <table:table-cell office:value-type="percentage" office:value="0.55414215">
            <text:p>55.4%</text:p>
          </table:table-cell>
          <table:table-cell office:value-type="percentage" office:value="0.48037347">
            <text:p>48.0%</text:p>
          </table:table-cell>
          <table:table-cell office:value-type="percentage" office:value="0.331864158224812">
            <text:p>33.2%</text:p>
          </table:table-cell>
          <table:table-cell office:value-type="percentage" office:value="0.28251341">
            <text:p>28.3%</text:p>
          </table:table-cell>
        </table:table-row>
        <table:table-row table:style-name="ro2">
          <table:table-cell office:value-type="float" office:value="34912">
            <text:p>Aug-95</text:p>
          </table:table-cell>
          <table:table-cell office:value-type="percentage" office:value="0.84311894">
            <text:p>84.3%</text:p>
          </table:table-cell>
          <table:table-cell office:value-type="percentage" office:value="0.55865486">
            <text:p>55.9%</text:p>
          </table:table-cell>
          <table:table-cell office:value-type="percentage" office:value="0.48793928">
            <text:p>48.8%</text:p>
          </table:table-cell>
          <table:table-cell office:value-type="percentage" office:value="0.327894089991804">
            <text:p>32.8%</text:p>
          </table:table-cell>
          <table:table-cell office:value-type="percentage" office:value="0.28398846">
            <text:p>28.4%</text:p>
          </table:table-cell>
        </table:table-row>
        <table:table-row table:style-name="ro2">
          <table:table-cell office:value-type="float" office:value="34943">
            <text:p>Sep-95</text:p>
          </table:table-cell>
          <table:table-cell office:value-type="percentage" office:value="0.84379391">
            <text:p>84.4%</text:p>
          </table:table-cell>
          <table:table-cell office:value-type="percentage" office:value="0.552054">
            <text:p>55.2%</text:p>
          </table:table-cell>
          <table:table-cell office:value-type="percentage" office:value="0.47630013">
            <text:p>47.6%</text:p>
          </table:table-cell>
          <table:table-cell office:value-type="percentage" office:value="0.343149642721871">
            <text:p>34.3%</text:p>
          </table:table-cell>
          <table:table-cell office:value-type="percentage" office:value="0.27827671">
            <text:p>27.8%</text:p>
          </table:table-cell>
        </table:table-row>
        <table:table-row table:style-name="ro2">
          <table:table-cell office:value-type="float" office:value="34973">
            <text:p>Oct-95</text:p>
          </table:table-cell>
          <table:table-cell office:value-type="percentage" office:value="0.82946894">
            <text:p>82.9%</text:p>
          </table:table-cell>
          <table:table-cell office:value-type="percentage" office:value="0.54950109">
            <text:p>55.0%</text:p>
          </table:table-cell>
          <table:table-cell office:value-type="percentage" office:value="0.4911848">
            <text:p>49.1%</text:p>
          </table:table-cell>
          <table:table-cell office:value-type="percentage" office:value="0.321436669582536">
            <text:p>32.1%</text:p>
          </table:table-cell>
          <table:table-cell office:value-type="percentage" office:value="0.27972952">
            <text:p>28.0%</text:p>
          </table:table-cell>
        </table:table-row>
        <table:table-row table:style-name="ro2">
          <table:table-cell office:value-type="float" office:value="35004">
            <text:p>Nov-95</text:p>
          </table:table-cell>
          <table:table-cell office:value-type="percentage" office:value="0.83672528">
            <text:p>83.7%</text:p>
          </table:table-cell>
          <table:table-cell office:value-type="percentage" office:value="0.54998489">
            <text:p>55.0%</text:p>
          </table:table-cell>
          <table:table-cell office:value-type="percentage" office:value="0.49109659">
            <text:p>49.1%</text:p>
          </table:table-cell>
          <table:table-cell office:value-type="percentage" office:value="0.33695028685166">
            <text:p>33.7%</text:p>
          </table:table-cell>
          <table:table-cell office:value-type="percentage" office:value="0.28302935">
            <text:p>28.3%</text:p>
          </table:table-cell>
        </table:table-row>
        <table:table-row table:style-name="ro2">
          <table:table-cell office:value-type="float" office:value="35034">
            <text:p>Dec-95</text:p>
          </table:table-cell>
          <table:table-cell office:value-type="percentage" office:value="0.83398663">
            <text:p>83.4%</text:p>
          </table:table-cell>
          <table:table-cell office:value-type="percentage" office:value="0.55798323">
            <text:p>55.8%</text:p>
          </table:table-cell>
          <table:table-cell office:value-type="percentage" office:value="0.48528382">
            <text:p>48.5%</text:p>
          </table:table-cell>
          <table:table-cell office:value-type="percentage" office:value="0.333059947942487">
            <text:p>33.3%</text:p>
          </table:table-cell>
          <table:table-cell office:value-type="percentage" office:value="0.28036021">
            <text:p>28.0%</text:p>
          </table:table-cell>
        </table:table-row>
        <table:table-row table:style-name="ro2">
          <table:table-cell office:value-type="float" office:value="35065">
            <text:p>Jan-96</text:p>
          </table:table-cell>
          <table:table-cell office:value-type="percentage" office:value="0.82853511">
            <text:p>82.9%</text:p>
          </table:table-cell>
          <table:table-cell office:value-type="percentage" office:value="0.55870714">
            <text:p>55.9%</text:p>
          </table:table-cell>
          <table:table-cell office:value-type="percentage" office:value="0.48761648">
            <text:p>48.8%</text:p>
          </table:table-cell>
          <table:table-cell office:value-type="percentage" office:value="0.339615970692652">
            <text:p>34.0%</text:p>
          </table:table-cell>
          <table:table-cell office:value-type="percentage" office:value="0.28067477">
            <text:p>28.1%</text:p>
          </table:table-cell>
        </table:table-row>
        <table:table-row table:style-name="ro2">
          <table:table-cell office:value-type="float" office:value="35096">
            <text:p>Feb-96</text:p>
          </table:table-cell>
          <table:table-cell office:value-type="percentage" office:value="0.84143236">
            <text:p>84.1%</text:p>
          </table:table-cell>
          <table:table-cell office:value-type="percentage" office:value="0.54920784">
            <text:p>54.9%</text:p>
          </table:table-cell>
          <table:table-cell office:value-type="percentage" office:value="0.49358471">
            <text:p>49.4%</text:p>
          </table:table-cell>
          <table:table-cell office:value-type="percentage" office:value="0.340534461120745">
            <text:p>34.1%</text:p>
          </table:table-cell>
          <table:table-cell office:value-type="percentage" office:value="0.28255319">
            <text:p>28.3%</text:p>
          </table:table-cell>
        </table:table-row>
        <table:table-row table:style-name="ro2">
          <table:table-cell office:value-type="float" office:value="35125">
            <text:p>Mar-96</text:p>
          </table:table-cell>
          <table:table-cell office:value-type="percentage" office:value="0.83459001">
            <text:p>83.5%</text:p>
          </table:table-cell>
          <table:table-cell office:value-type="percentage" office:value="0.55491365">
            <text:p>55.5%</text:p>
          </table:table-cell>
          <table:table-cell office:value-type="percentage" office:value="0.48597395">
            <text:p>48.6%</text:p>
          </table:table-cell>
          <table:table-cell office:value-type="percentage" office:value="0.335309675626319">
            <text:p>33.5%</text:p>
          </table:table-cell>
          <table:table-cell office:value-type="percentage" office:value="0.27727759">
            <text:p>27.7%</text:p>
          </table:table-cell>
        </table:table-row>
        <table:table-row table:style-name="ro2">
          <table:table-cell office:value-type="float" office:value="35156">
            <text:p>Apr-96</text:p>
          </table:table-cell>
          <table:table-cell office:value-type="percentage" office:value="0.83335741">
            <text:p>83.3%</text:p>
          </table:table-cell>
          <table:table-cell office:value-type="percentage" office:value="0.5551581">
            <text:p>55.5%</text:p>
          </table:table-cell>
          <table:table-cell office:value-type="percentage" office:value="0.48632061">
            <text:p>48.6%</text:p>
          </table:table-cell>
          <table:table-cell office:value-type="percentage" office:value="0.33855886133118">
            <text:p>33.9%</text:p>
          </table:table-cell>
          <table:table-cell office:value-type="percentage" office:value="0.28056067">
            <text:p>28.1%</text:p>
          </table:table-cell>
        </table:table-row>
        <table:table-row table:style-name="ro2">
          <table:table-cell office:value-type="float" office:value="35186">
            <text:p>May-96</text:p>
          </table:table-cell>
          <table:table-cell office:value-type="percentage" office:value="0.83824895">
            <text:p>83.8%</text:p>
          </table:table-cell>
          <table:table-cell office:value-type="percentage" office:value="0.55587045">
            <text:p>55.6%</text:p>
          </table:table-cell>
          <table:table-cell office:value-type="percentage" office:value="0.4804421">
            <text:p>48.0%</text:p>
          </table:table-cell>
          <table:table-cell office:value-type="percentage" office:value="0.33191654005073">
            <text:p>33.2%</text:p>
          </table:table-cell>
          <table:table-cell office:value-type="percentage" office:value="0.28094903">
            <text:p>28.1%</text:p>
          </table:table-cell>
        </table:table-row>
        <table:table-row table:style-name="ro2">
          <table:table-cell office:value-type="float" office:value="35217">
            <text:p>Jun-96</text:p>
          </table:table-cell>
          <table:table-cell office:value-type="percentage" office:value="0.834502">
            <text:p>83.5%</text:p>
          </table:table-cell>
          <table:table-cell office:value-type="percentage" office:value="0.55412571">
            <text:p>55.4%</text:p>
          </table:table-cell>
          <table:table-cell office:value-type="percentage" office:value="0.47486861">
            <text:p>47.5%</text:p>
          </table:table-cell>
          <table:table-cell office:value-type="percentage" office:value="0.342479763127022">
            <text:p>34.2%</text:p>
          </table:table-cell>
          <table:table-cell office:value-type="percentage" office:value="0.27621056">
            <text:p>27.6%</text:p>
          </table:table-cell>
        </table:table-row>
        <table:table-row table:style-name="ro2">
          <table:table-cell office:value-type="float" office:value="35247">
            <text:p>Jul-96</text:p>
          </table:table-cell>
          <table:table-cell office:value-type="percentage" office:value="0.83554924">
            <text:p>83.6%</text:p>
          </table:table-cell>
          <table:table-cell office:value-type="percentage" office:value="0.54861118">
            <text:p>54.9%</text:p>
          </table:table-cell>
          <table:table-cell office:value-type="percentage" office:value="0.48435585">
            <text:p>48.4%</text:p>
          </table:table-cell>
          <table:table-cell office:value-type="percentage" office:value="0.337178114881156">
            <text:p>33.7%</text:p>
          </table:table-cell>
          <table:table-cell office:value-type="percentage" office:value="0.28742099">
            <text:p>28.7%</text:p>
          </table:table-cell>
        </table:table-row>
        <table:table-row table:style-name="ro2">
          <table:table-cell office:value-type="float" office:value="35278">
            <text:p>Aug-96</text:p>
          </table:table-cell>
          <table:table-cell office:value-type="percentage" office:value="0.83728354">
            <text:p>83.7%</text:p>
          </table:table-cell>
          <table:table-cell office:value-type="percentage" office:value="0.55445356">
            <text:p>55.4%</text:p>
          </table:table-cell>
          <table:table-cell office:value-type="percentage" office:value="0.48568844">
            <text:p>48.6%</text:p>
          </table:table-cell>
          <table:table-cell office:value-type="percentage" office:value="0.34107959242348">
            <text:p>34.1%</text:p>
          </table:table-cell>
          <table:table-cell office:value-type="percentage" office:value="0.27997425">
            <text:p>28.0%</text:p>
          </table:table-cell>
        </table:table-row>
        <table:table-row table:style-name="ro2">
          <table:table-cell office:value-type="float" office:value="35309">
            <text:p>Sep-96</text:p>
          </table:table-cell>
          <table:table-cell office:value-type="percentage" office:value="0.82952183">
            <text:p>83.0%</text:p>
          </table:table-cell>
          <table:table-cell office:value-type="percentage" office:value="0.55559686">
            <text:p>55.6%</text:p>
          </table:table-cell>
          <table:table-cell office:value-type="percentage" office:value="0.48900969">
            <text:p>48.9%</text:p>
          </table:table-cell>
          <table:table-cell office:value-type="percentage" office:value="0.337601709305164">
            <text:p>33.8%</text:p>
          </table:table-cell>
          <table:table-cell office:value-type="percentage" office:value="0.28469956">
            <text:p>28.5%</text:p>
          </table:table-cell>
        </table:table-row>
        <table:table-row table:style-name="ro2">
          <table:table-cell office:value-type="float" office:value="35339">
            <text:p>Oct-96</text:p>
          </table:table-cell>
          <table:table-cell office:value-type="percentage" office:value="0.83687516">
            <text:p>83.7%</text:p>
          </table:table-cell>
          <table:table-cell office:value-type="percentage" office:value="0.55004306">
            <text:p>55.0%</text:p>
          </table:table-cell>
          <table:table-cell office:value-type="percentage" office:value="0.48834662">
            <text:p>48.8%</text:p>
          </table:table-cell>
          <table:table-cell office:value-type="percentage" office:value="0.3340288177269">
            <text:p>33.4%</text:p>
          </table:table-cell>
          <table:table-cell office:value-type="percentage" office:value="0.28320836">
            <text:p>28.3%</text:p>
          </table:table-cell>
        </table:table-row>
        <table:table-row table:style-name="ro2">
          <table:table-cell office:value-type="float" office:value="35370">
            <text:p>Nov-96</text:p>
          </table:table-cell>
          <table:table-cell office:value-type="percentage" office:value="0.83065978">
            <text:p>83.1%</text:p>
          </table:table-cell>
          <table:table-cell office:value-type="percentage" office:value="0.54922474">
            <text:p>54.9%</text:p>
          </table:table-cell>
          <table:table-cell office:value-type="percentage" office:value="0.4689702">
            <text:p>46.9%</text:p>
          </table:table-cell>
          <table:table-cell office:value-type="percentage" office:value="0.340001609161681">
            <text:p>34.0%</text:p>
          </table:table-cell>
          <table:table-cell office:value-type="percentage" office:value="0.28066068">
            <text:p>28.1%</text:p>
          </table:table-cell>
        </table:table-row>
        <table:table-row table:style-name="ro2">
          <table:table-cell office:value-type="float" office:value="35400">
            <text:p>Dec-96</text:p>
          </table:table-cell>
          <table:table-cell office:value-type="percentage" office:value="0.82785734">
            <text:p>82.8%</text:p>
          </table:table-cell>
          <table:table-cell office:value-type="percentage" office:value="0.55076957">
            <text:p>55.1%</text:p>
          </table:table-cell>
          <table:table-cell office:value-type="percentage" office:value="0.48198828">
            <text:p>48.2%</text:p>
          </table:table-cell>
          <table:table-cell office:value-type="percentage" office:value="0.334630990269547">
            <text:p>33.5%</text:p>
          </table:table-cell>
          <table:table-cell office:value-type="percentage" office:value="0.27935194">
            <text:p>27.9%</text:p>
          </table:table-cell>
        </table:table-row>
        <table:table-row table:style-name="ro2">
          <table:table-cell office:value-type="float" office:value="35431">
            <text:p>Jan-97</text:p>
          </table:table-cell>
          <table:table-cell office:value-type="percentage" office:value="0.8250069">
            <text:p>82.5%</text:p>
          </table:table-cell>
          <table:table-cell office:value-type="percentage" office:value="0.54836858">
            <text:p>54.8%</text:p>
          </table:table-cell>
          <table:table-cell office:value-type="percentage" office:value="0.48220558">
            <text:p>48.2%</text:p>
          </table:table-cell>
          <table:table-cell office:value-type="percentage" office:value="0.325904850875212">
            <text:p>32.6%</text:p>
          </table:table-cell>
          <table:table-cell office:value-type="percentage" office:value="0.2819035">
            <text:p>28.2%</text:p>
          </table:table-cell>
        </table:table-row>
        <table:table-row table:style-name="ro2">
          <table:table-cell office:value-type="float" office:value="35462">
            <text:p>Feb-97</text:p>
          </table:table-cell>
          <table:table-cell office:value-type="percentage" office:value="0.8332458">
            <text:p>83.3%</text:p>
          </table:table-cell>
          <table:table-cell office:value-type="percentage" office:value="0.553549">
            <text:p>55.4%</text:p>
          </table:table-cell>
          <table:table-cell office:value-type="percentage" office:value="0.4728787">
            <text:p>47.3%</text:p>
          </table:table-cell>
          <table:table-cell office:value-type="percentage" office:value="0.327854003981819">
            <text:p>32.8%</text:p>
          </table:table-cell>
          <table:table-cell office:value-type="percentage" office:value="0.28450825">
            <text:p>28.5%</text:p>
          </table:table-cell>
        </table:table-row>
        <table:table-row table:style-name="ro2">
          <table:table-cell office:value-type="float" office:value="35490">
            <text:p>Mar-97</text:p>
          </table:table-cell>
          <table:table-cell office:value-type="percentage" office:value="0.82365306">
            <text:p>82.4%</text:p>
          </table:table-cell>
          <table:table-cell office:value-type="percentage" office:value="0.54562744">
            <text:p>54.6%</text:p>
          </table:table-cell>
          <table:table-cell office:value-type="percentage" office:value="0.48095941">
            <text:p>48.1%</text:p>
          </table:table-cell>
          <table:table-cell office:value-type="percentage" office:value="0.326271942273458">
            <text:p>32.6%</text:p>
          </table:table-cell>
          <table:table-cell office:value-type="percentage" office:value="0.28071629">
            <text:p>28.1%</text:p>
          </table:table-cell>
        </table:table-row>
        <table:table-row table:style-name="ro2">
          <table:table-cell office:value-type="float" office:value="35521">
            <text:p>Apr-97</text:p>
          </table:table-cell>
          <table:table-cell office:value-type="percentage" office:value="0.82331417">
            <text:p>82.3%</text:p>
          </table:table-cell>
          <table:table-cell office:value-type="percentage" office:value="0.54556762">
            <text:p>54.6%</text:p>
          </table:table-cell>
          <table:table-cell office:value-type="percentage" office:value="0.48085518">
            <text:p>48.1%</text:p>
          </table:table-cell>
          <table:table-cell office:value-type="percentage" office:value="0.33116220997049">
            <text:p>33.1%</text:p>
          </table:table-cell>
          <table:table-cell office:value-type="percentage" office:value="0.28538636">
            <text:p>28.5%</text:p>
          </table:table-cell>
        </table:table-row>
        <table:table-row table:style-name="ro2">
          <table:table-cell office:value-type="float" office:value="35551">
            <text:p>May-97</text:p>
          </table:table-cell>
          <table:table-cell office:value-type="percentage" office:value="0.83027615">
            <text:p>83.0%</text:p>
          </table:table-cell>
          <table:table-cell office:value-type="percentage" office:value="0.54287426">
            <text:p>54.3%</text:p>
          </table:table-cell>
          <table:table-cell office:value-type="percentage" office:value="0.46741589">
            <text:p>46.7%</text:p>
          </table:table-cell>
          <table:table-cell office:value-type="percentage" office:value="0.335883054331926">
            <text:p>33.6%</text:p>
          </table:table-cell>
          <table:table-cell office:value-type="percentage" office:value="0.28319168">
            <text:p>28.3%</text:p>
          </table:table-cell>
        </table:table-row>
        <table:table-row table:style-name="ro2">
          <table:table-cell office:value-type="float" office:value="35582">
            <text:p>Jun-97</text:p>
          </table:table-cell>
          <table:table-cell office:value-type="percentage" office:value="0.8209964">
            <text:p>82.1%</text:p>
          </table:table-cell>
          <table:table-cell office:value-type="percentage" office:value="0.54516485">
            <text:p>54.5%</text:p>
          </table:table-cell>
          <table:table-cell office:value-type="percentage" office:value="0.47697347">
            <text:p>47.7%</text:p>
          </table:table-cell>
          <table:table-cell office:value-type="percentage" office:value="0.323906186211154">
            <text:p>32.4%</text:p>
          </table:table-cell>
          <table:table-cell office:value-type="percentage" office:value="0.28695315">
            <text:p>28.7%</text:p>
          </table:table-cell>
        </table:table-row>
        <table:table-row table:style-name="ro2">
          <table:table-cell office:value-type="float" office:value="35612">
            <text:p>Jul-97</text:p>
          </table:table-cell>
          <table:table-cell office:value-type="percentage" office:value="0.82177161">
            <text:p>82.2%</text:p>
          </table:table-cell>
          <table:table-cell office:value-type="percentage" office:value="0.54496909">
            <text:p>54.5%</text:p>
          </table:table-cell>
          <table:table-cell office:value-type="percentage" office:value="0.4833687">
            <text:p>48.3%</text:p>
          </table:table-cell>
          <table:table-cell office:value-type="percentage" office:value="0.326645859072783">
            <text:p>32.7%</text:p>
          </table:table-cell>
          <table:table-cell office:value-type="percentage" office:value="0.27893665">
            <text:p>27.9%</text:p>
          </table:table-cell>
        </table:table-row>
        <table:table-row table:style-name="ro2">
          <table:table-cell office:value-type="float" office:value="35643">
            <text:p>Aug-97</text:p>
          </table:table-cell>
          <table:table-cell office:value-type="percentage" office:value="0.81615805">
            <text:p>81.6%</text:p>
          </table:table-cell>
          <table:table-cell office:value-type="percentage" office:value="0.54521289">
            <text:p>54.5%</text:p>
          </table:table-cell>
          <table:table-cell office:value-type="percentage" office:value="0.46413066">
            <text:p>46.4%</text:p>
          </table:table-cell>
          <table:table-cell office:value-type="percentage" office:value="0.341736793778462">
            <text:p>34.2%</text:p>
          </table:table-cell>
          <table:table-cell office:value-type="percentage" office:value="0.28198222">
            <text:p>28.2%</text:p>
          </table:table-cell>
        </table:table-row>
        <table:table-row table:style-name="ro2">
          <table:table-cell office:value-type="float" office:value="35674">
            <text:p>Sep-97</text:p>
          </table:table-cell>
          <table:table-cell office:value-type="percentage" office:value="0.8274879">
            <text:p>82.7%</text:p>
          </table:table-cell>
          <table:table-cell office:value-type="percentage" office:value="0.53924184">
            <text:p>53.9%</text:p>
          </table:table-cell>
          <table:table-cell office:value-type="percentage" office:value="0.4731038">
            <text:p>47.3%</text:p>
          </table:table-cell>
          <table:table-cell office:value-type="percentage" office:value="0.314687242967072">
            <text:p>31.5%</text:p>
          </table:table-cell>
          <table:table-cell office:value-type="percentage" office:value="0.28285584">
            <text:p>28.3%</text:p>
          </table:table-cell>
        </table:table-row>
        <table:table-row table:style-name="ro2">
          <table:table-cell office:value-type="float" office:value="35704">
            <text:p>Oct-97</text:p>
          </table:table-cell>
          <table:table-cell office:value-type="percentage" office:value="0.82098099">
            <text:p>82.1%</text:p>
          </table:table-cell>
          <table:table-cell office:value-type="percentage" office:value="0.54986164">
            <text:p>55.0%</text:p>
          </table:table-cell>
          <table:table-cell office:value-type="percentage" office:value="0.48079515">
            <text:p>48.1%</text:p>
          </table:table-cell>
          <table:table-cell office:value-type="percentage" office:value="0.32176896940458">
            <text:p>32.2%</text:p>
          </table:table-cell>
          <table:table-cell office:value-type="percentage" office:value="0.27972078">
            <text:p>28.0%</text:p>
          </table:table-cell>
        </table:table-row>
        <table:table-row table:style-name="ro2">
          <table:table-cell office:value-type="float" office:value="35735">
            <text:p>Nov-97</text:p>
          </table:table-cell>
          <table:table-cell office:value-type="percentage" office:value="0.81758621">
            <text:p>81.8%</text:p>
          </table:table-cell>
          <table:table-cell office:value-type="percentage" office:value="0.54712035">
            <text:p>54.7%</text:p>
          </table:table-cell>
          <table:table-cell office:value-type="percentage" office:value="0.47696264">
            <text:p>47.7%</text:p>
          </table:table-cell>
          <table:table-cell office:value-type="percentage" office:value="0.316748690569204">
            <text:p>31.7%</text:p>
          </table:table-cell>
          <table:table-cell office:value-type="percentage" office:value="0.27941111">
            <text:p>27.9%</text:p>
          </table:table-cell>
        </table:table-row>
        <table:table-row table:style-name="ro2">
          <table:table-cell office:value-type="float" office:value="35765">
            <text:p>Dec-97</text:p>
          </table:table-cell>
          <table:table-cell office:value-type="percentage" office:value="0.81550731">
            <text:p>81.6%</text:p>
          </table:table-cell>
          <table:table-cell office:value-type="percentage" office:value="0.5412235">
            <text:p>54.1%</text:p>
          </table:table-cell>
          <table:table-cell office:value-type="percentage" office:value="0.47431392">
            <text:p>47.4%</text:p>
          </table:table-cell>
          <table:table-cell office:value-type="percentage" office:value="0.322513658059911">
            <text:p>32.3%</text:p>
          </table:table-cell>
          <table:table-cell office:value-type="percentage" office:value="0.28454736">
            <text:p>28.5%</text:p>
          </table:table-cell>
        </table:table-row>
        <table:table-row table:style-name="ro2">
          <table:table-cell office:value-type="float" office:value="35796">
            <text:p>Jan-98</text:p>
          </table:table-cell>
          <table:table-cell office:value-type="percentage" office:value="0.82211421">
            <text:p>82.2%</text:p>
          </table:table-cell>
          <table:table-cell office:value-type="percentage" office:value="0.54365712">
            <text:p>54.4%</text:p>
          </table:table-cell>
          <table:table-cell office:value-type="percentage" office:value="0.46569061">
            <text:p>46.6%</text:p>
          </table:table-cell>
          <table:table-cell office:value-type="percentage" office:value="0.326181350697468">
            <text:p>32.6%</text:p>
          </table:table-cell>
          <table:table-cell office:value-type="percentage" office:value="0.28188942">
            <text:p>28.2%</text:p>
          </table:table-cell>
        </table:table-row>
        <table:table-row table:style-name="ro2">
          <table:table-cell office:value-type="float" office:value="35827">
            <text:p>Feb-98</text:p>
          </table:table-cell>
          <table:table-cell office:value-type="percentage" office:value="0.82120441">
            <text:p>82.1%</text:p>
          </table:table-cell>
          <table:table-cell office:value-type="percentage" office:value="0.54263842">
            <text:p>54.3%</text:p>
          </table:table-cell>
          <table:table-cell office:value-type="percentage" office:value="0.46799562">
            <text:p>46.8%</text:p>
          </table:table-cell>
          <table:table-cell office:value-type="percentage" office:value="0.317876062543961">
            <text:p>31.8%</text:p>
          </table:table-cell>
          <table:table-cell office:value-type="percentage" office:value="0.27894807">
            <text:p>27.9%</text:p>
          </table:table-cell>
        </table:table-row>
        <table:table-row table:style-name="ro2">
          <table:table-cell office:value-type="float" office:value="35855">
            <text:p>Mar-98</text:p>
          </table:table-cell>
          <table:table-cell office:value-type="percentage" office:value="0.81669396">
            <text:p>81.7%</text:p>
          </table:table-cell>
          <table:table-cell office:value-type="percentage" office:value="0.54422938">
            <text:p>54.4%</text:p>
          </table:table-cell>
          <table:table-cell office:value-type="percentage" office:value="0.46657025">
            <text:p>46.7%</text:p>
          </table:table-cell>
          <table:table-cell office:value-type="percentage" office:value="0.325642986001523">
            <text:p>32.6%</text:p>
          </table:table-cell>
          <table:table-cell office:value-type="percentage" office:value="0.2854168">
            <text:p>28.5%</text:p>
          </table:table-cell>
        </table:table-row>
        <table:table-row table:style-name="ro2">
          <table:table-cell office:value-type="float" office:value="35886">
            <text:p>Apr-98</text:p>
          </table:table-cell>
          <table:table-cell office:value-type="percentage" office:value="0.81682358">
            <text:p>81.7%</text:p>
          </table:table-cell>
          <table:table-cell office:value-type="percentage" office:value="0.54203142">
            <text:p>54.2%</text:p>
          </table:table-cell>
          <table:table-cell office:value-type="percentage" office:value="0.4657096">
            <text:p>46.6%</text:p>
          </table:table-cell>
          <table:table-cell office:value-type="percentage" office:value="0.324586459575167">
            <text:p>32.5%</text:p>
          </table:table-cell>
          <table:table-cell office:value-type="percentage" office:value="0.28101074">
            <text:p>28.1%</text:p>
          </table:table-cell>
        </table:table-row>
        <table:table-row table:style-name="ro2">
          <table:table-cell office:value-type="float" office:value="35916">
            <text:p>May-98</text:p>
          </table:table-cell>
          <table:table-cell office:value-type="percentage" office:value="0.81467499">
            <text:p>81.5%</text:p>
          </table:table-cell>
          <table:table-cell office:value-type="percentage" office:value="0.53680888">
            <text:p>53.7%</text:p>
          </table:table-cell>
          <table:table-cell office:value-type="percentage" office:value="0.47703627">
            <text:p>47.7%</text:p>
          </table:table-cell>
          <table:table-cell office:value-type="percentage" office:value="0.322265075267471">
            <text:p>32.2%</text:p>
          </table:table-cell>
          <table:table-cell office:value-type="percentage" office:value="0.28323269">
            <text:p>28.3%</text:p>
          </table:table-cell>
        </table:table-row>
        <table:table-row table:style-name="ro2">
          <table:table-cell office:value-type="float" office:value="35947">
            <text:p>Jun-98</text:p>
          </table:table-cell>
          <table:table-cell office:value-type="percentage" office:value="0.80898977">
            <text:p>80.9%</text:p>
          </table:table-cell>
          <table:table-cell office:value-type="percentage" office:value="0.53694759">
            <text:p>53.7%</text:p>
          </table:table-cell>
          <table:table-cell office:value-type="percentage" office:value="0.47354949">
            <text:p>47.4%</text:p>
          </table:table-cell>
          <table:table-cell office:value-type="percentage" office:value="0.329914885441972">
            <text:p>33.0%</text:p>
          </table:table-cell>
          <table:table-cell office:value-type="percentage" office:value="0.28434854">
            <text:p>28.4%</text:p>
          </table:table-cell>
        </table:table-row>
        <table:table-row table:style-name="ro2">
          <table:table-cell office:value-type="float" office:value="35977">
            <text:p>Jul-98</text:p>
          </table:table-cell>
          <table:table-cell office:value-type="percentage" office:value="0.81301766">
            <text:p>81.3%</text:p>
          </table:table-cell>
          <table:table-cell office:value-type="percentage" office:value="0.54154819">
            <text:p>54.2%</text:p>
          </table:table-cell>
          <table:table-cell office:value-type="percentage" office:value="0.46616558">
            <text:p>46.6%</text:p>
          </table:table-cell>
          <table:table-cell office:value-type="percentage" office:value="0.311701880680471">
            <text:p>31.2%</text:p>
          </table:table-cell>
          <table:table-cell office:value-type="percentage" office:value="0.28177659">
            <text:p>28.2%</text:p>
          </table:table-cell>
        </table:table-row>
        <table:table-row table:style-name="ro2">
          <table:table-cell office:value-type="float" office:value="36008">
            <text:p>Aug-98</text:p>
          </table:table-cell>
          <table:table-cell office:value-type="percentage" office:value="0.81891425">
            <text:p>81.9%</text:p>
          </table:table-cell>
          <table:table-cell office:value-type="percentage" office:value="0.53131016">
            <text:p>53.1%</text:p>
          </table:table-cell>
          <table:table-cell office:value-type="percentage" office:value="0.45940033">
            <text:p>45.9%</text:p>
          </table:table-cell>
          <table:table-cell office:value-type="percentage" office:value="0.324120518666248">
            <text:p>32.4%</text:p>
          </table:table-cell>
          <table:table-cell office:value-type="percentage" office:value="0.28904975">
            <text:p>28.9%</text:p>
          </table:table-cell>
        </table:table-row>
        <table:table-row table:style-name="ro2">
          <table:table-cell office:value-type="float" office:value="36039">
            <text:p>Sep-98</text:p>
          </table:table-cell>
          <table:table-cell office:value-type="percentage" office:value="0.80349393">
            <text:p>80.3%</text:p>
          </table:table-cell>
          <table:table-cell office:value-type="percentage" office:value="0.53995588">
            <text:p>54.0%</text:p>
          </table:table-cell>
          <table:table-cell office:value-type="percentage" office:value="0.46845893">
            <text:p>46.8%</text:p>
          </table:table-cell>
          <table:table-cell office:value-type="percentage" office:value="0.331406499476345">
            <text:p>33.1%</text:p>
          </table:table-cell>
          <table:table-cell office:value-type="percentage" office:value="0.28618883">
            <text:p>28.6%</text:p>
          </table:table-cell>
        </table:table-row>
        <table:table-row table:style-name="ro2">
          <table:table-cell office:value-type="float" office:value="36069">
            <text:p>Oct-98</text:p>
          </table:table-cell>
          <table:table-cell office:value-type="percentage" office:value="0.81066973">
            <text:p>81.1%</text:p>
          </table:table-cell>
          <table:table-cell office:value-type="percentage" office:value="0.53019456">
            <text:p>53.0%</text:p>
          </table:table-cell>
          <table:table-cell office:value-type="percentage" office:value="0.46466528">
            <text:p>46.5%</text:p>
          </table:table-cell>
          <table:table-cell office:value-type="percentage" office:value="0.324346962037557">
            <text:p>32.4%</text:p>
          </table:table-cell>
          <table:table-cell office:value-type="percentage" office:value="0.28206654">
            <text:p>28.2%</text:p>
          </table:table-cell>
        </table:table-row>
        <table:table-row table:style-name="ro2">
          <table:table-cell office:value-type="float" office:value="36100">
            <text:p>Nov-98</text:p>
          </table:table-cell>
          <table:table-cell office:value-type="percentage" office:value="0.81357424">
            <text:p>81.4%</text:p>
          </table:table-cell>
          <table:table-cell office:value-type="percentage" office:value="0.53175444">
            <text:p>53.2%</text:p>
          </table:table-cell>
          <table:table-cell office:value-type="percentage" office:value="0.45975853">
            <text:p>46.0%</text:p>
          </table:table-cell>
          <table:table-cell office:value-type="percentage" office:value="0.319076971831488">
            <text:p>31.9%</text:p>
          </table:table-cell>
          <table:table-cell office:value-type="percentage" office:value="0.28770888">
            <text:p>28.8%</text:p>
          </table:table-cell>
        </table:table-row>
        <table:table-row table:style-name="ro2">
          <table:table-cell office:value-type="float" office:value="36130">
            <text:p>Dec-98</text:p>
          </table:table-cell>
          <table:table-cell office:value-type="percentage" office:value="0.80633646">
            <text:p>80.6%</text:p>
          </table:table-cell>
          <table:table-cell office:value-type="percentage" office:value="0.53221221">
            <text:p>53.2%</text:p>
          </table:table-cell>
          <table:table-cell office:value-type="percentage" office:value="0.46910761">
            <text:p>46.9%</text:p>
          </table:table-cell>
          <table:table-cell office:value-type="percentage" office:value="0.320810587889233">
            <text:p>32.1%</text:p>
          </table:table-cell>
          <table:table-cell office:value-type="percentage" office:value="0.28468625">
            <text:p>28.5%</text:p>
          </table:table-cell>
        </table:table-row>
        <table:table-row table:style-name="ro2">
          <table:table-cell office:value-type="float" office:value="36161">
            <text:p>Jan-99</text:p>
          </table:table-cell>
          <table:table-cell office:value-type="percentage" office:value="0.81214081">
            <text:p>81.2%</text:p>
          </table:table-cell>
          <table:table-cell office:value-type="percentage" office:value="0.53575838">
            <text:p>53.6%</text:p>
          </table:table-cell>
          <table:table-cell office:value-type="percentage" office:value="0.45985487">
            <text:p>46.0%</text:p>
          </table:table-cell>
          <table:table-cell office:value-type="percentage" office:value="0.316397820936459">
            <text:p>31.6%</text:p>
          </table:table-cell>
          <table:table-cell office:value-type="percentage" office:value="0.28269682">
            <text:p>28.3%</text:p>
          </table:table-cell>
        </table:table-row>
        <table:table-row table:style-name="ro2">
          <table:table-cell office:value-type="float" office:value="36192">
            <text:p>Feb-99</text:p>
          </table:table-cell>
          <table:table-cell office:value-type="percentage" office:value="0.80038299">
            <text:p>80.0%</text:p>
          </table:table-cell>
          <table:table-cell office:value-type="percentage" office:value="0.530953">
            <text:p>53.1%</text:p>
          </table:table-cell>
          <table:table-cell office:value-type="percentage" office:value="0.46987394">
            <text:p>47.0%</text:p>
          </table:table-cell>
          <table:table-cell office:value-type="percentage" office:value="0.327584097671085">
            <text:p>32.8%</text:p>
          </table:table-cell>
          <table:table-cell office:value-type="percentage" office:value="0.28800538">
            <text:p>28.8%</text:p>
          </table:table-cell>
        </table:table-row>
        <table:table-row table:style-name="ro2">
          <table:table-cell office:value-type="float" office:value="36220">
            <text:p>Mar-99</text:p>
          </table:table-cell>
          <table:table-cell office:value-type="percentage" office:value="0.7986131">
            <text:p>79.9%</text:p>
          </table:table-cell>
          <table:table-cell office:value-type="percentage" office:value="0.52878772">
            <text:p>52.9%</text:p>
          </table:table-cell>
          <table:table-cell office:value-type="percentage" office:value="0.46246468">
            <text:p>46.2%</text:p>
          </table:table-cell>
          <table:table-cell office:value-type="percentage" office:value="0.324373731319065">
            <text:p>32.4%</text:p>
          </table:table-cell>
          <table:table-cell office:value-type="percentage" office:value="0.28314175">
            <text:p>28.3%</text:p>
          </table:table-cell>
        </table:table-row>
        <table:table-row table:style-name="ro2">
          <table:table-cell office:value-type="float" office:value="36251">
            <text:p>Apr-99</text:p>
          </table:table-cell>
          <table:table-cell office:value-type="percentage" office:value="0.80790486">
            <text:p>80.8%</text:p>
          </table:table-cell>
          <table:table-cell office:value-type="percentage" office:value="0.52615904">
            <text:p>52.6%</text:p>
          </table:table-cell>
          <table:table-cell office:value-type="percentage" office:value="0.47290457">
            <text:p>47.3%</text:p>
          </table:table-cell>
          <table:table-cell office:value-type="percentage" office:value="0.314252668970108">
            <text:p>31.4%</text:p>
          </table:table-cell>
          <table:table-cell office:value-type="percentage" office:value="0.2861317">
            <text:p>28.6%</text:p>
          </table:table-cell>
        </table:table-row>
        <table:table-row table:style-name="ro2">
          <table:table-cell office:value-type="float" office:value="36281">
            <text:p>May-99</text:p>
          </table:table-cell>
          <table:table-cell office:value-type="percentage" office:value="0.8131413">
            <text:p>81.3%</text:p>
          </table:table-cell>
          <table:table-cell office:value-type="percentage" office:value="0.52744649">
            <text:p>52.7%</text:p>
          </table:table-cell>
          <table:table-cell office:value-type="percentage" office:value="0.46602759">
            <text:p>46.6%</text:p>
          </table:table-cell>
          <table:table-cell office:value-type="percentage" office:value="0.319236315582223">
            <text:p>31.9%</text:p>
          </table:table-cell>
          <table:table-cell office:value-type="percentage" office:value="0.28458036">
            <text:p>28.5%</text:p>
          </table:table-cell>
        </table:table-row>
        <table:table-row table:style-name="ro2">
          <table:table-cell office:value-type="float" office:value="36312">
            <text:p>Jun-99</text:p>
          </table:table-cell>
          <table:table-cell office:value-type="percentage" office:value="0.81179899">
            <text:p>81.2%</text:p>
          </table:table-cell>
          <table:table-cell office:value-type="percentage" office:value="0.52742742">
            <text:p>52.7%</text:p>
          </table:table-cell>
          <table:table-cell office:value-type="percentage" office:value="0.46114592">
            <text:p>46.1%</text:p>
          </table:table-cell>
          <table:table-cell office:value-type="percentage" office:value="0.320251327714063">
            <text:p>32.0%</text:p>
          </table:table-cell>
          <table:table-cell office:value-type="percentage" office:value="0.28548576">
            <text:p>28.5%</text:p>
          </table:table-cell>
        </table:table-row>
        <table:table-row table:style-name="ro2">
          <table:table-cell office:value-type="float" office:value="36342">
            <text:p>Jul-99</text:p>
          </table:table-cell>
          <table:table-cell office:value-type="percentage" office:value="0.80902782">
            <text:p>80.9%</text:p>
          </table:table-cell>
          <table:table-cell office:value-type="percentage" office:value="0.52979193">
            <text:p>53.0%</text:p>
          </table:table-cell>
          <table:table-cell office:value-type="percentage" office:value="0.45323677">
            <text:p>45.3%</text:p>
          </table:table-cell>
          <table:table-cell office:value-type="percentage" office:value="0.317371513974742">
            <text:p>31.7%</text:p>
          </table:table-cell>
          <table:table-cell office:value-type="percentage" office:value="0.2885823">
            <text:p>28.9%</text:p>
          </table:table-cell>
        </table:table-row>
        <table:table-row table:style-name="ro2">
          <table:table-cell office:value-type="float" office:value="36373">
            <text:p>Aug-99</text:p>
          </table:table-cell>
          <table:table-cell office:value-type="percentage" office:value="0.8154731">
            <text:p>81.5%</text:p>
          </table:table-cell>
          <table:table-cell office:value-type="percentage" office:value="0.52782931">
            <text:p>52.8%</text:p>
          </table:table-cell>
          <table:table-cell office:value-type="percentage" office:value="0.46253213">
            <text:p>46.3%</text:p>
          </table:table-cell>
          <table:table-cell office:value-type="percentage" office:value="0.314647054533871">
            <text:p>31.5%</text:p>
          </table:table-cell>
          <table:table-cell office:value-type="percentage" office:value="0.28345209">
            <text:p>28.3%</text:p>
          </table:table-cell>
        </table:table-row>
        <table:table-row table:style-name="ro2">
          <table:table-cell office:value-type="float" office:value="36404">
            <text:p>Sep-99</text:p>
          </table:table-cell>
          <table:table-cell office:value-type="percentage" office:value="0.81128986">
            <text:p>81.1%</text:p>
          </table:table-cell>
          <table:table-cell office:value-type="percentage" office:value="0.52769338">
            <text:p>52.8%</text:p>
          </table:table-cell>
          <table:table-cell office:value-type="percentage" office:value="0.46092031">
            <text:p>46.1%</text:p>
          </table:table-cell>
          <table:table-cell office:value-type="percentage" office:value="0.323429621828556">
            <text:p>32.3%</text:p>
          </table:table-cell>
          <table:table-cell office:value-type="percentage" office:value="0.28032465">
            <text:p>28.0%</text:p>
          </table:table-cell>
        </table:table-row>
        <table:table-row table:style-name="ro2">
          <table:table-cell office:value-type="float" office:value="36434">
            <text:p>Oct-99</text:p>
          </table:table-cell>
          <table:table-cell office:value-type="percentage" office:value="0.81130517">
            <text:p>81.1%</text:p>
          </table:table-cell>
          <table:table-cell office:value-type="percentage" office:value="0.52387461">
            <text:p>52.4%</text:p>
          </table:table-cell>
          <table:table-cell office:value-type="percentage" office:value="0.45576458">
            <text:p>45.6%</text:p>
          </table:table-cell>
          <table:table-cell office:value-type="percentage" office:value="0.313526274122359">
            <text:p>31.4%</text:p>
          </table:table-cell>
          <table:table-cell office:value-type="percentage" office:value="0.28325329">
            <text:p>28.3%</text:p>
          </table:table-cell>
        </table:table-row>
        <table:table-row table:style-name="ro2">
          <table:table-cell office:value-type="float" office:value="36465">
            <text:p>Nov-99</text:p>
          </table:table-cell>
          <table:table-cell office:value-type="percentage" office:value="0.78781693">
            <text:p>78.8%</text:p>
          </table:table-cell>
          <table:table-cell office:value-type="percentage" office:value="0.52637791">
            <text:p>52.6%</text:p>
          </table:table-cell>
          <table:table-cell office:value-type="percentage" office:value="0.46565598">
            <text:p>46.6%</text:p>
          </table:table-cell>
          <table:table-cell office:value-type="percentage" office:value="0.321129708669693">
            <text:p>32.1%</text:p>
          </table:table-cell>
          <table:table-cell office:value-type="percentage" office:value="0.28231389">
            <text:p>28.2%</text:p>
          </table:table-cell>
        </table:table-row>
        <table:table-row table:style-name="ro2">
          <table:table-cell office:value-type="float" office:value="36495">
            <text:p>Dec-99</text:p>
          </table:table-cell>
          <table:table-cell office:value-type="percentage" office:value="0.80625468">
            <text:p>80.6%</text:p>
          </table:table-cell>
          <table:table-cell office:value-type="percentage" office:value="0.52251154">
            <text:p>52.3%</text:p>
          </table:table-cell>
          <table:table-cell office:value-type="percentage" office:value="0.44898879">
            <text:p>44.9%</text:p>
          </table:table-cell>
          <table:table-cell office:value-type="percentage" office:value="0.31930470914019">
            <text:p>31.9%</text:p>
          </table:table-cell>
          <table:table-cell office:value-type="percentage" office:value="0.28409159">
            <text:p>28.4%</text:p>
          </table:table-cell>
        </table:table-row>
        <table:table-row table:style-name="ro2">
          <table:table-cell office:value-type="float" office:value="36526">
            <text:p>Jan-00</text:p>
          </table:table-cell>
          <table:table-cell office:value-type="percentage" office:value="0.80656772">
            <text:p>80.7%</text:p>
          </table:table-cell>
          <table:table-cell office:value-type="percentage" office:value="0.51829952">
            <text:p>51.8%</text:p>
          </table:table-cell>
          <table:table-cell office:value-type="percentage" office:value="0.45801405">
            <text:p>45.8%</text:p>
          </table:table-cell>
          <table:table-cell office:value-type="percentage" office:value="0.311353665821532">
            <text:p>31.1%</text:p>
          </table:table-cell>
          <table:table-cell office:value-type="percentage" office:value="0.28217486">
            <text:p>28.2%</text:p>
          </table:table-cell>
        </table:table-row>
        <table:table-row table:style-name="ro2">
          <table:table-cell office:value-type="float" office:value="36557">
            <text:p>Feb-00</text:p>
          </table:table-cell>
          <table:table-cell office:value-type="percentage" office:value="0.79004787">
            <text:p>79.0%</text:p>
          </table:table-cell>
          <table:table-cell office:value-type="percentage" office:value="0.51715964">
            <text:p>51.7%</text:p>
          </table:table-cell>
          <table:table-cell office:value-type="percentage" office:value="0.46359981">
            <text:p>46.4%</text:p>
          </table:table-cell>
          <table:table-cell office:value-type="percentage" office:value="0.318813358985719">
            <text:p>31.9%</text:p>
          </table:table-cell>
          <table:table-cell office:value-type="percentage" office:value="0.28462796">
            <text:p>28.5%</text:p>
          </table:table-cell>
        </table:table-row>
        <table:table-row table:style-name="ro2">
          <table:table-cell office:value-type="float" office:value="36586">
            <text:p>Mar-00</text:p>
          </table:table-cell>
          <table:table-cell office:value-type="percentage" office:value="0.78878641">
            <text:p>78.9%</text:p>
          </table:table-cell>
          <table:table-cell office:value-type="percentage" office:value="0.52688033">
            <text:p>52.7%</text:p>
          </table:table-cell>
          <table:table-cell office:value-type="percentage" office:value="0.4588601">
            <text:p>45.9%</text:p>
          </table:table-cell>
          <table:table-cell office:value-type="percentage" office:value="0.319333288157768">
            <text:p>31.9%</text:p>
          </table:table-cell>
          <table:table-cell office:value-type="percentage" office:value="0.28291196">
            <text:p>28.3%</text:p>
          </table:table-cell>
        </table:table-row>
        <table:table-row table:style-name="ro2">
          <table:table-cell office:value-type="float" office:value="36617">
            <text:p>Apr-00</text:p>
          </table:table-cell>
          <table:table-cell office:value-type="percentage" office:value="0.79016768">
            <text:p>79.0%</text:p>
          </table:table-cell>
          <table:table-cell office:value-type="percentage" office:value="0.51927917">
            <text:p>51.9%</text:p>
          </table:table-cell>
          <table:table-cell office:value-type="percentage" office:value="0.4581675">
            <text:p>45.8%</text:p>
          </table:table-cell>
          <table:table-cell office:value-type="percentage" office:value="0.300419395689262">
            <text:p>30.0%</text:p>
          </table:table-cell>
          <table:table-cell office:value-type="percentage" office:value="0.28641759">
            <text:p>28.6%</text:p>
          </table:table-cell>
        </table:table-row>
        <table:table-row table:style-name="ro2">
          <table:table-cell office:value-type="float" office:value="36647">
            <text:p>May-00</text:p>
          </table:table-cell>
          <table:table-cell office:value-type="percentage" office:value="0.79725948">
            <text:p>79.7%</text:p>
          </table:table-cell>
          <table:table-cell office:value-type="percentage" office:value="0.52076836">
            <text:p>52.1%</text:p>
          </table:table-cell>
          <table:table-cell office:value-type="percentage" office:value="0.45659572">
            <text:p>45.7%</text:p>
          </table:table-cell>
          <table:table-cell office:value-type="percentage" office:value="0.317433494447151">
            <text:p>31.7%</text:p>
          </table:table-cell>
          <table:table-cell office:value-type="percentage" office:value="0.28008003">
            <text:p>28.0%</text:p>
          </table:table-cell>
        </table:table-row>
        <table:table-row table:style-name="ro2">
          <table:table-cell office:value-type="float" office:value="36678">
            <text:p>Jun-00</text:p>
          </table:table-cell>
          <table:table-cell office:value-type="percentage" office:value="0.7932681">
            <text:p>79.3%</text:p>
          </table:table-cell>
          <table:table-cell office:value-type="percentage" office:value="0.51851626">
            <text:p>51.9%</text:p>
          </table:table-cell>
          <table:table-cell office:value-type="percentage" office:value="0.44346132">
            <text:p>44.3%</text:p>
          </table:table-cell>
          <table:table-cell office:value-type="percentage" office:value="0.312558710686595">
            <text:p>31.3%</text:p>
          </table:table-cell>
          <table:table-cell office:value-type="percentage" office:value="0.28658787">
            <text:p>28.7%</text:p>
          </table:table-cell>
        </table:table-row>
        <table:table-row table:style-name="ro2">
          <table:table-cell office:value-type="float" office:value="36708">
            <text:p>Jul-00</text:p>
          </table:table-cell>
          <table:table-cell office:value-type="percentage" office:value="0.79490726">
            <text:p>79.5%</text:p>
          </table:table-cell>
          <table:table-cell office:value-type="percentage" office:value="0.52570455">
            <text:p>52.6%</text:p>
          </table:table-cell>
          <table:table-cell office:value-type="percentage" office:value="0.44477919">
            <text:p>44.5%</text:p>
          </table:table-cell>
          <table:table-cell office:value-type="percentage" office:value="0.322767795536634">
            <text:p>32.3%</text:p>
          </table:table-cell>
          <table:table-cell office:value-type="percentage" office:value="0.28397633">
            <text:p>28.4%</text:p>
          </table:table-cell>
        </table:table-row>
        <table:table-row table:style-name="ro2">
          <table:table-cell office:value-type="float" office:value="36739">
            <text:p>Aug-00</text:p>
          </table:table-cell>
          <table:table-cell office:value-type="percentage" office:value="0.79489024">
            <text:p>79.5%</text:p>
          </table:table-cell>
          <table:table-cell office:value-type="percentage" office:value="0.52574912">
            <text:p>52.6%</text:p>
          </table:table-cell>
          <table:table-cell office:value-type="percentage" office:value="0.44625671">
            <text:p>44.6%</text:p>
          </table:table-cell>
          <table:table-cell office:value-type="percentage" office:value="0.333411211464503">
            <text:p>33.3%</text:p>
          </table:table-cell>
          <table:table-cell office:value-type="percentage" office:value="0.28923977">
            <text:p>28.9%</text:p>
          </table:table-cell>
        </table:table-row>
        <table:table-row table:style-name="ro2">
          <table:table-cell office:value-type="float" office:value="36770">
            <text:p>Sep-00</text:p>
          </table:table-cell>
          <table:table-cell office:value-type="percentage" office:value="0.80190868">
            <text:p>80.2%</text:p>
          </table:table-cell>
          <table:table-cell office:value-type="percentage" office:value="0.52583485">
            <text:p>52.6%</text:p>
          </table:table-cell>
          <table:table-cell office:value-type="percentage" office:value="0.46010174">
            <text:p>46.0%</text:p>
          </table:table-cell>
          <table:table-cell office:value-type="percentage" office:value="0.314913146909857">
            <text:p>31.5%</text:p>
          </table:table-cell>
          <table:table-cell office:value-type="percentage" office:value="0.28509373">
            <text:p>28.5%</text:p>
          </table:table-cell>
        </table:table-row>
        <table:table-row table:style-name="ro2">
          <table:table-cell office:value-type="float" office:value="36800">
            <text:p>Oct-00</text:p>
          </table:table-cell>
          <table:table-cell office:value-type="percentage" office:value="0.78629914">
            <text:p>78.6%</text:p>
          </table:table-cell>
          <table:table-cell office:value-type="percentage" office:value="0.53117713">
            <text:p>53.1%</text:p>
          </table:table-cell>
          <table:table-cell office:value-type="percentage" office:value="0.45257443">
            <text:p>45.3%</text:p>
          </table:table-cell>
          <table:table-cell office:value-type="percentage" office:value="0.320350686980437">
            <text:p>32.0%</text:p>
          </table:table-cell>
          <table:table-cell office:value-type="percentage" office:value="0.2898121">
            <text:p>29.0%</text:p>
          </table:table-cell>
        </table:table-row>
        <table:table-row table:style-name="ro2">
          <table:table-cell office:value-type="float" office:value="36831">
            <text:p>Nov-00</text:p>
          </table:table-cell>
          <table:table-cell office:value-type="percentage" office:value="0.799189">
            <text:p>79.9%</text:p>
          </table:table-cell>
          <table:table-cell office:value-type="percentage" office:value="0.52491844">
            <text:p>52.5%</text:p>
          </table:table-cell>
          <table:table-cell office:value-type="percentage" office:value="0.46372886">
            <text:p>46.4%</text:p>
          </table:table-cell>
          <table:table-cell office:value-type="percentage" office:value="0.321340508651793">
            <text:p>32.1%</text:p>
          </table:table-cell>
          <table:table-cell office:value-type="percentage" office:value="0.28736853">
            <text:p>28.7%</text:p>
          </table:table-cell>
        </table:table-row>
        <table:table-row table:style-name="ro2">
          <table:table-cell office:value-type="float" office:value="36861">
            <text:p>Dec-00</text:p>
          </table:table-cell>
          <table:table-cell office:value-type="percentage" office:value="0.81693974">
            <text:p>81.7%</text:p>
          </table:table-cell>
          <table:table-cell office:value-type="percentage" office:value="0.52907038">
            <text:p>52.9%</text:p>
          </table:table-cell>
          <table:table-cell office:value-type="percentage" office:value="0.4638131">
            <text:p>46.4%</text:p>
          </table:table-cell>
          <table:table-cell office:value-type="percentage" office:value="0.314914040811505">
            <text:p>31.5%</text:p>
          </table:table-cell>
          <table:table-cell office:value-type="percentage" office:value="0.286351">
            <text:p>28.6%</text:p>
          </table:table-cell>
        </table:table-row>
        <table:table-row table:style-name="ro2">
          <table:table-cell office:value-type="float" office:value="36892">
            <text:p>Jan-01</text:p>
          </table:table-cell>
          <table:table-cell office:value-type="percentage" office:value="0.82287116">
            <text:p>82.3%</text:p>
          </table:table-cell>
          <table:table-cell office:value-type="percentage" office:value="0.52498725">
            <text:p>52.5%</text:p>
          </table:table-cell>
          <table:table-cell office:value-type="percentage" office:value="0.45484512">
            <text:p>45.5%</text:p>
          </table:table-cell>
          <table:table-cell office:value-type="percentage" office:value="0.327084539126389">
            <text:p>32.7%</text:p>
          </table:table-cell>
          <table:table-cell office:value-type="percentage" office:value="0.29061255">
            <text:p>29.1%</text:p>
          </table:table-cell>
        </table:table-row>
        <table:table-row table:style-name="ro2">
          <table:table-cell office:value-type="float" office:value="36923">
            <text:p>Feb-01</text:p>
          </table:table-cell>
          <table:table-cell office:value-type="percentage" office:value="0.80422967">
            <text:p>80.4%</text:p>
          </table:table-cell>
          <table:table-cell office:value-type="percentage" office:value="0.53347591">
            <text:p>53.3%</text:p>
          </table:table-cell>
          <table:table-cell office:value-type="percentage" office:value="0.45561556">
            <text:p>45.6%</text:p>
          </table:table-cell>
          <table:table-cell office:value-type="percentage" office:value="0.322741939969378">
            <text:p>32.3%</text:p>
          </table:table-cell>
          <table:table-cell office:value-type="percentage" office:value="0.28988751">
            <text:p>29.0%</text:p>
          </table:table-cell>
        </table:table-row>
        <table:table-row table:style-name="ro2">
          <table:table-cell office:value-type="float" office:value="36951">
            <text:p>Mar-01</text:p>
          </table:table-cell>
          <table:table-cell office:value-type="percentage" office:value="0.81229116">
            <text:p>81.2%</text:p>
          </table:table-cell>
          <table:table-cell office:value-type="percentage" office:value="0.52304573">
            <text:p>52.3%</text:p>
          </table:table-cell>
          <table:table-cell office:value-type="percentage" office:value="0.45383523">
            <text:p>45.4%</text:p>
          </table:table-cell>
          <table:table-cell office:value-type="percentage" office:value="0.31628408790895">
            <text:p>31.6%</text:p>
          </table:table-cell>
          <table:table-cell office:value-type="percentage" office:value="0.2932049">
            <text:p>29.3%</text:p>
          </table:table-cell>
        </table:table-row>
        <table:table-row table:style-name="ro2">
          <table:table-cell office:value-type="float" office:value="36982">
            <text:p>Apr-01</text:p>
          </table:table-cell>
          <table:table-cell office:value-type="percentage" office:value="0.80410921">
            <text:p>80.4%</text:p>
          </table:table-cell>
          <table:table-cell office:value-type="percentage" office:value="0.53200924">
            <text:p>53.2%</text:p>
          </table:table-cell>
          <table:table-cell office:value-type="percentage" office:value="0.46648387">
            <text:p>46.6%</text:p>
          </table:table-cell>
          <table:table-cell office:value-type="percentage" office:value="0.327659234632929">
            <text:p>32.8%</text:p>
          </table:table-cell>
          <table:table-cell office:value-type="percentage" office:value="0.29118068">
            <text:p>29.1%</text:p>
          </table:table-cell>
        </table:table-row>
        <table:table-row table:style-name="ro2">
          <table:table-cell office:value-type="float" office:value="37012">
            <text:p>May-01</text:p>
          </table:table-cell>
          <table:table-cell office:value-type="percentage" office:value="0.80275549">
            <text:p>80.3%</text:p>
          </table:table-cell>
          <table:table-cell office:value-type="percentage" office:value="0.52998528">
            <text:p>53.0%</text:p>
          </table:table-cell>
          <table:table-cell office:value-type="percentage" office:value="0.46254622">
            <text:p>46.3%</text:p>
          </table:table-cell>
          <table:table-cell office:value-type="percentage" office:value="0.318434113454356">
            <text:p>31.8%</text:p>
          </table:table-cell>
          <table:table-cell office:value-type="percentage" office:value="0.29566007">
            <text:p>29.6%</text:p>
          </table:table-cell>
        </table:table-row>
        <table:table-row table:style-name="ro2">
          <table:table-cell office:value-type="float" office:value="37043">
            <text:p>Jun-01</text:p>
          </table:table-cell>
          <table:table-cell office:value-type="percentage" office:value="0.79444929">
            <text:p>79.4%</text:p>
          </table:table-cell>
          <table:table-cell office:value-type="percentage" office:value="0.52934597">
            <text:p>52.9%</text:p>
          </table:table-cell>
          <table:table-cell office:value-type="percentage" office:value="0.46066327">
            <text:p>46.1%</text:p>
          </table:table-cell>
          <table:table-cell office:value-type="percentage" office:value="0.329104831574609">
            <text:p>32.9%</text:p>
          </table:table-cell>
          <table:table-cell office:value-type="percentage" office:value="0.29333762">
            <text:p>29.3%</text:p>
          </table:table-cell>
        </table:table-row>
        <table:table-row table:style-name="ro2">
          <table:table-cell office:value-type="float" office:value="37073">
            <text:p>Jul-01</text:p>
          </table:table-cell>
          <table:table-cell office:value-type="percentage" office:value="0.79838967">
            <text:p>79.8%</text:p>
          </table:table-cell>
          <table:table-cell office:value-type="percentage" office:value="0.52698978">
            <text:p>52.7%</text:p>
          </table:table-cell>
          <table:table-cell office:value-type="percentage" office:value="0.45769711">
            <text:p>45.8%</text:p>
          </table:table-cell>
          <table:table-cell office:value-type="percentage" office:value="0.335213534769997">
            <text:p>33.5%</text:p>
          </table:table-cell>
          <table:table-cell office:value-type="percentage" office:value="0.29753495">
            <text:p>29.8%</text:p>
          </table:table-cell>
        </table:table-row>
        <table:table-row table:style-name="ro2">
          <table:table-cell office:value-type="float" office:value="37104">
            <text:p>Aug-01</text:p>
          </table:table-cell>
          <table:table-cell office:value-type="percentage" office:value="0.80758658">
            <text:p>80.8%</text:p>
          </table:table-cell>
          <table:table-cell office:value-type="percentage" office:value="0.53043536">
            <text:p>53.0%</text:p>
          </table:table-cell>
          <table:table-cell office:value-type="percentage" office:value="0.46748957">
            <text:p>46.7%</text:p>
          </table:table-cell>
          <table:table-cell office:value-type="percentage" office:value="0.330891048267165">
            <text:p>33.1%</text:p>
          </table:table-cell>
          <table:table-cell office:value-type="percentage" office:value="0.29382666">
            <text:p>29.4%</text:p>
          </table:table-cell>
        </table:table-row>
        <table:table-row table:style-name="ro2">
          <table:table-cell office:value-type="float" office:value="37135">
            <text:p>Sep-01</text:p>
          </table:table-cell>
          <table:table-cell office:value-type="percentage" office:value="0.79853036">
            <text:p>79.9%</text:p>
          </table:table-cell>
          <table:table-cell office:value-type="percentage" office:value="0.53997367">
            <text:p>54.0%</text:p>
          </table:table-cell>
          <table:table-cell office:value-type="percentage" office:value="0.45893049">
            <text:p>45.9%</text:p>
          </table:table-cell>
          <table:table-cell office:value-type="percentage" office:value="0.327632476997663">
            <text:p>32.8%</text:p>
          </table:table-cell>
          <table:table-cell office:value-type="percentage" office:value="0.29662447">
            <text:p>29.7%</text:p>
          </table:table-cell>
        </table:table-row>
        <table:table-row table:style-name="ro2">
          <table:table-cell office:value-type="float" office:value="37165">
            <text:p>Oct-01</text:p>
          </table:table-cell>
          <table:table-cell office:value-type="percentage" office:value="0.79483572">
            <text:p>79.5%</text:p>
          </table:table-cell>
          <table:table-cell office:value-type="percentage" office:value="0.52985274">
            <text:p>53.0%</text:p>
          </table:table-cell>
          <table:table-cell office:value-type="percentage" office:value="0.46744741">
            <text:p>46.7%</text:p>
          </table:table-cell>
          <table:table-cell office:value-type="percentage" office:value="0.337502538715517">
            <text:p>33.8%</text:p>
          </table:table-cell>
          <table:table-cell office:value-type="percentage" office:value="0.2974432">
            <text:p>29.7%</text:p>
          </table:table-cell>
        </table:table-row>
        <table:table-row table:style-name="ro2">
          <table:table-cell office:value-type="float" office:value="37196">
            <text:p>Nov-01</text:p>
          </table:table-cell>
          <table:table-cell office:value-type="percentage" office:value="0.80751137">
            <text:p>80.8%</text:p>
          </table:table-cell>
          <table:table-cell office:value-type="percentage" office:value="0.53346701">
            <text:p>53.3%</text:p>
          </table:table-cell>
          <table:table-cell office:value-type="percentage" office:value="0.46659923">
            <text:p>46.7%</text:p>
          </table:table-cell>
          <table:table-cell office:value-type="percentage" office:value="0.332831399470692">
            <text:p>33.3%</text:p>
          </table:table-cell>
          <table:table-cell office:value-type="percentage" office:value="0.30004917">
            <text:p>30.0%</text:p>
          </table:table-cell>
        </table:table-row>
        <table:table-row table:style-name="ro2">
          <table:table-cell office:value-type="float" office:value="37226">
            <text:p>Dec-01</text:p>
          </table:table-cell>
          <table:table-cell office:value-type="percentage" office:value="0.80187303">
            <text:p>80.2%</text:p>
          </table:table-cell>
          <table:table-cell office:value-type="percentage" office:value="0.53624908">
            <text:p>53.6%</text:p>
          </table:table-cell>
          <table:table-cell office:value-type="percentage" office:value="0.46877507">
            <text:p>46.9%</text:p>
          </table:table-cell>
          <table:table-cell office:value-type="percentage" office:value="0.341999919611669">
            <text:p>34.2%</text:p>
          </table:table-cell>
          <table:table-cell office:value-type="percentage" office:value="0.30106258">
            <text:p>30.1%</text:p>
          </table:table-cell>
        </table:table-row>
        <table:table-row table:style-name="ro2">
          <table:table-cell office:value-type="float" office:value="37257">
            <text:p>Jan-02</text:p>
          </table:table-cell>
          <table:table-cell office:value-type="percentage" office:value="0.79467173">
            <text:p>79.5%</text:p>
          </table:table-cell>
          <table:table-cell office:value-type="percentage" office:value="0.53876378">
            <text:p>53.9%</text:p>
          </table:table-cell>
          <table:table-cell office:value-type="percentage" office:value="0.4712492">
            <text:p>47.1%</text:p>
          </table:table-cell>
          <table:table-cell office:value-type="percentage" office:value="0.337656980527079">
            <text:p>33.8%</text:p>
          </table:table-cell>
          <table:table-cell office:value-type="percentage" office:value="0.301859">
            <text:p>30.2%</text:p>
          </table:table-cell>
        </table:table-row>
        <table:table-row table:style-name="ro2">
          <table:table-cell office:value-type="float" office:value="37288">
            <text:p>Feb-02</text:p>
          </table:table-cell>
          <table:table-cell office:value-type="percentage" office:value="0.80551434">
            <text:p>80.6%</text:p>
          </table:table-cell>
          <table:table-cell office:value-type="percentage" office:value="0.53403198">
            <text:p>53.4%</text:p>
          </table:table-cell>
          <table:table-cell office:value-type="percentage" office:value="0.47917798">
            <text:p>47.9%</text:p>
          </table:table-cell>
          <table:table-cell office:value-type="percentage" office:value="0.321707124292984">
            <text:p>32.2%</text:p>
          </table:table-cell>
          <table:table-cell office:value-type="percentage" office:value="0.30081179">
            <text:p>30.1%</text:p>
          </table:table-cell>
        </table:table-row>
        <table:table-row table:style-name="ro2">
          <table:table-cell office:value-type="float" office:value="37316">
            <text:p>Mar-02</text:p>
          </table:table-cell>
          <table:table-cell office:value-type="percentage" office:value="0.80283515">
            <text:p>80.3%</text:p>
          </table:table-cell>
          <table:table-cell office:value-type="percentage" office:value="0.54254843">
            <text:p>54.3%</text:p>
          </table:table-cell>
          <table:table-cell office:value-type="percentage" office:value="0.47756313">
            <text:p>47.8%</text:p>
          </table:table-cell>
          <table:table-cell office:value-type="percentage" office:value="0.339749069791286">
            <text:p>34.0%</text:p>
          </table:table-cell>
          <table:table-cell office:value-type="percentage" office:value="0.30161742">
            <text:p>30.2%</text:p>
          </table:table-cell>
        </table:table-row>
        <table:table-row table:style-name="ro2">
          <table:table-cell office:value-type="float" office:value="37347">
            <text:p>Apr-02</text:p>
          </table:table-cell>
          <table:table-cell office:value-type="percentage" office:value="0.79868587">
            <text:p>79.9%</text:p>
          </table:table-cell>
          <table:table-cell office:value-type="percentage" office:value="0.53830492">
            <text:p>53.8%</text:p>
          </table:table-cell>
          <table:table-cell office:value-type="percentage" office:value="0.46634974">
            <text:p>46.6%</text:p>
          </table:table-cell>
          <table:table-cell office:value-type="percentage" office:value="0.333463348640206">
            <text:p>33.3%</text:p>
          </table:table-cell>
          <table:table-cell office:value-type="percentage" office:value="0.30076205">
            <text:p>30.1%</text:p>
          </table:table-cell>
        </table:table-row>
        <table:table-row table:style-name="ro2">
          <table:table-cell office:value-type="float" office:value="37377">
            <text:p>May-02</text:p>
          </table:table-cell>
          <table:table-cell office:value-type="percentage" office:value="0.80662144">
            <text:p>80.7%</text:p>
          </table:table-cell>
          <table:table-cell office:value-type="percentage" office:value="0.53739821">
            <text:p>53.7%</text:p>
          </table:table-cell>
          <table:table-cell office:value-type="percentage" office:value="0.47056001">
            <text:p>47.1%</text:p>
          </table:table-cell>
          <table:table-cell office:value-type="percentage" office:value="0.340698075788909">
            <text:p>34.1%</text:p>
          </table:table-cell>
          <table:table-cell office:value-type="percentage" office:value="0.30357558">
            <text:p>30.4%</text:p>
          </table:table-cell>
        </table:table-row>
        <table:table-row table:style-name="ro2">
          <table:table-cell office:value-type="float" office:value="37408">
            <text:p>Jun-02</text:p>
          </table:table-cell>
          <table:table-cell office:value-type="percentage" office:value="0.79334398">
            <text:p>79.3%</text:p>
          </table:table-cell>
          <table:table-cell office:value-type="percentage" office:value="0.53988342">
            <text:p>54.0%</text:p>
          </table:table-cell>
          <table:table-cell office:value-type="percentage" office:value="0.47254017">
            <text:p>47.3%</text:p>
          </table:table-cell>
          <table:table-cell office:value-type="percentage" office:value="0.336352274805735">
            <text:p>33.6%</text:p>
          </table:table-cell>
          <table:table-cell office:value-type="percentage" office:value="0.30801441">
            <text:p>30.8%</text:p>
          </table:table-cell>
        </table:table-row>
        <table:table-row table:style-name="ro2">
          <table:table-cell office:value-type="float" office:value="37438">
            <text:p>Jul-02</text:p>
          </table:table-cell>
          <table:table-cell office:value-type="percentage" office:value="0.8030036">
            <text:p>80.3%</text:p>
          </table:table-cell>
          <table:table-cell office:value-type="percentage" office:value="0.5434992">
            <text:p>54.3%</text:p>
          </table:table-cell>
          <table:table-cell office:value-type="percentage" office:value="0.48622698">
            <text:p>48.6%</text:p>
          </table:table-cell>
          <table:table-cell office:value-type="percentage" office:value="0.32956879851365">
            <text:p>33.0%</text:p>
          </table:table-cell>
          <table:table-cell office:value-type="percentage" office:value="0.30743969">
            <text:p>30.7%</text:p>
          </table:table-cell>
        </table:table-row>
        <table:table-row table:style-name="ro2">
          <table:table-cell office:value-type="float" office:value="37469">
            <text:p>Aug-02</text:p>
          </table:table-cell>
          <table:table-cell office:value-type="percentage" office:value="0.81293526">
            <text:p>81.3%</text:p>
          </table:table-cell>
          <table:table-cell office:value-type="percentage" office:value="0.54117385">
            <text:p>54.1%</text:p>
          </table:table-cell>
          <table:table-cell office:value-type="percentage" office:value="0.48267005">
            <text:p>48.3%</text:p>
          </table:table-cell>
          <table:table-cell office:value-type="percentage" office:value="0.326783004433159">
            <text:p>32.7%</text:p>
          </table:table-cell>
          <table:table-cell office:value-type="percentage" office:value="0.31311191">
            <text:p>31.3%</text:p>
          </table:table-cell>
        </table:table-row>
        <table:table-row table:style-name="ro2">
          <table:table-cell office:value-type="float" office:value="37500">
            <text:p>Sep-02</text:p>
          </table:table-cell>
          <table:table-cell office:value-type="percentage" office:value="0.79683884">
            <text:p>79.7%</text:p>
          </table:table-cell>
          <table:table-cell office:value-type="percentage" office:value="0.54130648">
            <text:p>54.1%</text:p>
          </table:table-cell>
          <table:table-cell office:value-type="percentage" office:value="0.47104495">
            <text:p>47.1%</text:p>
          </table:table-cell>
          <table:table-cell office:value-type="percentage" office:value="0.350406838635531">
            <text:p>35.0%</text:p>
          </table:table-cell>
          <table:table-cell office:value-type="percentage" office:value="0.3118166">
            <text:p>31.2%</text:p>
          </table:table-cell>
        </table:table-row>
        <table:table-row table:style-name="ro2">
          <table:table-cell office:value-type="float" office:value="37530">
            <text:p>Oct-02</text:p>
          </table:table-cell>
          <table:table-cell office:value-type="percentage" office:value="0.80111191">
            <text:p>80.1%</text:p>
          </table:table-cell>
          <table:table-cell office:value-type="percentage" office:value="0.54421071">
            <text:p>54.4%</text:p>
          </table:table-cell>
          <table:table-cell office:value-type="percentage" office:value="0.47995935">
            <text:p>48.0%</text:p>
          </table:table-cell>
          <table:table-cell office:value-type="percentage" office:value="0.354396334973027">
            <text:p>35.4%</text:p>
          </table:table-cell>
          <table:table-cell office:value-type="percentage" office:value="0.30888323">
            <text:p>30.9%</text:p>
          </table:table-cell>
        </table:table-row>
        <table:table-row table:style-name="ro2">
          <table:table-cell office:value-type="float" office:value="37561">
            <text:p>Nov-02</text:p>
          </table:table-cell>
          <table:table-cell office:value-type="percentage" office:value="0.79976335">
            <text:p>80.0%</text:p>
          </table:table-cell>
          <table:table-cell office:value-type="percentage" office:value="0.5415364">
            <text:p>54.2%</text:p>
          </table:table-cell>
          <table:table-cell office:value-type="percentage" office:value="0.47556682">
            <text:p>47.6%</text:p>
          </table:table-cell>
          <table:table-cell office:value-type="percentage" office:value="0.344408321134706">
            <text:p>34.4%</text:p>
          </table:table-cell>
          <table:table-cell office:value-type="percentage" office:value="0.31355558">
            <text:p>31.4%</text:p>
          </table:table-cell>
        </table:table-row>
        <table:table-row table:style-name="ro2">
          <table:table-cell office:value-type="float" office:value="37591">
            <text:p>Dec-02</text:p>
          </table:table-cell>
          <table:table-cell office:value-type="percentage" office:value="0.79659424">
            <text:p>79.7%</text:p>
          </table:table-cell>
          <table:table-cell office:value-type="percentage" office:value="0.54120418">
            <text:p>54.1%</text:p>
          </table:table-cell>
          <table:table-cell office:value-type="percentage" office:value="0.48596275">
            <text:p>48.6%</text:p>
          </table:table-cell>
          <table:table-cell office:value-type="percentage" office:value="0.342530126180819">
            <text:p>34.3%</text:p>
          </table:table-cell>
          <table:table-cell office:value-type="percentage" office:value="0.31344209">
            <text:p>31.3%</text:p>
          </table:table-cell>
        </table:table-row>
        <table:table-row table:style-name="ro2">
          <table:table-cell office:value-type="float" office:value="37622">
            <text:p>Jan-03</text:p>
          </table:table-cell>
          <table:table-cell office:value-type="percentage" office:value="0.79448801">
            <text:p>79.4%</text:p>
          </table:table-cell>
          <table:table-cell office:value-type="percentage" office:value="0.54140816">
            <text:p>54.1%</text:p>
          </table:table-cell>
          <table:table-cell office:value-type="percentage" office:value="0.47532942">
            <text:p>47.5%</text:p>
          </table:table-cell>
          <table:table-cell office:value-type="percentage" office:value="0.345436733185365">
            <text:p>34.5%</text:p>
          </table:table-cell>
          <table:table-cell office:value-type="percentage" office:value="0.31290389">
            <text:p>31.3%</text:p>
          </table:table-cell>
        </table:table-row>
        <table:table-row table:style-name="ro2">
          <table:table-cell office:value-type="float" office:value="37653">
            <text:p>Feb-03</text:p>
          </table:table-cell>
          <table:table-cell office:value-type="percentage" office:value="0.79874966">
            <text:p>79.9%</text:p>
          </table:table-cell>
          <table:table-cell office:value-type="percentage" office:value="0.54815061">
            <text:p>54.8%</text:p>
          </table:table-cell>
          <table:table-cell office:value-type="percentage" office:value="0.47802597">
            <text:p>47.8%</text:p>
          </table:table-cell>
          <table:table-cell office:value-type="percentage" office:value="0.345373126268759">
            <text:p>34.5%</text:p>
          </table:table-cell>
          <table:table-cell office:value-type="percentage" office:value="0.31139395">
            <text:p>31.1%</text:p>
          </table:table-cell>
        </table:table-row>
        <table:table-row table:style-name="ro2">
          <table:table-cell office:value-type="float" office:value="37681">
            <text:p>Mar-03</text:p>
          </table:table-cell>
          <table:table-cell office:value-type="percentage" office:value="0.79415276">
            <text:p>79.4%</text:p>
          </table:table-cell>
          <table:table-cell office:value-type="percentage" office:value="0.5413132">
            <text:p>54.1%</text:p>
          </table:table-cell>
          <table:table-cell office:value-type="percentage" office:value="0.48048185">
            <text:p>48.0%</text:p>
          </table:table-cell>
          <table:table-cell office:value-type="percentage" office:value="0.341787515334911">
            <text:p>34.2%</text:p>
          </table:table-cell>
          <table:table-cell office:value-type="percentage" office:value="0.31379295">
            <text:p>31.4%</text:p>
          </table:table-cell>
        </table:table-row>
        <table:table-row table:style-name="ro2">
          <table:table-cell office:value-type="float" office:value="37712">
            <text:p>Apr-03</text:p>
          </table:table-cell>
          <table:table-cell office:value-type="percentage" office:value="0.80068648">
            <text:p>80.1%</text:p>
          </table:table-cell>
          <table:table-cell office:value-type="percentage" office:value="0.53955182">
            <text:p>54.0%</text:p>
          </table:table-cell>
          <table:table-cell office:value-type="percentage" office:value="0.47648575">
            <text:p>47.6%</text:p>
          </table:table-cell>
          <table:table-cell office:value-type="percentage" office:value="0.347303990431618">
            <text:p>34.7%</text:p>
          </table:table-cell>
          <table:table-cell office:value-type="percentage" office:value="0.31698592">
            <text:p>31.7%</text:p>
          </table:table-cell>
        </table:table-row>
        <table:table-row table:style-name="ro2">
          <table:table-cell office:value-type="float" office:value="37742">
            <text:p>May-03</text:p>
          </table:table-cell>
          <table:table-cell office:value-type="percentage" office:value="0.80243843">
            <text:p>80.2%</text:p>
          </table:table-cell>
          <table:table-cell office:value-type="percentage" office:value="0.5358933">
            <text:p>53.6%</text:p>
          </table:table-cell>
          <table:table-cell office:value-type="percentage" office:value="0.48115065">
            <text:p>48.1%</text:p>
          </table:table-cell>
          <table:table-cell office:value-type="percentage" office:value="0.352987291992344">
            <text:p>35.3%</text:p>
          </table:table-cell>
          <table:table-cell office:value-type="percentage" office:value="0.31277505">
            <text:p>31.3%</text:p>
          </table:table-cell>
        </table:table-row>
        <table:table-row table:style-name="ro2">
          <table:table-cell office:value-type="float" office:value="37773">
            <text:p>Jun-03</text:p>
          </table:table-cell>
          <table:table-cell office:value-type="percentage" office:value="0.7951856">
            <text:p>79.5%</text:p>
          </table:table-cell>
          <table:table-cell office:value-type="percentage" office:value="0.54337873">
            <text:p>54.3%</text:p>
          </table:table-cell>
          <table:table-cell office:value-type="percentage" office:value="0.48331872">
            <text:p>48.3%</text:p>
          </table:table-cell>
          <table:table-cell office:value-type="percentage" office:value="0.344351353484999">
            <text:p>34.4%</text:p>
          </table:table-cell>
          <table:table-cell office:value-type="percentage" office:value="0.31430124">
            <text:p>31.4%</text:p>
          </table:table-cell>
        </table:table-row>
        <table:table-row table:style-name="ro2">
          <table:table-cell office:value-type="float" office:value="37803">
            <text:p>Jul-03</text:p>
          </table:table-cell>
          <table:table-cell office:value-type="percentage" office:value="0.79296616">
            <text:p>79.3%</text:p>
          </table:table-cell>
          <table:table-cell office:value-type="percentage" office:value="0.54490545">
            <text:p>54.5%</text:p>
          </table:table-cell>
          <table:table-cell office:value-type="percentage" office:value="0.4864807">
            <text:p>48.6%</text:p>
          </table:table-cell>
          <table:table-cell office:value-type="percentage" office:value="0.335775314385497">
            <text:p>33.6%</text:p>
          </table:table-cell>
          <table:table-cell office:value-type="percentage" office:value="0.31688211">
            <text:p>31.7%</text:p>
          </table:table-cell>
        </table:table-row>
        <table:table-row table:style-name="ro2">
          <table:table-cell office:value-type="float" office:value="37834">
            <text:p>Aug-03</text:p>
          </table:table-cell>
          <table:table-cell office:value-type="percentage" office:value="0.80001762">
            <text:p>80.0%</text:p>
          </table:table-cell>
          <table:table-cell office:value-type="percentage" office:value="0.54499117">
            <text:p>54.5%</text:p>
          </table:table-cell>
          <table:table-cell office:value-type="percentage" office:value="0.48617205">
            <text:p>48.6%</text:p>
          </table:table-cell>
          <table:table-cell office:value-type="percentage" office:value="0.35149749640182">
            <text:p>35.1%</text:p>
          </table:table-cell>
          <table:table-cell office:value-type="percentage" office:value="0.31048508">
            <text:p>31.0%</text:p>
          </table:table-cell>
        </table:table-row>
        <table:table-row table:style-name="ro2">
          <table:table-cell office:value-type="float" office:value="37865">
            <text:p>Sep-03</text:p>
          </table:table-cell>
          <table:table-cell office:value-type="percentage" office:value="0.79798188">
            <text:p>79.8%</text:p>
          </table:table-cell>
          <table:table-cell office:value-type="percentage" office:value="0.53815022">
            <text:p>53.8%</text:p>
          </table:table-cell>
          <table:table-cell office:value-type="percentage" office:value="0.47686275">
            <text:p>47.7%</text:p>
          </table:table-cell>
          <table:table-cell office:value-type="percentage" office:value="0.349646497168858">
            <text:p>35.0%</text:p>
          </table:table-cell>
          <table:table-cell office:value-type="percentage" office:value="0.31506834">
            <text:p>31.5%</text:p>
          </table:table-cell>
        </table:table-row>
        <table:table-row table:style-name="ro2">
          <table:table-cell office:value-type="float" office:value="37895">
            <text:p>Oct-03</text:p>
          </table:table-cell>
          <table:table-cell office:value-type="percentage" office:value="0.79990638">
            <text:p>80.0%</text:p>
          </table:table-cell>
          <table:table-cell office:value-type="percentage" office:value="0.54280619">
            <text:p>54.3%</text:p>
          </table:table-cell>
          <table:table-cell office:value-type="percentage" office:value="0.48119484">
            <text:p>48.1%</text:p>
          </table:table-cell>
          <table:table-cell office:value-type="percentage" office:value="0.353084653231308">
            <text:p>35.3%</text:p>
          </table:table-cell>
          <table:table-cell office:value-type="percentage" office:value="0.32010695">
            <text:p>32.0%</text:p>
          </table:table-cell>
        </table:table-row>
        <table:table-row table:style-name="ro2">
          <table:table-cell office:value-type="float" office:value="37926">
            <text:p>Nov-03</text:p>
          </table:table-cell>
          <table:table-cell office:value-type="percentage" office:value="0.80671401">
            <text:p>80.7%</text:p>
          </table:table-cell>
          <table:table-cell office:value-type="percentage" office:value="0.54277484">
            <text:p>54.3%</text:p>
          </table:table-cell>
          <table:table-cell office:value-type="percentage" office:value="0.48161691">
            <text:p>48.2%</text:p>
          </table:table-cell>
          <table:table-cell office:value-type="percentage" office:value="0.351140175259442">
            <text:p>35.1%</text:p>
          </table:table-cell>
          <table:table-cell office:value-type="percentage" office:value="0.316942">
            <text:p>31.7%</text:p>
          </table:table-cell>
        </table:table-row>
        <table:table-row table:style-name="ro2">
          <table:table-cell office:value-type="float" office:value="37956">
            <text:p>Dec-03</text:p>
          </table:table-cell>
          <table:table-cell office:value-type="percentage" office:value="0.79263302">
            <text:p>79.3%</text:p>
          </table:table-cell>
          <table:table-cell office:value-type="percentage" office:value="0.54595615">
            <text:p>54.6%</text:p>
          </table:table-cell>
          <table:table-cell office:value-type="percentage" office:value="0.48519242">
            <text:p>48.5%</text:p>
          </table:table-cell>
          <table:table-cell office:value-type="percentage" office:value="0.351648659868063">
            <text:p>35.2%</text:p>
          </table:table-cell>
          <table:table-cell office:value-type="percentage" office:value="0.31161044">
            <text:p>31.2%</text:p>
          </table:table-cell>
        </table:table-row>
        <table:table-row table:style-name="ro2">
          <table:table-cell office:value-type="float" office:value="37987">
            <text:p>Jan-04</text:p>
          </table:table-cell>
          <table:table-cell office:value-type="percentage" office:value="0.80617593">
            <text:p>80.6%</text:p>
          </table:table-cell>
          <table:table-cell office:value-type="percentage" office:value="0.55031986">
            <text:p>55.0%</text:p>
          </table:table-cell>
          <table:table-cell office:value-type="percentage" office:value="0.49157023">
            <text:p>49.2%</text:p>
          </table:table-cell>
          <table:table-cell office:value-type="percentage" office:value="0.351743413609693">
            <text:p>35.2%</text:p>
          </table:table-cell>
          <table:table-cell office:value-type="percentage" office:value="0.31377478">
            <text:p>31.4%</text:p>
          </table:table-cell>
        </table:table-row>
        <table:table-row table:style-name="ro2">
          <table:table-cell office:value-type="float" office:value="38018">
            <text:p>Feb-04</text:p>
          </table:table-cell>
          <table:table-cell office:value-type="percentage" office:value="0.81184403">
            <text:p>81.2%</text:p>
          </table:table-cell>
          <table:table-cell office:value-type="percentage" office:value="0.54372801">
            <text:p>54.4%</text:p>
          </table:table-cell>
          <table:table-cell office:value-type="percentage" office:value="0.48928225">
            <text:p>48.9%</text:p>
          </table:table-cell>
          <table:table-cell office:value-type="percentage" office:value="0.35092932737513">
            <text:p>35.1%</text:p>
          </table:table-cell>
          <table:table-cell office:value-type="percentage" office:value="0.31474739">
            <text:p>31.5%</text:p>
          </table:table-cell>
        </table:table-row>
        <table:table-row table:style-name="ro2">
          <table:table-cell office:value-type="float" office:value="38047">
            <text:p>Mar-04</text:p>
          </table:table-cell>
          <table:table-cell office:value-type="percentage" office:value="0.80383578">
            <text:p>80.4%</text:p>
          </table:table-cell>
          <table:table-cell office:value-type="percentage" office:value="0.54985525">
            <text:p>55.0%</text:p>
          </table:table-cell>
          <table:table-cell office:value-type="percentage" office:value="0.4909939">
            <text:p>49.1%</text:p>
          </table:table-cell>
          <table:table-cell office:value-type="percentage" office:value="0.352212421887285">
            <text:p>35.2%</text:p>
          </table:table-cell>
          <table:table-cell office:value-type="percentage" office:value="0.31602348">
            <text:p>31.6%</text:p>
          </table:table-cell>
        </table:table-row>
        <table:table-row table:style-name="ro2">
          <table:table-cell office:value-type="float" office:value="38078">
            <text:p>Apr-04</text:p>
          </table:table-cell>
          <table:table-cell office:value-type="percentage" office:value="0.80935433">
            <text:p>80.9%</text:p>
          </table:table-cell>
          <table:table-cell office:value-type="percentage" office:value="0.548998">
            <text:p>54.9%</text:p>
          </table:table-cell>
          <table:table-cell office:value-type="percentage" office:value="0.48715259">
            <text:p>48.7%</text:p>
          </table:table-cell>
          <table:table-cell office:value-type="percentage" office:value="0.359773575949325">
            <text:p>36.0%</text:p>
          </table:table-cell>
          <table:table-cell office:value-type="percentage" office:value="0.31377392">
            <text:p>31.4%</text:p>
          </table:table-cell>
        </table:table-row>
        <table:table-row table:style-name="ro2">
          <table:table-cell office:value-type="float" office:value="38108">
            <text:p>May-04</text:p>
          </table:table-cell>
          <table:table-cell office:value-type="percentage" office:value="0.79038176">
            <text:p>79.0%</text:p>
          </table:table-cell>
          <table:table-cell office:value-type="percentage" office:value="0.55203982">
            <text:p>55.2%</text:p>
          </table:table-cell>
          <table:table-cell office:value-type="percentage" office:value="0.49032182">
            <text:p>49.0%</text:p>
          </table:table-cell>
          <table:table-cell office:value-type="percentage" office:value="0.350314784325794">
            <text:p>35.0%</text:p>
          </table:table-cell>
          <table:table-cell office:value-type="percentage" office:value="0.32217263">
            <text:p>32.2%</text:p>
          </table:table-cell>
        </table:table-row>
        <table:table-row table:style-name="ro2">
          <table:table-cell office:value-type="float" office:value="38139">
            <text:p>Jun-04</text:p>
          </table:table-cell>
          <table:table-cell office:value-type="percentage" office:value="0.81321219">
            <text:p>81.3%</text:p>
          </table:table-cell>
          <table:table-cell office:value-type="percentage" office:value="0.55846789">
            <text:p>55.8%</text:p>
          </table:table-cell>
          <table:table-cell office:value-type="percentage" office:value="0.50029579">
            <text:p>50.0%</text:p>
          </table:table-cell>
          <table:table-cell office:value-type="percentage" office:value="0.352414112337933">
            <text:p>35.2%</text:p>
          </table:table-cell>
          <table:table-cell office:value-type="percentage" office:value="0.3144126">
            <text:p>31.4%</text:p>
          </table:table-cell>
        </table:table-row>
        <table:table-row table:style-name="ro2">
          <table:table-cell office:value-type="float" office:value="38169">
            <text:p>Jul-04</text:p>
          </table:table-cell>
          <table:table-cell office:value-type="percentage" office:value="0.81903483">
            <text:p>81.9%</text:p>
          </table:table-cell>
          <table:table-cell office:value-type="percentage" office:value="0.54854042">
            <text:p>54.9%</text:p>
          </table:table-cell>
          <table:table-cell office:value-type="percentage" office:value="0.48916265">
            <text:p>48.9%</text:p>
          </table:table-cell>
          <table:table-cell office:value-type="percentage" office:value="0.354145810551473">
            <text:p>35.4%</text:p>
          </table:table-cell>
          <table:table-cell office:value-type="percentage" office:value="0.31635515">
            <text:p>31.6%</text:p>
          </table:table-cell>
        </table:table-row>
        <table:table-row table:style-name="ro2">
          <table:table-cell office:value-type="float" office:value="38200">
            <text:p>Aug-04</text:p>
          </table:table-cell>
          <table:table-cell office:value-type="percentage" office:value="0.8013503">
            <text:p>80.1%</text:p>
          </table:table-cell>
          <table:table-cell office:value-type="percentage" office:value="0.55116867">
            <text:p>55.1%</text:p>
          </table:table-cell>
          <table:table-cell office:value-type="percentage" office:value="0.49351402">
            <text:p>49.4%</text:p>
          </table:table-cell>
          <table:table-cell office:value-type="percentage" office:value="0.350715973413379">
            <text:p>35.1%</text:p>
          </table:table-cell>
          <table:table-cell office:value-type="percentage" office:value="0.31672189">
            <text:p>31.7%</text:p>
          </table:table-cell>
        </table:table-row>
        <table:table-row table:style-name="ro2">
          <table:table-cell office:value-type="float" office:value="38231">
            <text:p>Sep-04</text:p>
          </table:table-cell>
          <table:table-cell office:value-type="percentage" office:value="0.79674444">
            <text:p>79.7%</text:p>
          </table:table-cell>
          <table:table-cell office:value-type="percentage" office:value="0.55516466">
            <text:p>55.5%</text:p>
          </table:table-cell>
          <table:table-cell office:value-type="percentage" office:value="0.50529733">
            <text:p>50.5%</text:p>
          </table:table-cell>
          <table:table-cell office:value-type="percentage" office:value="0.348493726843891">
            <text:p>34.8%</text:p>
          </table:table-cell>
          <table:table-cell office:value-type="percentage" office:value="0.31789072">
            <text:p>31.8%</text:p>
          </table:table-cell>
        </table:table-row>
        <table:table-row table:style-name="ro2">
          <table:table-cell office:value-type="float" office:value="38261">
            <text:p>Oct-04</text:p>
          </table:table-cell>
          <table:table-cell office:value-type="percentage" office:value="0.80099762">
            <text:p>80.1%</text:p>
          </table:table-cell>
          <table:table-cell office:value-type="percentage" office:value="0.55063392">
            <text:p>55.1%</text:p>
          </table:table-cell>
          <table:table-cell office:value-type="percentage" office:value="0.49712213">
            <text:p>49.7%</text:p>
          </table:table-cell>
          <table:table-cell office:value-type="percentage" office:value="0.348937127051085">
            <text:p>34.9%</text:p>
          </table:table-cell>
          <table:table-cell office:value-type="percentage" office:value="0.31174397">
            <text:p>31.2%</text:p>
          </table:table-cell>
        </table:table-row>
        <table:table-row table:style-name="ro2">
          <table:table-cell office:value-type="float" office:value="38292">
            <text:p>Nov-04</text:p>
          </table:table-cell>
          <table:table-cell office:value-type="percentage" office:value="0.80517323">
            <text:p>80.5%</text:p>
          </table:table-cell>
          <table:table-cell office:value-type="percentage" office:value="0.55433841">
            <text:p>55.4%</text:p>
          </table:table-cell>
          <table:table-cell office:value-type="percentage" office:value="0.4957035">
            <text:p>49.6%</text:p>
          </table:table-cell>
          <table:table-cell office:value-type="percentage" office:value="0.352755554236971">
            <text:p>35.3%</text:p>
          </table:table-cell>
          <table:table-cell office:value-type="percentage" office:value="0.30799464">
            <text:p>30.8%</text:p>
          </table:table-cell>
        </table:table-row>
        <table:table-row table:style-name="ro2">
          <table:table-cell office:value-type="float" office:value="38322">
            <text:p>Dec-04</text:p>
          </table:table-cell>
          <table:table-cell office:value-type="percentage" office:value="0.79912776">
            <text:p>79.9%</text:p>
          </table:table-cell>
          <table:table-cell office:value-type="percentage" office:value="0.55517907">
            <text:p>55.5%</text:p>
          </table:table-cell>
          <table:table-cell office:value-type="percentage" office:value="0.49440116">
            <text:p>49.4%</text:p>
          </table:table-cell>
          <table:table-cell office:value-type="percentage" office:value="0.34797145020786">
            <text:p>34.8%</text:p>
          </table:table-cell>
          <table:table-cell office:value-type="percentage" office:value="0.31525054">
            <text:p>31.5%</text:p>
          </table:table-cell>
        </table:table-row>
        <table:table-row table:style-name="ro2">
          <table:table-cell office:value-type="float" office:value="38353">
            <text:p>Jan-05</text:p>
          </table:table-cell>
          <table:table-cell office:value-type="percentage" office:value="0.79976285">
            <text:p>80.0%</text:p>
          </table:table-cell>
          <table:table-cell office:value-type="percentage" office:value="0.55115222">
            <text:p>55.1%</text:p>
          </table:table-cell>
          <table:table-cell office:value-type="percentage" office:value="0.48977516">
            <text:p>49.0%</text:p>
          </table:table-cell>
          <table:table-cell office:value-type="percentage" office:value="0.346653230169422">
            <text:p>34.7%</text:p>
          </table:table-cell>
          <table:table-cell office:value-type="percentage" office:value="0.31048086">
            <text:p>31.0%</text:p>
          </table:table-cell>
        </table:table-row>
        <table:table-row table:style-name="ro2">
          <table:table-cell office:value-type="float" office:value="38384">
            <text:p>Feb-05</text:p>
          </table:table-cell>
          <table:table-cell office:value-type="percentage" office:value="0.80547846">
            <text:p>80.5%</text:p>
          </table:table-cell>
          <table:table-cell office:value-type="percentage" office:value="0.55489572">
            <text:p>55.5%</text:p>
          </table:table-cell>
          <table:table-cell office:value-type="percentage" office:value="0.48136099">
            <text:p>48.1%</text:p>
          </table:table-cell>
          <table:table-cell office:value-type="percentage" office:value="0.349578976989605">
            <text:p>35.0%</text:p>
          </table:table-cell>
          <table:table-cell office:value-type="percentage" office:value="0.31408019">
            <text:p>31.4%</text:p>
          </table:table-cell>
        </table:table-row>
        <table:table-row table:style-name="ro2">
          <table:table-cell office:value-type="float" office:value="38412">
            <text:p>Mar-05</text:p>
          </table:table-cell>
          <table:table-cell office:value-type="percentage" office:value="0.79868166">
            <text:p>79.9%</text:p>
          </table:table-cell>
          <table:table-cell office:value-type="percentage" office:value="0.5540627">
            <text:p>55.4%</text:p>
          </table:table-cell>
          <table:table-cell office:value-type="percentage" office:value="0.48578821">
            <text:p>48.6%</text:p>
          </table:table-cell>
          <table:table-cell office:value-type="percentage" office:value="0.360968566710803">
            <text:p>36.1%</text:p>
          </table:table-cell>
          <table:table-cell office:value-type="percentage" office:value="0.31000898">
            <text:p>31.0%</text:p>
          </table:table-cell>
        </table:table-row>
        <table:table-row table:style-name="ro2">
          <table:table-cell office:value-type="float" office:value="38443">
            <text:p>Apr-05</text:p>
          </table:table-cell>
          <table:table-cell office:value-type="percentage" office:value="0.79729886">
            <text:p>79.7%</text:p>
          </table:table-cell>
          <table:table-cell office:value-type="percentage" office:value="0.55090907">
            <text:p>55.1%</text:p>
          </table:table-cell>
          <table:table-cell office:value-type="percentage" office:value="0.48678585">
            <text:p>48.7%</text:p>
          </table:table-cell>
          <table:table-cell office:value-type="percentage" office:value="0.342124133026495">
            <text:p>34.2%</text:p>
          </table:table-cell>
          <table:table-cell office:value-type="percentage" office:value="0.31279945">
            <text:p>31.3%</text:p>
          </table:table-cell>
        </table:table-row>
        <table:table-row table:style-name="ro2">
          <table:table-cell office:value-type="float" office:value="38473">
            <text:p>May-05</text:p>
          </table:table-cell>
          <table:table-cell office:value-type="percentage" office:value="0.80139573">
            <text:p>80.1%</text:p>
          </table:table-cell>
          <table:table-cell office:value-type="percentage" office:value="0.54732835">
            <text:p>54.7%</text:p>
          </table:table-cell>
          <table:table-cell office:value-type="percentage" office:value="0.48926264">
            <text:p>48.9%</text:p>
          </table:table-cell>
          <table:table-cell office:value-type="percentage" office:value="0.3545264683068">
            <text:p>35.5%</text:p>
          </table:table-cell>
          <table:table-cell office:value-type="percentage" office:value="0.30832466">
            <text:p>30.8%</text:p>
          </table:table-cell>
        </table:table-row>
        <table:table-row table:style-name="ro2">
          <table:table-cell office:value-type="float" office:value="38504">
            <text:p>Jun-05</text:p>
          </table:table-cell>
          <table:table-cell office:value-type="percentage" office:value="0.80817952">
            <text:p>80.8%</text:p>
          </table:table-cell>
          <table:table-cell office:value-type="percentage" office:value="0.54008313">
            <text:p>54.0%</text:p>
          </table:table-cell>
          <table:table-cell office:value-type="percentage" office:value="0.48959281">
            <text:p>49.0%</text:p>
          </table:table-cell>
          <table:table-cell office:value-type="percentage" office:value="0.354116871969025">
            <text:p>35.4%</text:p>
          </table:table-cell>
          <table:table-cell office:value-type="percentage" office:value="0.31349211">
            <text:p>31.3%</text:p>
          </table:table-cell>
        </table:table-row>
        <table:table-row table:style-name="ro2">
          <table:table-cell office:value-type="float" office:value="38534">
            <text:p>Jul-05</text:p>
          </table:table-cell>
          <table:table-cell office:value-type="percentage" office:value="0.79683525">
            <text:p>79.7%</text:p>
          </table:table-cell>
          <table:table-cell office:value-type="percentage" office:value="0.55523729">
            <text:p>55.5%</text:p>
          </table:table-cell>
          <table:table-cell office:value-type="percentage" office:value="0.490961">
            <text:p>49.1%</text:p>
          </table:table-cell>
          <table:table-cell office:value-type="percentage" office:value="0.34294456309007">
            <text:p>34.3%</text:p>
          </table:table-cell>
          <table:table-cell office:value-type="percentage" office:value="0.31802961">
            <text:p>31.8%</text:p>
          </table:table-cell>
        </table:table-row>
        <table:table-row table:style-name="ro2">
          <table:table-cell office:value-type="float" office:value="38565">
            <text:p>Aug-05</text:p>
          </table:table-cell>
          <table:table-cell office:value-type="percentage" office:value="0.78883245">
            <text:p>78.9%</text:p>
          </table:table-cell>
          <table:table-cell office:value-type="percentage" office:value="0.54751139">
            <text:p>54.8%</text:p>
          </table:table-cell>
          <table:table-cell office:value-type="percentage" office:value="0.48162288">
            <text:p>48.2%</text:p>
          </table:table-cell>
          <table:table-cell office:value-type="percentage" office:value="0.34755938312964">
            <text:p>34.8%</text:p>
          </table:table-cell>
          <table:table-cell office:value-type="percentage" office:value="0.31306512">
            <text:p>31.3%</text:p>
          </table:table-cell>
        </table:table-row>
        <table:table-row table:style-name="ro2">
          <table:table-cell office:value-type="float" office:value="38596">
            <text:p>Sep-05</text:p>
          </table:table-cell>
          <table:table-cell office:value-type="percentage" office:value="0.80603451">
            <text:p>80.6%</text:p>
          </table:table-cell>
          <table:table-cell office:value-type="percentage" office:value="0.55371557">
            <text:p>55.4%</text:p>
          </table:table-cell>
          <table:table-cell office:value-type="percentage" office:value="0.50391259">
            <text:p>50.4%</text:p>
          </table:table-cell>
          <table:table-cell office:value-type="percentage" office:value="0.352643513341718">
            <text:p>35.3%</text:p>
          </table:table-cell>
          <table:table-cell office:value-type="percentage" office:value="0.30719343">
            <text:p>30.7%</text:p>
          </table:table-cell>
        </table:table-row>
        <table:table-row table:style-name="ro2">
          <table:table-cell office:value-type="float" office:value="38626">
            <text:p>Oct-05</text:p>
          </table:table-cell>
          <table:table-cell office:value-type="percentage" office:value="0.82497144">
            <text:p>82.5%</text:p>
          </table:table-cell>
          <table:table-cell office:value-type="percentage" office:value="0.55387544">
            <text:p>55.4%</text:p>
          </table:table-cell>
          <table:table-cell office:value-type="percentage" office:value="0.48601393">
            <text:p>48.6%</text:p>
          </table:table-cell>
          <table:table-cell office:value-type="percentage" office:value="0.351233947874638">
            <text:p>35.1%</text:p>
          </table:table-cell>
          <table:table-cell office:value-type="percentage" office:value="0.30832207">
            <text:p>30.8%</text:p>
          </table:table-cell>
        </table:table-row>
        <table:table-row table:style-name="ro2">
          <table:table-cell office:value-type="float" office:value="38657">
            <text:p>Nov-05</text:p>
          </table:table-cell>
          <table:table-cell office:value-type="percentage" office:value="0.79114464">
            <text:p>79.1%</text:p>
          </table:table-cell>
          <table:table-cell office:value-type="percentage" office:value="0.54391361">
            <text:p>54.4%</text:p>
          </table:table-cell>
          <table:table-cell office:value-type="percentage" office:value="0.49281813">
            <text:p>49.3%</text:p>
          </table:table-cell>
          <table:table-cell office:value-type="percentage" office:value="0.3450656999258">
            <text:p>34.5%</text:p>
          </table:table-cell>
          <table:table-cell office:value-type="percentage" office:value="0.31096349">
            <text:p>31.1%</text:p>
          </table:table-cell>
        </table:table-row>
        <table:table-row table:style-name="ro2">
          <table:table-cell office:value-type="float" office:value="38687">
            <text:p>Dec-05</text:p>
          </table:table-cell>
          <table:table-cell office:value-type="percentage" office:value="0.79778477">
            <text:p>79.8%</text:p>
          </table:table-cell>
          <table:table-cell office:value-type="percentage" office:value="0.5406578">
            <text:p>54.1%</text:p>
          </table:table-cell>
          <table:table-cell office:value-type="percentage" office:value="0.47498409">
            <text:p>47.5%</text:p>
          </table:table-cell>
          <table:table-cell office:value-type="percentage" office:value="0.347956981838671">
            <text:p>34.8%</text:p>
          </table:table-cell>
          <table:table-cell office:value-type="percentage" office:value="0.30920455">
            <text:p>30.9%</text:p>
          </table:table-cell>
        </table:table-row>
        <table:table-row table:style-name="ro2">
          <table:table-cell office:value-type="float" office:value="38718">
            <text:p>Jan-06</text:p>
          </table:table-cell>
          <table:table-cell office:value-type="percentage" office:value="0.80086385">
            <text:p>80.1%</text:p>
          </table:table-cell>
          <table:table-cell office:value-type="percentage" office:value="0.55252423">
            <text:p>55.3%</text:p>
          </table:table-cell>
          <table:table-cell office:value-type="percentage" office:value="0.50137779">
            <text:p>50.1%</text:p>
          </table:table-cell>
          <table:table-cell office:value-type="percentage" office:value="0.347428659989076">
            <text:p>34.7%</text:p>
          </table:table-cell>
          <table:table-cell office:value-type="percentage" office:value="0.30979623">
            <text:p>31.0%</text:p>
          </table:table-cell>
        </table:table-row>
        <table:table-row table:style-name="ro2">
          <table:table-cell office:value-type="float" office:value="38749">
            <text:p>Feb-06</text:p>
          </table:table-cell>
          <table:table-cell office:value-type="percentage" office:value="0.79440162">
            <text:p>79.4%</text:p>
          </table:table-cell>
          <table:table-cell office:value-type="percentage" office:value="0.55314428">
            <text:p>55.3%</text:p>
          </table:table-cell>
          <table:table-cell office:value-type="percentage" office:value="0.49063835">
            <text:p>49.1%</text:p>
          </table:table-cell>
          <table:table-cell office:value-type="percentage" office:value="0.341234976555338">
            <text:p>34.1%</text:p>
          </table:table-cell>
          <table:table-cell office:value-type="percentage" office:value="0.30883872">
            <text:p>30.9%</text:p>
          </table:table-cell>
        </table:table-row>
        <table:table-row table:style-name="ro2">
          <table:table-cell office:value-type="float" office:value="38777">
            <text:p>Mar-06</text:p>
          </table:table-cell>
          <table:table-cell office:value-type="percentage" office:value="0.79132493">
            <text:p>79.1%</text:p>
          </table:table-cell>
          <table:table-cell office:value-type="percentage" office:value="0.55145944">
            <text:p>55.1%</text:p>
          </table:table-cell>
          <table:table-cell office:value-type="percentage" office:value="0.48414104">
            <text:p>48.4%</text:p>
          </table:table-cell>
          <table:table-cell office:value-type="percentage" office:value="0.344845492407353">
            <text:p>34.5%</text:p>
          </table:table-cell>
          <table:table-cell office:value-type="percentage" office:value="0.31153676">
            <text:p>31.2%</text:p>
          </table:table-cell>
        </table:table-row>
        <table:table-row table:style-name="ro2">
          <table:table-cell office:value-type="float" office:value="38808">
            <text:p>Apr-06</text:p>
          </table:table-cell>
          <table:table-cell office:value-type="percentage" office:value="0.79892655">
            <text:p>79.9%</text:p>
          </table:table-cell>
          <table:table-cell office:value-type="percentage" office:value="0.55102358">
            <text:p>55.1%</text:p>
          </table:table-cell>
          <table:table-cell office:value-type="percentage" office:value="0.47725464">
            <text:p>47.7%</text:p>
          </table:table-cell>
          <table:table-cell office:value-type="percentage" office:value="0.347204308103368">
            <text:p>34.7%</text:p>
          </table:table-cell>
          <table:table-cell office:value-type="percentage" office:value="0.30959185">
            <text:p>31.0%</text:p>
          </table:table-cell>
        </table:table-row>
        <table:table-row table:style-name="ro2">
          <table:table-cell office:value-type="float" office:value="38838">
            <text:p>May-06</text:p>
          </table:table-cell>
          <table:table-cell office:value-type="percentage" office:value="0.79514036">
            <text:p>79.5%</text:p>
          </table:table-cell>
          <table:table-cell office:value-type="percentage" office:value="0.54756175">
            <text:p>54.8%</text:p>
          </table:table-cell>
          <table:table-cell office:value-type="percentage" office:value="0.49248373">
            <text:p>49.2%</text:p>
          </table:table-cell>
          <table:table-cell office:value-type="percentage" office:value="0.34574450137886">
            <text:p>34.6%</text:p>
          </table:table-cell>
          <table:table-cell office:value-type="percentage" office:value="0.31267763">
            <text:p>31.3%</text:p>
          </table:table-cell>
        </table:table-row>
        <table:table-row table:style-name="ro2">
          <table:table-cell office:value-type="float" office:value="38869">
            <text:p>Jun-06</text:p>
          </table:table-cell>
          <table:table-cell office:value-type="percentage" office:value="0.79562314">
            <text:p>79.6%</text:p>
          </table:table-cell>
          <table:table-cell office:value-type="percentage" office:value="0.55049406">
            <text:p>55.0%</text:p>
          </table:table-cell>
          <table:table-cell office:value-type="percentage" office:value="0.48533949">
            <text:p>48.5%</text:p>
          </table:table-cell>
          <table:table-cell office:value-type="percentage" office:value="0.348211465159706">
            <text:p>34.8%</text:p>
          </table:table-cell>
          <table:table-cell office:value-type="percentage" office:value="0.30876465">
            <text:p>30.9%</text:p>
          </table:table-cell>
        </table:table-row>
        <table:table-row table:style-name="ro2">
          <table:table-cell office:value-type="float" office:value="38899">
            <text:p>Jul-06</text:p>
          </table:table-cell>
          <table:table-cell office:value-type="percentage" office:value="0.78880606">
            <text:p>78.9%</text:p>
          </table:table-cell>
          <table:table-cell office:value-type="percentage" office:value="0.54398608">
            <text:p>54.4%</text:p>
          </table:table-cell>
          <table:table-cell office:value-type="percentage" office:value="0.48884925">
            <text:p>48.9%</text:p>
          </table:table-cell>
          <table:table-cell office:value-type="percentage" office:value="0.344825927131642">
            <text:p>34.5%</text:p>
          </table:table-cell>
          <table:table-cell office:value-type="percentage" office:value="0.30481827">
            <text:p>30.5%</text:p>
          </table:table-cell>
        </table:table-row>
        <table:table-row table:style-name="ro2">
          <table:table-cell office:value-type="float" office:value="38930">
            <text:p>Aug-06</text:p>
          </table:table-cell>
          <table:table-cell office:value-type="percentage" office:value="0.79200809">
            <text:p>79.2%</text:p>
          </table:table-cell>
          <table:table-cell office:value-type="percentage" office:value="0.55034263">
            <text:p>55.0%</text:p>
          </table:table-cell>
          <table:table-cell office:value-type="percentage" office:value="0.4912367">
            <text:p>49.1%</text:p>
          </table:table-cell>
          <table:table-cell office:value-type="percentage" office:value="0.348023751578877">
            <text:p>34.8%</text:p>
          </table:table-cell>
          <table:table-cell office:value-type="percentage" office:value="0.30926794">
            <text:p>30.9%</text:p>
          </table:table-cell>
        </table:table-row>
        <table:table-row table:style-name="ro2">
          <table:table-cell office:value-type="float" office:value="38961">
            <text:p>Sep-06</text:p>
          </table:table-cell>
          <table:table-cell office:value-type="percentage" office:value="0.80181859">
            <text:p>80.2%</text:p>
          </table:table-cell>
          <table:table-cell office:value-type="percentage" office:value="0.54811038">
            <text:p>54.8%</text:p>
          </table:table-cell>
          <table:table-cell office:value-type="percentage" office:value="0.47627131">
            <text:p>47.6%</text:p>
          </table:table-cell>
          <table:table-cell office:value-type="percentage" office:value="0.332570257013849">
            <text:p>33.3%</text:p>
          </table:table-cell>
          <table:table-cell office:value-type="percentage" office:value="0.30816679">
            <text:p>30.8%</text:p>
          </table:table-cell>
        </table:table-row>
        <table:table-row table:style-name="ro2">
          <table:table-cell office:value-type="float" office:value="38991">
            <text:p>Oct-06</text:p>
          </table:table-cell>
          <table:table-cell office:value-type="percentage" office:value="0.80985036">
            <text:p>81.0%</text:p>
          </table:table-cell>
          <table:table-cell office:value-type="percentage" office:value="0.54447164">
            <text:p>54.4%</text:p>
          </table:table-cell>
          <table:table-cell office:value-type="percentage" office:value="0.47367411">
            <text:p>47.4%</text:p>
          </table:table-cell>
          <table:table-cell office:value-type="percentage" office:value="0.332062029605926">
            <text:p>33.2%</text:p>
          </table:table-cell>
          <table:table-cell office:value-type="percentage" office:value="0.30765415">
            <text:p>30.8%</text:p>
          </table:table-cell>
        </table:table-row>
        <table:table-row table:style-name="ro2">
          <table:table-cell office:value-type="float" office:value="39022">
            <text:p>Nov-06</text:p>
          </table:table-cell>
          <table:table-cell office:value-type="percentage" office:value="0.80820774">
            <text:p>80.8%</text:p>
          </table:table-cell>
          <table:table-cell office:value-type="percentage" office:value="0.54911392">
            <text:p>54.9%</text:p>
          </table:table-cell>
          <table:table-cell office:value-type="percentage" office:value="0.48405184">
            <text:p>48.4%</text:p>
          </table:table-cell>
          <table:table-cell office:value-type="percentage" office:value="0.336756995754511">
            <text:p>33.7%</text:p>
          </table:table-cell>
          <table:table-cell office:value-type="percentage" office:value="0.3095851">
            <text:p>31.0%</text:p>
          </table:table-cell>
        </table:table-row>
        <table:table-row table:style-name="ro2">
          <table:table-cell office:value-type="float" office:value="39052">
            <text:p>Dec-06</text:p>
          </table:table-cell>
          <table:table-cell office:value-type="percentage" office:value="0.80004414">
            <text:p>80.0%</text:p>
          </table:table-cell>
          <table:table-cell office:value-type="percentage" office:value="0.55462058">
            <text:p>55.5%</text:p>
          </table:table-cell>
          <table:table-cell office:value-type="percentage" office:value="0.48501376">
            <text:p>48.5%</text:p>
          </table:table-cell>
          <table:table-cell office:value-type="percentage" office:value="0.340536285544025">
            <text:p>34.1%</text:p>
          </table:table-cell>
          <table:table-cell office:value-type="percentage" office:value="0.31218677">
            <text:p>31.2%</text:p>
          </table:table-cell>
        </table:table-row>
        <table:table-row table:style-name="ro2">
          <table:table-cell office:value-type="float" office:value="39083">
            <text:p>Jan-07</text:p>
          </table:table-cell>
          <table:table-cell office:value-type="percentage" office:value="0.78621236">
            <text:p>78.6%</text:p>
          </table:table-cell>
          <table:table-cell office:value-type="percentage" office:value="0.55379392">
            <text:p>55.4%</text:p>
          </table:table-cell>
          <table:table-cell office:value-type="percentage" office:value="0.49126734">
            <text:p>49.1%</text:p>
          </table:table-cell>
          <table:table-cell office:value-type="percentage" office:value="0.345967206000762">
            <text:p>34.6%</text:p>
          </table:table-cell>
          <table:table-cell office:value-type="percentage" office:value="0.31149677">
            <text:p>31.1%</text:p>
          </table:table-cell>
        </table:table-row>
        <table:table-row table:style-name="ro2">
          <table:table-cell office:value-type="float" office:value="39114">
            <text:p>Feb-07</text:p>
          </table:table-cell>
          <table:table-cell office:value-type="percentage" office:value="0.78315232">
            <text:p>78.3%</text:p>
          </table:table-cell>
          <table:table-cell office:value-type="percentage" office:value="0.54972117">
            <text:p>55.0%</text:p>
          </table:table-cell>
          <table:table-cell office:value-type="percentage" office:value="0.4908026">
            <text:p>49.1%</text:p>
          </table:table-cell>
          <table:table-cell office:value-type="percentage" office:value="0.33958464492353">
            <text:p>34.0%</text:p>
          </table:table-cell>
          <table:table-cell office:value-type="percentage" office:value="0.30967983">
            <text:p>31.0%</text:p>
          </table:table-cell>
        </table:table-row>
        <table:table-row table:style-name="ro2">
          <table:table-cell office:value-type="float" office:value="39142">
            <text:p>Mar-07</text:p>
          </table:table-cell>
          <table:table-cell office:value-type="percentage" office:value="0.79619016">
            <text:p>79.6%</text:p>
          </table:table-cell>
          <table:table-cell office:value-type="percentage" office:value="0.54864292">
            <text:p>54.9%</text:p>
          </table:table-cell>
          <table:table-cell office:value-type="percentage" office:value="0.4816652">
            <text:p>48.2%</text:p>
          </table:table-cell>
          <table:table-cell office:value-type="percentage" office:value="0.326398586479953">
            <text:p>32.6%</text:p>
          </table:table-cell>
          <table:table-cell office:value-type="percentage" office:value="0.3121149">
            <text:p>31.2%</text:p>
          </table:table-cell>
        </table:table-row>
        <table:table-row table:style-name="ro2">
          <table:table-cell office:value-type="float" office:value="39173">
            <text:p>Apr-07</text:p>
          </table:table-cell>
          <table:table-cell office:value-type="percentage" office:value="0.79792487">
            <text:p>79.8%</text:p>
          </table:table-cell>
          <table:table-cell office:value-type="percentage" office:value="0.54687993">
            <text:p>54.7%</text:p>
          </table:table-cell>
          <table:table-cell office:value-type="percentage" office:value="0.48590326">
            <text:p>48.6%</text:p>
          </table:table-cell>
          <table:table-cell office:value-type="percentage" office:value="0.355123817376298">
            <text:p>35.5%</text:p>
          </table:table-cell>
          <table:table-cell office:value-type="percentage" office:value="0.31119134">
            <text:p>31.1%</text:p>
          </table:table-cell>
        </table:table-row>
        <table:table-row table:style-name="ro2">
          <table:table-cell office:value-type="float" office:value="39203">
            <text:p>May-07</text:p>
          </table:table-cell>
          <table:table-cell office:value-type="percentage" office:value="0.79983666">
            <text:p>80.0%</text:p>
          </table:table-cell>
          <table:table-cell office:value-type="percentage" office:value="0.55279741">
            <text:p>55.3%</text:p>
          </table:table-cell>
          <table:table-cell office:value-type="percentage" office:value="0.48705952">
            <text:p>48.7%</text:p>
          </table:table-cell>
          <table:table-cell office:value-type="percentage" office:value="0.33376358044309">
            <text:p>33.4%</text:p>
          </table:table-cell>
          <table:table-cell office:value-type="percentage" office:value="0.30757715">
            <text:p>30.8%</text:p>
          </table:table-cell>
        </table:table-row>
        <table:table-row table:style-name="ro2">
          <table:table-cell office:value-type="float" office:value="39234">
            <text:p>Jun-07</text:p>
          </table:table-cell>
          <table:table-cell office:value-type="percentage" office:value="0.80374166">
            <text:p>80.4%</text:p>
          </table:table-cell>
          <table:table-cell office:value-type="percentage" office:value="0.55112252">
            <text:p>55.1%</text:p>
          </table:table-cell>
          <table:table-cell office:value-type="percentage" office:value="0.48564795">
            <text:p>48.6%</text:p>
          </table:table-cell>
          <table:table-cell office:value-type="percentage" office:value="0.334257828507943">
            <text:p>33.4%</text:p>
          </table:table-cell>
          <table:table-cell office:value-type="percentage" office:value="0.31232158">
            <text:p>31.2%</text:p>
          </table:table-cell>
        </table:table-row>
        <table:table-row table:style-name="ro2">
          <table:table-cell office:value-type="float" office:value="39264">
            <text:p>Jul-07</text:p>
          </table:table-cell>
          <table:table-cell office:value-type="percentage" office:value="0.79523646">
            <text:p>79.5%</text:p>
          </table:table-cell>
          <table:table-cell office:value-type="percentage" office:value="0.56050051">
            <text:p>56.1%</text:p>
          </table:table-cell>
          <table:table-cell office:value-type="percentage" office:value="0.48478326">
            <text:p>48.5%</text:p>
          </table:table-cell>
          <table:table-cell office:value-type="percentage" office:value="0.352299593297361">
            <text:p>35.2%</text:p>
          </table:table-cell>
          <table:table-cell office:value-type="percentage" office:value="0.31116451">
            <text:p>31.1%</text:p>
          </table:table-cell>
        </table:table-row>
        <table:table-row table:style-name="ro2">
          <table:table-cell office:value-type="float" office:value="39295">
            <text:p>Aug-07</text:p>
          </table:table-cell>
          <table:table-cell office:value-type="percentage" office:value="0.81284791">
            <text:p>81.3%</text:p>
          </table:table-cell>
          <table:table-cell office:value-type="percentage" office:value="0.55445889">
            <text:p>55.4%</text:p>
          </table:table-cell>
          <table:table-cell office:value-type="percentage" office:value="0.48733265">
            <text:p>48.7%</text:p>
          </table:table-cell>
          <table:table-cell office:value-type="percentage" office:value="0.329724486873537">
            <text:p>33.0%</text:p>
          </table:table-cell>
          <table:table-cell office:value-type="percentage" office:value="0.31127342">
            <text:p>31.1%</text:p>
          </table:table-cell>
        </table:table-row>
        <table:table-row table:style-name="ro2">
          <table:table-cell office:value-type="float" office:value="39326">
            <text:p>Sep-07</text:p>
          </table:table-cell>
          <table:table-cell office:value-type="percentage" office:value="0.80898186">
            <text:p>80.9%</text:p>
          </table:table-cell>
          <table:table-cell office:value-type="percentage" office:value="0.55588604">
            <text:p>55.6%</text:p>
          </table:table-cell>
          <table:table-cell office:value-type="percentage" office:value="0.48417519">
            <text:p>48.4%</text:p>
          </table:table-cell>
          <table:table-cell office:value-type="percentage" office:value="0.341464103633954">
            <text:p>34.1%</text:p>
          </table:table-cell>
          <table:table-cell office:value-type="percentage" office:value="0.31280747">
            <text:p>31.3%</text:p>
          </table:table-cell>
        </table:table-row>
        <table:table-row table:style-name="ro2">
          <table:table-cell office:value-type="float" office:value="39356">
            <text:p>Oct-07</text:p>
          </table:table-cell>
          <table:table-cell office:value-type="percentage" office:value="0.80188963">
            <text:p>80.2%</text:p>
          </table:table-cell>
          <table:table-cell office:value-type="percentage" office:value="0.56018583">
            <text:p>56.0%</text:p>
          </table:table-cell>
          <table:table-cell office:value-type="percentage" office:value="0.49114765">
            <text:p>49.1%</text:p>
          </table:table-cell>
          <table:table-cell office:value-type="percentage" office:value="0.336413770848465">
            <text:p>33.6%</text:p>
          </table:table-cell>
          <table:table-cell office:value-type="percentage" office:value="0.31556681">
            <text:p>31.6%</text:p>
          </table:table-cell>
        </table:table-row>
        <table:table-row table:style-name="ro2">
          <table:table-cell office:value-type="float" office:value="39387">
            <text:p>Nov-07</text:p>
          </table:table-cell>
          <table:table-cell office:value-type="percentage" office:value="0.81238653">
            <text:p>81.2%</text:p>
          </table:table-cell>
          <table:table-cell office:value-type="percentage" office:value="0.55386535">
            <text:p>55.4%</text:p>
          </table:table-cell>
          <table:table-cell office:value-type="percentage" office:value="0.49101641">
            <text:p>49.1%</text:p>
          </table:table-cell>
          <table:table-cell office:value-type="percentage" office:value="0.341829799582561">
            <text:p>34.2%</text:p>
          </table:table-cell>
          <table:table-cell office:value-type="percentage" office:value="0.31635227">
            <text:p>31.6%</text:p>
          </table:table-cell>
        </table:table-row>
        <table:table-row table:style-name="ro2">
          <table:table-cell office:value-type="float" office:value="39417">
            <text:p>Dec-07</text:p>
          </table:table-cell>
          <table:table-cell office:value-type="percentage" office:value="0.80456066">
            <text:p>80.5%</text:p>
          </table:table-cell>
          <table:table-cell office:value-type="percentage" office:value="0.55390652">
            <text:p>55.4%</text:p>
          </table:table-cell>
          <table:table-cell office:value-type="percentage" office:value="0.4883848">
            <text:p>48.8%</text:p>
          </table:table-cell>
          <table:table-cell office:value-type="percentage" office:value="0.337560609666736">
            <text:p>33.8%</text:p>
          </table:table-cell>
          <table:table-cell office:value-type="percentage" office:value="0.31204623">
            <text:p>31.2%</text:p>
          </table:table-cell>
        </table:table-row>
        <table:table-row table:style-name="ro2">
          <table:table-cell office:value-type="float" office:value="39448">
            <text:p>Jan-08</text:p>
          </table:table-cell>
          <table:table-cell office:value-type="percentage" office:value="0.79975946">
            <text:p>80.0%</text:p>
          </table:table-cell>
          <table:table-cell office:value-type="percentage" office:value="0.55713562">
            <text:p>55.7%</text:p>
          </table:table-cell>
          <table:table-cell office:value-type="percentage" office:value="0.4890355">
            <text:p>48.9%</text:p>
          </table:table-cell>
          <table:table-cell office:value-type="percentage" office:value="0.332784974516713">
            <text:p>33.3%</text:p>
          </table:table-cell>
          <table:table-cell office:value-type="percentage" office:value="0.31331636">
            <text:p>31.3%</text:p>
          </table:table-cell>
        </table:table-row>
        <table:table-row table:style-name="ro2">
          <table:table-cell office:value-type="float" office:value="39479">
            <text:p>Feb-08</text:p>
          </table:table-cell>
          <table:table-cell office:value-type="percentage" office:value="0.80965583">
            <text:p>81.0%</text:p>
          </table:table-cell>
          <table:table-cell office:value-type="percentage" office:value="0.55837048">
            <text:p>55.8%</text:p>
          </table:table-cell>
          <table:table-cell office:value-type="percentage" office:value="0.48991734">
            <text:p>49.0%</text:p>
          </table:table-cell>
          <table:table-cell office:value-type="percentage" office:value="0.341083774227516">
            <text:p>34.1%</text:p>
          </table:table-cell>
          <table:table-cell office:value-type="percentage" office:value="0.31131577">
            <text:p>31.1%</text:p>
          </table:table-cell>
        </table:table-row>
        <table:table-row table:style-name="ro2">
          <table:table-cell office:value-type="float" office:value="39508">
            <text:p>Mar-08</text:p>
          </table:table-cell>
          <table:table-cell office:value-type="percentage" office:value="0.8160891">
            <text:p>81.6%</text:p>
          </table:table-cell>
          <table:table-cell office:value-type="percentage" office:value="0.55936642">
            <text:p>55.9%</text:p>
          </table:table-cell>
          <table:table-cell office:value-type="percentage" office:value="0.49197859">
            <text:p>49.2%</text:p>
          </table:table-cell>
          <table:table-cell office:value-type="percentage" office:value="0.341574449540586">
            <text:p>34.2%</text:p>
          </table:table-cell>
          <table:table-cell office:value-type="percentage" office:value="0.31016856">
            <text:p>31.0%</text:p>
          </table:table-cell>
        </table:table-row>
        <table:table-row table:style-name="ro2">
          <table:table-cell office:value-type="float" office:value="39539">
            <text:p>Apr-08</text:p>
          </table:table-cell>
          <table:table-cell office:value-type="percentage" office:value="0.81520898">
            <text:p>81.5%</text:p>
          </table:table-cell>
          <table:table-cell office:value-type="percentage" office:value="0.56425075">
            <text:p>56.4%</text:p>
          </table:table-cell>
          <table:table-cell office:value-type="percentage" office:value="0.50439804">
            <text:p>50.4%</text:p>
          </table:table-cell>
          <table:table-cell office:value-type="percentage" office:value="0.339361230081576">
            <text:p>33.9%</text:p>
          </table:table-cell>
          <table:table-cell office:value-type="percentage" office:value="0.31279248">
            <text:p>31.3%</text:p>
          </table:table-cell>
        </table:table-row>
        <table:table-row table:style-name="ro2">
          <table:table-cell office:value-type="float" office:value="39569">
            <text:p>May-08</text:p>
          </table:table-cell>
          <table:table-cell office:value-type="percentage" office:value="0.81300842">
            <text:p>81.3%</text:p>
          </table:table-cell>
          <table:table-cell office:value-type="percentage" office:value="0.56662403">
            <text:p>56.7%</text:p>
          </table:table-cell>
          <table:table-cell office:value-type="percentage" office:value="0.4922841">
            <text:p>49.2%</text:p>
          </table:table-cell>
          <table:table-cell office:value-type="percentage" office:value="0.339655121635077">
            <text:p>34.0%</text:p>
          </table:table-cell>
          <table:table-cell office:value-type="percentage" office:value="0.31652044">
            <text:p>31.7%</text:p>
          </table:table-cell>
        </table:table-row>
        <table:table-row table:style-name="ro2">
          <table:table-cell office:value-type="float" office:value="39600">
            <text:p>Jun-08</text:p>
          </table:table-cell>
          <table:table-cell office:value-type="percentage" office:value="0.81021879">
            <text:p>81.0%</text:p>
          </table:table-cell>
          <table:table-cell office:value-type="percentage" office:value="0.57172901">
            <text:p>57.2%</text:p>
          </table:table-cell>
          <table:table-cell office:value-type="percentage" office:value="0.50015584">
            <text:p>50.0%</text:p>
          </table:table-cell>
          <table:table-cell office:value-type="percentage" office:value="0.346991725926371">
            <text:p>34.7%</text:p>
          </table:table-cell>
          <table:table-cell office:value-type="percentage" office:value="0.31554483">
            <text:p>31.6%</text:p>
          </table:table-cell>
        </table:table-row>
        <table:table-row table:style-name="ro2">
          <table:table-cell office:value-type="float" office:value="39630">
            <text:p>Jul-08</text:p>
          </table:table-cell>
          <table:table-cell office:value-type="percentage" office:value="0.81611318">
            <text:p>81.6%</text:p>
          </table:table-cell>
          <table:table-cell office:value-type="percentage" office:value="0.56797832">
            <text:p>56.8%</text:p>
          </table:table-cell>
          <table:table-cell office:value-type="percentage" office:value="0.49569489">
            <text:p>49.6%</text:p>
          </table:table-cell>
          <table:table-cell office:value-type="percentage" office:value="0.365043533944245">
            <text:p>36.5%</text:p>
          </table:table-cell>
          <table:table-cell office:value-type="percentage" office:value="0.32283824">
            <text:p>32.3%</text:p>
          </table:table-cell>
        </table:table-row>
        <table:table-row table:style-name="ro2">
          <table:table-cell office:value-type="float" office:value="39661">
            <text:p>Aug-08</text:p>
          </table:table-cell>
          <table:table-cell office:value-type="percentage" office:value="0.81659197">
            <text:p>81.7%</text:p>
          </table:table-cell>
          <table:table-cell office:value-type="percentage" office:value="0.57326623">
            <text:p>57.3%</text:p>
          </table:table-cell>
          <table:table-cell office:value-type="percentage" office:value="0.5147404">
            <text:p>51.5%</text:p>
          </table:table-cell>
          <table:table-cell office:value-type="percentage" office:value="0.352642282748409">
            <text:p>35.3%</text:p>
          </table:table-cell>
          <table:table-cell office:value-type="percentage" office:value="0.32133915">
            <text:p>32.1%</text:p>
          </table:table-cell>
        </table:table-row>
        <table:table-row table:style-name="ro2">
          <table:table-cell office:value-type="float" office:value="39692">
            <text:p>Sep-08</text:p>
          </table:table-cell>
          <table:table-cell office:value-type="percentage" office:value="0.82742802">
            <text:p>82.7%</text:p>
          </table:table-cell>
          <table:table-cell office:value-type="percentage" office:value="0.57643407">
            <text:p>57.6%</text:p>
          </table:table-cell>
          <table:table-cell office:value-type="percentage" office:value="0.51666505">
            <text:p>51.7%</text:p>
          </table:table-cell>
          <table:table-cell office:value-type="percentage" office:value="0.339918066308227">
            <text:p>34.0%</text:p>
          </table:table-cell>
          <table:table-cell office:value-type="percentage" office:value="0.32292561">
            <text:p>32.3%</text:p>
          </table:table-cell>
        </table:table-row>
        <table:table-row table:style-name="ro2">
          <table:table-cell office:value-type="float" office:value="39722">
            <text:p>Oct-08</text:p>
          </table:table-cell>
          <table:table-cell office:value-type="percentage" office:value="0.812261">
            <text:p>81.2%</text:p>
          </table:table-cell>
          <table:table-cell office:value-type="percentage" office:value="0.57399172">
            <text:p>57.4%</text:p>
          </table:table-cell>
          <table:table-cell office:value-type="percentage" office:value="0.50673224">
            <text:p>50.7%</text:p>
          </table:table-cell>
          <table:table-cell office:value-type="percentage" office:value="0.362747502586952">
            <text:p>36.3%</text:p>
          </table:table-cell>
          <table:table-cell office:value-type="percentage" office:value="0.32246088">
            <text:p>32.2%</text:p>
          </table:table-cell>
        </table:table-row>
        <table:table-row table:style-name="ro2">
          <table:table-cell office:value-type="float" office:value="39753">
            <text:p>Nov-08</text:p>
          </table:table-cell>
          <table:table-cell office:value-type="percentage" office:value="0.81857637">
            <text:p>81.9%</text:p>
          </table:table-cell>
          <table:table-cell office:value-type="percentage" office:value="0.58451516">
            <text:p>58.5%</text:p>
          </table:table-cell>
          <table:table-cell office:value-type="percentage" office:value="0.50834805">
            <text:p>50.8%</text:p>
          </table:table-cell>
          <table:table-cell office:value-type="percentage" office:value="0.353441746267606">
            <text:p>35.3%</text:p>
          </table:table-cell>
          <table:table-cell office:value-type="percentage" office:value="0.32428015">
            <text:p>32.4%</text:p>
          </table:table-cell>
        </table:table-row>
        <table:table-row table:style-name="ro2">
          <table:table-cell office:value-type="float" office:value="39783">
            <text:p>Dec-08</text:p>
          </table:table-cell>
          <table:table-cell office:value-type="percentage" office:value="0.82225458">
            <text:p>82.2%</text:p>
          </table:table-cell>
          <table:table-cell office:value-type="percentage" office:value="0.59033634">
            <text:p>59.0%</text:p>
          </table:table-cell>
          <table:table-cell office:value-type="percentage" office:value="0.51629076">
            <text:p>51.6%</text:p>
          </table:table-cell>
          <table:table-cell office:value-type="percentage" office:value="0.352284151573013">
            <text:p>35.2%</text:p>
          </table:table-cell>
          <table:table-cell office:value-type="percentage" office:value="0.32909443">
            <text:p>32.9%</text:p>
          </table:table-cell>
        </table:table-row>
        <table:table-row table:style-name="ro2">
          <table:table-cell office:value-type="float" office:value="39814">
            <text:p>Jan-09</text:p>
          </table:table-cell>
          <table:table-cell office:value-type="percentage" office:value="0.83003639">
            <text:p>83.0%</text:p>
          </table:table-cell>
          <table:table-cell office:value-type="percentage" office:value="0.58777834">
            <text:p>58.8%</text:p>
          </table:table-cell>
          <table:table-cell office:value-type="percentage" office:value="0.52474756">
            <text:p>52.5%</text:p>
          </table:table-cell>
          <table:table-cell office:value-type="percentage" office:value="0.353311382811563">
            <text:p>35.3%</text:p>
          </table:table-cell>
          <table:table-cell office:value-type="percentage" office:value="0.32927423">
            <text:p>32.9%</text:p>
          </table:table-cell>
        </table:table-row>
        <table:table-row table:style-name="ro2">
          <table:table-cell office:value-type="float" office:value="39845">
            <text:p>Feb-09</text:p>
          </table:table-cell>
          <table:table-cell office:value-type="percentage" office:value="0.8342803">
            <text:p>83.4%</text:p>
          </table:table-cell>
          <table:table-cell office:value-type="percentage" office:value="0.59767277">
            <text:p>59.8%</text:p>
          </table:table-cell>
          <table:table-cell office:value-type="percentage" office:value="0.52630056">
            <text:p>52.6%</text:p>
          </table:table-cell>
          <table:table-cell office:value-type="percentage" office:value="0.375754534237037">
            <text:p>37.6%</text:p>
          </table:table-cell>
          <table:table-cell office:value-type="percentage" office:value="0.33036231">
            <text:p>33.0%</text:p>
          </table:table-cell>
        </table:table-row>
        <table:table-row table:style-name="ro2">
          <table:table-cell office:value-type="float" office:value="39873">
            <text:p>Mar-09</text:p>
          </table:table-cell>
          <table:table-cell office:value-type="percentage" office:value="0.83564418">
            <text:p>83.6%</text:p>
          </table:table-cell>
          <table:table-cell office:value-type="percentage" office:value="0.60323274">
            <text:p>60.3%</text:p>
          </table:table-cell>
          <table:table-cell office:value-type="percentage" office:value="0.53292201">
            <text:p>53.3%</text:p>
          </table:table-cell>
          <table:table-cell office:value-type="percentage" office:value="0.384452931986215">
            <text:p>38.4%</text:p>
          </table:table-cell>
          <table:table-cell office:value-type="percentage" office:value="0.33413556">
            <text:p>33.4%</text:p>
          </table:table-cell>
        </table:table-row>
        <table:table-row table:style-name="ro2">
          <table:table-cell office:value-type="float" office:value="39904">
            <text:p>Apr-09</text:p>
          </table:table-cell>
          <table:table-cell office:value-type="percentage" office:value="0.8334264">
            <text:p>83.3%</text:p>
          </table:table-cell>
          <table:table-cell office:value-type="percentage" office:value="0.60461486">
            <text:p>60.5%</text:p>
          </table:table-cell>
          <table:table-cell office:value-type="percentage" office:value="0.53358754">
            <text:p>53.4%</text:p>
          </table:table-cell>
          <table:table-cell office:value-type="percentage" office:value="0.376882895063676">
            <text:p>37.7%</text:p>
          </table:table-cell>
          <table:table-cell office:value-type="percentage" office:value="0.33634902">
            <text:p>33.6%</text:p>
          </table:table-cell>
        </table:table-row>
        <table:table-row table:style-name="ro2">
          <table:table-cell office:value-type="float" office:value="39934">
            <text:p>May-09</text:p>
          </table:table-cell>
          <table:table-cell office:value-type="percentage" office:value="0.83440271">
            <text:p>83.4%</text:p>
          </table:table-cell>
          <table:table-cell office:value-type="percentage" office:value="0.60014879">
            <text:p>60.0%</text:p>
          </table:table-cell>
          <table:table-cell office:value-type="percentage" office:value="0.53900103">
            <text:p>53.9%</text:p>
          </table:table-cell>
          <table:table-cell office:value-type="percentage" office:value="0.383102009651162">
            <text:p>38.3%</text:p>
          </table:table-cell>
          <table:table-cell office:value-type="percentage" office:value="0.33823403">
            <text:p>33.8%</text:p>
          </table:table-cell>
        </table:table-row>
        <table:table-row table:style-name="ro2">
          <table:table-cell office:value-type="float" office:value="39965">
            <text:p>Jun-09</text:p>
          </table:table-cell>
          <table:table-cell office:value-type="percentage" office:value="0.83643332">
            <text:p>83.6%</text:p>
          </table:table-cell>
          <table:table-cell office:value-type="percentage" office:value="0.59872382">
            <text:p>59.9%</text:p>
          </table:table-cell>
          <table:table-cell office:value-type="percentage" office:value="0.54000217">
            <text:p>54.0%</text:p>
          </table:table-cell>
          <table:table-cell office:value-type="percentage" office:value="0.379731732886977">
            <text:p>38.0%</text:p>
          </table:table-cell>
          <table:table-cell office:value-type="percentage" office:value="0.34060835">
            <text:p>34.1%</text:p>
          </table:table-cell>
        </table:table-row>
        <table:table-row table:style-name="ro2">
          <table:table-cell office:value-type="float" office:value="39995">
            <text:p>Jul-09</text:p>
          </table:table-cell>
          <table:table-cell office:value-type="percentage" office:value="0.8531974">
            <text:p>85.3%</text:p>
          </table:table-cell>
          <table:table-cell office:value-type="percentage" office:value="0.61094034">
            <text:p>61.1%</text:p>
          </table:table-cell>
          <table:table-cell office:value-type="percentage" office:value="0.55482869">
            <text:p>55.5%</text:p>
          </table:table-cell>
          <table:table-cell office:value-type="percentage" office:value="0.381747691933025">
            <text:p>38.2%</text:p>
          </table:table-cell>
          <table:table-cell office:value-type="percentage" office:value="0.34121675">
            <text:p>34.1%</text:p>
          </table:table-cell>
        </table:table-row>
        <table:table-row table:style-name="ro2">
          <table:table-cell office:value-type="float" office:value="40026">
            <text:p>Aug-09</text:p>
          </table:table-cell>
          <table:table-cell office:value-type="percentage" office:value="0.83423504">
            <text:p>83.4%</text:p>
          </table:table-cell>
          <table:table-cell office:value-type="percentage" office:value="0.61238027">
            <text:p>61.2%</text:p>
          </table:table-cell>
          <table:table-cell office:value-type="percentage" office:value="0.5454853">
            <text:p>54.5%</text:p>
          </table:table-cell>
          <table:table-cell office:value-type="percentage" office:value="0.389803109865941">
            <text:p>39.0%</text:p>
          </table:table-cell>
          <table:table-cell office:value-type="percentage" office:value="0.34426103">
            <text:p>34.4%</text:p>
          </table:table-cell>
        </table:table-row>
        <table:table-row table:style-name="ro2">
          <table:table-cell office:value-type="float" office:value="40057">
            <text:p>Sep-09</text:p>
          </table:table-cell>
          <table:table-cell office:value-type="percentage" office:value="0.83631397">
            <text:p>83.6%</text:p>
          </table:table-cell>
          <table:table-cell office:value-type="percentage" office:value="0.61069429">
            <text:p>61.1%</text:p>
          </table:table-cell>
          <table:table-cell office:value-type="percentage" office:value="0.54930454">
            <text:p>54.9%</text:p>
          </table:table-cell>
          <table:table-cell office:value-type="percentage" office:value="0.387493545579096">
            <text:p>38.7%</text:p>
          </table:table-cell>
          <table:table-cell office:value-type="percentage" office:value="0.34448103">
            <text:p>34.4%</text:p>
          </table:table-cell>
        </table:table-row>
        <table:table-row table:style-name="ro2">
          <table:table-cell office:value-type="float" office:value="40087">
            <text:p>Oct-09</text:p>
          </table:table-cell>
          <table:table-cell office:value-type="percentage" office:value="0.84323615">
            <text:p>84.3%</text:p>
          </table:table-cell>
          <table:table-cell office:value-type="percentage" office:value="0.62265252">
            <text:p>62.3%</text:p>
          </table:table-cell>
          <table:table-cell office:value-type="percentage" office:value="0.54740906">
            <text:p>54.7%</text:p>
          </table:table-cell>
          <table:table-cell office:value-type="percentage" office:value="0.383079571159905">
            <text:p>38.3%</text:p>
          </table:table-cell>
          <table:table-cell office:value-type="percentage" office:value="0.34123953">
            <text:p>34.1%</text:p>
          </table:table-cell>
        </table:table-row>
        <table:table-row table:style-name="ro2">
          <table:table-cell office:value-type="float" office:value="40118">
            <text:p>Nov-09</text:p>
          </table:table-cell>
          <table:table-cell office:value-type="percentage" office:value="0.84519998">
            <text:p>84.5%</text:p>
          </table:table-cell>
          <table:table-cell office:value-type="percentage" office:value="0.61649169">
            <text:p>61.6%</text:p>
          </table:table-cell>
          <table:table-cell office:value-type="percentage" office:value="0.55111504">
            <text:p>55.1%</text:p>
          </table:table-cell>
          <table:table-cell office:value-type="percentage" office:value="0.37527910297391">
            <text:p>37.5%</text:p>
          </table:table-cell>
          <table:table-cell office:value-type="percentage" office:value="0.34206213">
            <text:p>34.2%</text:p>
          </table:table-cell>
        </table:table-row>
        <table:table-row table:style-name="ro2">
          <table:table-cell office:value-type="float" office:value="40148">
            <text:p>Dec-09</text:p>
          </table:table-cell>
          <table:table-cell office:value-type="percentage" office:value="0.83803118">
            <text:p>83.8%</text:p>
          </table:table-cell>
          <table:table-cell office:value-type="percentage" office:value="0.6120166">
            <text:p>61.2%</text:p>
          </table:table-cell>
          <table:table-cell office:value-type="percentage" office:value="0.56398133">
            <text:p>56.4%</text:p>
          </table:table-cell>
          <table:table-cell office:value-type="percentage" office:value="0.384871551133242">
            <text:p>38.5%</text:p>
          </table:table-cell>
          <table:table-cell office:value-type="percentage" office:value="0.34270263">
            <text:p>34.3%</text:p>
          </table:table-cell>
        </table:table-row>
        <table:table-row table:style-name="ro2">
          <table:table-cell office:value-type="float" office:value="40179">
            <text:p>Jan-10</text:p>
          </table:table-cell>
          <table:table-cell office:value-type="percentage" office:value="0.84966738">
            <text:p>85.0%</text:p>
          </table:table-cell>
          <table:table-cell office:value-type="percentage" office:value="0.61991782">
            <text:p>62.0%</text:p>
          </table:table-cell>
          <table:table-cell office:value-type="percentage" office:value="0.55339546">
            <text:p>55.3%</text:p>
          </table:table-cell>
          <table:table-cell office:value-type="percentage" office:value="0.384099602110576">
            <text:p>38.4%</text:p>
          </table:table-cell>
          <table:table-cell office:value-type="percentage" office:value="0.34415981">
            <text:p>34.4%</text:p>
          </table:table-cell>
        </table:table-row>
        <table:table-row table:style-name="ro2">
          <table:table-cell office:value-type="float" office:value="40210">
            <text:p>Feb-10</text:p>
          </table:table-cell>
          <table:table-cell office:value-type="percentage" office:value="0.84547101">
            <text:p>84.5%</text:p>
          </table:table-cell>
          <table:table-cell office:value-type="percentage" office:value="0.61601038">
            <text:p>61.6%</text:p>
          </table:table-cell>
          <table:table-cell office:value-type="percentage" office:value="0.55946701">
            <text:p>55.9%</text:p>
          </table:table-cell>
          <table:table-cell office:value-type="percentage" office:value="0.390937104373063">
            <text:p>39.1%</text:p>
          </table:table-cell>
          <table:table-cell office:value-type="percentage" office:value="0.34802641">
            <text:p>34.8%</text:p>
          </table:table-cell>
        </table:table-row>
        <table:table-row table:style-name="ro2">
          <table:table-cell office:value-type="float" office:value="40238">
            <text:p>Mar-10</text:p>
          </table:table-cell>
          <table:table-cell office:value-type="percentage" office:value="0.84164856">
            <text:p>84.2%</text:p>
          </table:table-cell>
          <table:table-cell office:value-type="percentage" office:value="0.61264857">
            <text:p>61.3%</text:p>
          </table:table-cell>
          <table:table-cell office:value-type="percentage" office:value="0.56337631">
            <text:p>56.3%</text:p>
          </table:table-cell>
          <table:table-cell office:value-type="percentage" office:value="0.381816423030489">
            <text:p>38.2%</text:p>
          </table:table-cell>
          <table:table-cell office:value-type="percentage" office:value="0.34742819">
            <text:p>34.7%</text:p>
          </table:table-cell>
        </table:table-row>
        <table:table-row table:style-name="ro2">
          <table:table-cell office:value-type="float" office:value="40269">
            <text:p>Apr-10</text:p>
          </table:table-cell>
          <table:table-cell office:value-type="percentage" office:value="0.84252115">
            <text:p>84.3%</text:p>
          </table:table-cell>
          <table:table-cell office:value-type="percentage" office:value="0.61321622">
            <text:p>61.3%</text:p>
          </table:table-cell>
          <table:table-cell office:value-type="percentage" office:value="0.55723086">
            <text:p>55.7%</text:p>
          </table:table-cell>
          <table:table-cell office:value-type="percentage" office:value="0.379800575596398">
            <text:p>38.0%</text:p>
          </table:table-cell>
          <table:table-cell office:value-type="percentage" office:value="0.34562327">
            <text:p>34.6%</text:p>
          </table:table-cell>
        </table:table-row>
        <table:table-row table:style-name="ro2">
          <table:table-cell office:value-type="float" office:value="40299">
            <text:p>May-10</text:p>
          </table:table-cell>
          <table:table-cell office:value-type="percentage" office:value="0.84500895">
            <text:p>84.5%</text:p>
          </table:table-cell>
          <table:table-cell office:value-type="percentage" office:value="0.61660625">
            <text:p>61.7%</text:p>
          </table:table-cell>
          <table:table-cell office:value-type="percentage" office:value="0.55089376">
            <text:p>55.1%</text:p>
          </table:table-cell>
          <table:table-cell office:value-type="percentage" office:value="0.39072143845518">
            <text:p>39.1%</text:p>
          </table:table-cell>
          <table:table-cell office:value-type="percentage" office:value="0.34379724">
            <text:p>34.4%</text:p>
          </table:table-cell>
        </table:table-row>
        <table:table-row table:style-name="ro2">
          <table:table-cell office:value-type="float" office:value="40330">
            <text:p>Jun-10</text:p>
          </table:table-cell>
          <table:table-cell office:value-type="percentage" office:value="0.84228017">
            <text:p>84.2%</text:p>
          </table:table-cell>
          <table:table-cell office:value-type="percentage" office:value="0.61518819">
            <text:p>61.5%</text:p>
          </table:table-cell>
          <table:table-cell office:value-type="percentage" office:value="0.55097549">
            <text:p>55.1%</text:p>
          </table:table-cell>
          <table:table-cell office:value-type="percentage" office:value="0.391681254832304">
            <text:p>39.2%</text:p>
          </table:table-cell>
          <table:table-cell office:value-type="percentage" office:value="0.34007537">
            <text:p>34.0%</text:p>
          </table:table-cell>
        </table:table-row>
        <table:table-row table:style-name="ro2">
          <table:table-cell office:value-type="float" office:value="40360">
            <text:p>Jul-10</text:p>
          </table:table-cell>
          <table:table-cell office:value-type="percentage" office:value="0.84336976">
            <text:p>84.3%</text:p>
          </table:table-cell>
          <table:table-cell office:value-type="percentage" office:value="0.61472189">
            <text:p>61.5%</text:p>
          </table:table-cell>
          <table:table-cell office:value-type="percentage" office:value="0.55280584">
            <text:p>55.3%</text:p>
          </table:table-cell>
          <table:table-cell office:value-type="percentage" office:value="0.391410989064923">
            <text:p>39.1%</text:p>
          </table:table-cell>
          <table:table-cell office:value-type="percentage" office:value="0.34472459">
            <text:p>34.5%</text:p>
          </table:table-cell>
        </table:table-row>
        <table:table-row table:style-name="ro2">
          <table:table-cell office:value-type="float" office:value="40391">
            <text:p>Aug-10</text:p>
          </table:table-cell>
          <table:table-cell office:value-type="percentage" office:value="0.8361195">
            <text:p>83.6%</text:p>
          </table:table-cell>
          <table:table-cell office:value-type="percentage" office:value="0.61737454">
            <text:p>61.7%</text:p>
          </table:table-cell>
          <table:table-cell office:value-type="percentage" office:value="0.55401997">
            <text:p>55.4%</text:p>
          </table:table-cell>
          <table:table-cell office:value-type="percentage" office:value="0.382451202552074">
            <text:p>38.2%</text:p>
          </table:table-cell>
          <table:table-cell office:value-type="percentage" office:value="0.34320965">
            <text:p>34.3%</text:p>
          </table:table-cell>
        </table:table-row>
        <table:table-row table:style-name="ro2">
          <table:table-cell office:value-type="float" office:value="40422">
            <text:p>Sep-10</text:p>
          </table:table-cell>
          <table:table-cell office:value-type="percentage" office:value="0.82436612">
            <text:p>82.4%</text:p>
          </table:table-cell>
          <table:table-cell office:value-type="percentage" office:value="0.61722381">
            <text:p>61.7%</text:p>
          </table:table-cell>
          <table:table-cell office:value-type="percentage" office:value="0.56091742">
            <text:p>56.1%</text:p>
          </table:table-cell>
          <table:table-cell office:value-type="percentage" office:value="0.387219655569416">
            <text:p>38.7%</text:p>
          </table:table-cell>
          <table:table-cell office:value-type="percentage" office:value="0.34238492">
            <text:p>34.2%</text:p>
          </table:table-cell>
        </table:table-row>
        <table:table-row table:style-name="ro2">
          <table:table-cell office:value-type="float" office:value="40452">
            <text:p>Oct-10</text:p>
          </table:table-cell>
          <table:table-cell office:value-type="percentage" office:value="0.85059729">
            <text:p>85.1%</text:p>
          </table:table-cell>
          <table:table-cell office:value-type="percentage" office:value="0.61241876">
            <text:p>61.2%</text:p>
          </table:table-cell>
          <table:table-cell office:value-type="percentage" office:value="0.5527376">
            <text:p>55.3%</text:p>
          </table:table-cell>
          <table:table-cell office:value-type="percentage" office:value="0.383392944170321">
            <text:p>38.3%</text:p>
          </table:table-cell>
          <table:table-cell office:value-type="percentage" office:value="0.34708598">
            <text:p>34.7%</text:p>
          </table:table-cell>
        </table:table-row>
        <table:table-row table:style-name="ro2">
          <table:table-cell office:value-type="float" office:value="40483">
            <text:p>Nov-10</text:p>
          </table:table-cell>
          <table:table-cell office:value-type="percentage" office:value="0.83946178">
            <text:p>83.9%</text:p>
          </table:table-cell>
          <table:table-cell office:value-type="percentage" office:value="0.61742374">
            <text:p>61.7%</text:p>
          </table:table-cell>
          <table:table-cell office:value-type="percentage" office:value="0.5574385">
            <text:p>55.7%</text:p>
          </table:table-cell>
          <table:table-cell office:value-type="percentage" office:value="0.393506675212334">
            <text:p>39.4%</text:p>
          </table:table-cell>
          <table:table-cell office:value-type="percentage" office:value="0.3502577">
            <text:p>35.0%</text:p>
          </table:table-cell>
        </table:table-row>
        <table:table-row table:style-name="ro2">
          <table:table-cell office:value-type="float" office:value="40513">
            <text:p>Dec-10</text:p>
          </table:table-cell>
          <table:table-cell office:value-type="percentage" office:value="0.84152028">
            <text:p>84.2%</text:p>
          </table:table-cell>
          <table:table-cell office:value-type="percentage" office:value="0.62128375">
            <text:p>62.1%</text:p>
          </table:table-cell>
          <table:table-cell office:value-type="percentage" office:value="0.56279263">
            <text:p>56.3%</text:p>
          </table:table-cell>
          <table:table-cell office:value-type="percentage" office:value="0.388415441020287">
            <text:p>38.8%</text:p>
          </table:table-cell>
          <table:table-cell office:value-type="percentage" office:value="0.34440461">
            <text:p>34.4%</text:p>
          </table:table-cell>
        </table:table-row>
        <table:table-row table:style-name="ro2">
          <table:table-cell office:value-type="float" office:value="40544">
            <text:p>Jan-11</text:p>
          </table:table-cell>
          <table:table-cell office:value-type="percentage" office:value="0.84675752">
            <text:p>84.7%</text:p>
          </table:table-cell>
          <table:table-cell office:value-type="percentage" office:value="0.62382955">
            <text:p>62.4%</text:p>
          </table:table-cell>
          <table:table-cell office:value-type="percentage" office:value="0.5514488">
            <text:p>55.1%</text:p>
          </table:table-cell>
          <table:table-cell office:value-type="percentage" office:value="0.391394769910999">
            <text:p>39.1%</text:p>
          </table:table-cell>
          <table:table-cell office:value-type="percentage" office:value="0.34410497">
            <text:p>34.4%</text:p>
          </table:table-cell>
        </table:table-row>
        <table:table-row table:style-name="ro2">
          <table:table-cell office:value-type="float" office:value="40575">
            <text:p>Feb-11</text:p>
          </table:table-cell>
          <table:table-cell office:value-type="percentage" office:value="0.84754429">
            <text:p>84.8%</text:p>
          </table:table-cell>
          <table:table-cell office:value-type="percentage" office:value="0.61793971">
            <text:p>61.8%</text:p>
          </table:table-cell>
          <table:table-cell office:value-type="percentage" office:value="0.54904013">
            <text:p>54.9%</text:p>
          </table:table-cell>
          <table:table-cell office:value-type="percentage" office:value="0.381652511497095">
            <text:p>38.2%</text:p>
          </table:table-cell>
          <table:table-cell office:value-type="percentage" office:value="0.34480415">
            <text:p>34.5%</text:p>
          </table:table-cell>
        </table:table-row>
        <table:table-row table:style-name="ro2">
          <table:table-cell office:value-type="float" office:value="40603">
            <text:p>Mar-11</text:p>
          </table:table-cell>
          <table:table-cell office:value-type="percentage" office:value="0.85231999">
            <text:p>85.2%</text:p>
          </table:table-cell>
          <table:table-cell office:value-type="percentage" office:value="0.62492928">
            <text:p>62.5%</text:p>
          </table:table-cell>
          <table:table-cell office:value-type="percentage" office:value="0.56770199">
            <text:p>56.8%</text:p>
          </table:table-cell>
          <table:table-cell office:value-type="percentage" office:value="0.387612507335675">
            <text:p>38.8%</text:p>
          </table:table-cell>
          <table:table-cell office:value-type="percentage" office:value="0.34332143">
            <text:p>34.3%</text:p>
          </table:table-cell>
        </table:table-row>
        <table:table-row table:style-name="ro2">
          <table:table-cell office:value-type="float" office:value="40634">
            <text:p>Apr-11</text:p>
          </table:table-cell>
          <table:table-cell office:value-type="percentage" office:value="0.85757078">
            <text:p>85.8%</text:p>
          </table:table-cell>
          <table:table-cell office:value-type="percentage" office:value="0.61991124">
            <text:p>62.0%</text:p>
          </table:table-cell>
          <table:table-cell office:value-type="percentage" office:value="0.56397485">
            <text:p>56.4%</text:p>
          </table:table-cell>
          <table:table-cell office:value-type="percentage" office:value="0.393430877350881">
            <text:p>39.3%</text:p>
          </table:table-cell>
          <table:table-cell office:value-type="percentage" office:value="0.34072171">
            <text:p>34.1%</text:p>
          </table:table-cell>
        </table:table-row>
        <table:table-row table:style-name="ro2">
          <table:table-cell office:value-type="float" office:value="40664">
            <text:p>May-11</text:p>
          </table:table-cell>
          <table:table-cell office:value-type="percentage" office:value="0.85376176">
            <text:p>85.4%</text:p>
          </table:table-cell>
          <table:table-cell office:value-type="percentage" office:value="0.62155554">
            <text:p>62.2%</text:p>
          </table:table-cell>
          <table:table-cell office:value-type="percentage" office:value="0.55500894">
            <text:p>55.5%</text:p>
          </table:table-cell>
          <table:table-cell office:value-type="percentage" office:value="0.384343526533275">
            <text:p>38.4%</text:p>
          </table:table-cell>
          <table:table-cell office:value-type="percentage" office:value="0.3454181">
            <text:p>34.5%</text:p>
          </table:table-cell>
        </table:table-row>
        <table:table-row table:style-name="ro2">
          <table:table-cell office:value-type="float" office:value="40695">
            <text:p>Jun-11</text:p>
          </table:table-cell>
          <table:table-cell office:value-type="percentage" office:value="0.84381352">
            <text:p>84.4%</text:p>
          </table:table-cell>
          <table:table-cell office:value-type="percentage" office:value="0.62670942">
            <text:p>62.7%</text:p>
          </table:table-cell>
          <table:table-cell office:value-type="percentage" office:value="0.56907331">
            <text:p>56.9%</text:p>
          </table:table-cell>
          <table:table-cell office:value-type="percentage" office:value="0.386794095025974">
            <text:p>38.7%</text:p>
          </table:table-cell>
          <table:table-cell office:value-type="percentage" office:value="0.34747943">
            <text:p>34.7%</text:p>
          </table:table-cell>
        </table:table-row>
        <table:table-row table:style-name="ro2">
          <table:table-cell office:value-type="float" office:value="40725">
            <text:p>Jul-11</text:p>
          </table:table-cell>
          <table:table-cell office:value-type="percentage" office:value="0.8523544">
            <text:p>85.2%</text:p>
          </table:table-cell>
          <table:table-cell office:value-type="percentage" office:value="0.62713991">
            <text:p>62.7%</text:p>
          </table:table-cell>
          <table:table-cell office:value-type="percentage" office:value="0.57084226">
            <text:p>57.1%</text:p>
          </table:table-cell>
          <table:table-cell office:value-type="percentage" office:value="0.387374795515119">
            <text:p>38.7%</text:p>
          </table:table-cell>
          <table:table-cell office:value-type="percentage" office:value="0.3432952">
            <text:p>34.3%</text:p>
          </table:table-cell>
        </table:table-row>
        <table:table-row table:style-name="ro2">
          <table:table-cell office:value-type="float" office:value="40756">
            <text:p>Aug-11</text:p>
          </table:table-cell>
          <table:table-cell office:value-type="percentage" office:value="0.84079418">
            <text:p>84.1%</text:p>
          </table:table-cell>
          <table:table-cell office:value-type="percentage" office:value="0.62280348">
            <text:p>62.3%</text:p>
          </table:table-cell>
          <table:table-cell office:value-type="percentage" office:value="0.56608391">
            <text:p>56.6%</text:p>
          </table:table-cell>
          <table:table-cell office:value-type="percentage" office:value="0.388736786896925">
            <text:p>38.9%</text:p>
          </table:table-cell>
          <table:table-cell office:value-type="percentage" office:value="0.34278468">
            <text:p>34.3%</text:p>
          </table:table-cell>
        </table:table-row>
        <table:table-row table:style-name="ro2">
          <table:table-cell office:value-type="float" office:value="40787">
            <text:p>Sep-11</text:p>
          </table:table-cell>
          <table:table-cell office:value-type="percentage" office:value="0.85121645">
            <text:p>85.1%</text:p>
          </table:table-cell>
          <table:table-cell office:value-type="percentage" office:value="0.62372736">
            <text:p>62.4%</text:p>
          </table:table-cell>
          <table:table-cell office:value-type="percentage" office:value="0.56436253">
            <text:p>56.4%</text:p>
          </table:table-cell>
          <table:table-cell office:value-type="percentage" office:value="0.399091112157771">
            <text:p>39.9%</text:p>
          </table:table-cell>
          <table:table-cell office:value-type="percentage" office:value="0.34146596">
            <text:p>34.1%</text:p>
          </table:table-cell>
        </table:table-row>
        <table:table-row table:style-name="ro2">
          <table:table-cell office:value-type="float" office:value="40817">
            <text:p>Oct-11</text:p>
          </table:table-cell>
          <table:table-cell office:value-type="percentage" office:value="0.84203904">
            <text:p>84.2%</text:p>
          </table:table-cell>
          <table:table-cell office:value-type="percentage" office:value="0.62834245">
            <text:p>62.8%</text:p>
          </table:table-cell>
          <table:table-cell office:value-type="percentage" office:value="0.5639311">
            <text:p>56.4%</text:p>
          </table:table-cell>
          <table:table-cell office:value-type="percentage" office:value="0.391190655623823">
            <text:p>39.1%</text:p>
          </table:table-cell>
          <table:table-cell office:value-type="percentage" office:value="0.34444738">
            <text:p>34.4%</text:p>
          </table:table-cell>
        </table:table-row>
        <table:table-row table:style-name="ro2">
          <table:table-cell office:value-type="float" office:value="40848">
            <text:p>Nov-11</text:p>
          </table:table-cell>
          <table:table-cell office:value-type="percentage" office:value="0.84256972">
            <text:p>84.3%</text:p>
          </table:table-cell>
          <table:table-cell office:value-type="percentage" office:value="0.62655353">
            <text:p>62.7%</text:p>
          </table:table-cell>
          <table:table-cell office:value-type="percentage" office:value="0.56613023">
            <text:p>56.6%</text:p>
          </table:table-cell>
          <table:table-cell office:value-type="percentage" office:value="0.393002608292693">
            <text:p>39.3%</text:p>
          </table:table-cell>
          <table:table-cell office:value-type="percentage" office:value="0.34089008">
            <text:p>34.1%</text:p>
          </table:table-cell>
        </table:table-row>
        <table:table-row table:style-name="ro2">
          <table:table-cell office:value-type="float" office:value="40878">
            <text:p>Dec-11</text:p>
          </table:table-cell>
          <table:table-cell office:value-type="percentage" office:value="0.83811289">
            <text:p>83.8%</text:p>
          </table:table-cell>
          <table:table-cell office:value-type="percentage" office:value="0.6238121">
            <text:p>62.4%</text:p>
          </table:table-cell>
          <table:table-cell office:value-type="percentage" office:value="0.56231062">
            <text:p>56.2%</text:p>
          </table:table-cell>
          <table:table-cell office:value-type="percentage" office:value="0.371976055430576">
            <text:p>37.2%</text:p>
          </table:table-cell>
          <table:table-cell office:value-type="percentage" office:value="0.34950796">
            <text:p>35.0%</text:p>
          </table:table-cell>
        </table:table-row>
        <table:table-row table:style-name="ro2">
          <table:table-cell office:value-type="float" office:value="40909">
            <text:p>Jan-12</text:p>
          </table:table-cell>
          <table:table-cell office:value-type="percentage" office:value="0.84058325">
            <text:p>84.1%</text:p>
          </table:table-cell>
          <table:table-cell office:value-type="percentage" office:value="0.61820906">
            <text:p>61.8%</text:p>
          </table:table-cell>
          <table:table-cell office:value-type="percentage" office:value="0.56738095">
            <text:p>56.7%</text:p>
          </table:table-cell>
          <table:table-cell office:value-type="percentage" office:value="0.389259344122322">
            <text:p>38.9%</text:p>
          </table:table-cell>
          <table:table-cell office:value-type="percentage" office:value="0.34957059">
            <text:p>35.0%</text:p>
          </table:table-cell>
        </table:table-row>
        <table:table-row table:style-name="ro2">
          <table:table-cell office:value-type="float" office:value="40940">
            <text:p>Feb-12</text:p>
          </table:table-cell>
          <table:table-cell office:value-type="percentage" office:value="0.84229694">
            <text:p>84.2%</text:p>
          </table:table-cell>
          <table:table-cell office:value-type="percentage" office:value="0.62700747">
            <text:p>62.7%</text:p>
          </table:table-cell>
          <table:table-cell office:value-type="percentage" office:value="0.56674229">
            <text:p>56.7%</text:p>
          </table:table-cell>
          <table:table-cell office:value-type="percentage" office:value="0.399198787178568">
            <text:p>39.9%</text:p>
          </table:table-cell>
          <table:table-cell office:value-type="percentage" office:value="0.34800628">
            <text:p>34.8%</text:p>
          </table:table-cell>
        </table:table-row>
        <table:table-row table:style-name="ro2">
          <table:table-cell office:value-type="float" office:value="40969">
            <text:p>Mar-12</text:p>
          </table:table-cell>
          <table:table-cell office:value-type="percentage" office:value="0.84669235">
            <text:p>84.7%</text:p>
          </table:table-cell>
          <table:table-cell office:value-type="percentage" office:value="0.62248459">
            <text:p>62.2%</text:p>
          </table:table-cell>
          <table:table-cell office:value-type="percentage" office:value="0.55926944">
            <text:p>55.9%</text:p>
          </table:table-cell>
          <table:table-cell office:value-type="percentage" office:value="0.391772094210543">
            <text:p>39.2%</text:p>
          </table:table-cell>
          <table:table-cell office:value-type="percentage" office:value="0.34899487">
            <text:p>34.9%</text:p>
          </table:table-cell>
        </table:table-row>
        <table:table-row table:style-name="ro2">
          <table:table-cell office:value-type="float" office:value="41000">
            <text:p>Apr-12</text:p>
          </table:table-cell>
          <table:table-cell office:value-type="percentage" office:value="0.83792307">
            <text:p>83.8%</text:p>
          </table:table-cell>
          <table:table-cell office:value-type="percentage" office:value="0.62099864">
            <text:p>62.1%</text:p>
          </table:table-cell>
          <table:table-cell office:value-type="percentage" office:value="0.55985426">
            <text:p>56.0%</text:p>
          </table:table-cell>
          <table:table-cell office:value-type="percentage" office:value="0.395390075108245">
            <text:p>39.5%</text:p>
          </table:table-cell>
          <table:table-cell office:value-type="percentage" office:value="0.35366228">
            <text:p>35.4%</text:p>
          </table:table-cell>
        </table:table-row>
        <table:table-row table:style-name="ro2">
          <table:table-cell office:value-type="float" office:value="41030">
            <text:p>May-12</text:p>
          </table:table-cell>
          <table:table-cell office:value-type="percentage" office:value="0.846597">
            <text:p>84.7%</text:p>
          </table:table-cell>
          <table:table-cell office:value-type="percentage" office:value="0.62401332">
            <text:p>62.4%</text:p>
          </table:table-cell>
          <table:table-cell office:value-type="percentage" office:value="0.57291145">
            <text:p>57.3%</text:p>
          </table:table-cell>
          <table:table-cell office:value-type="percentage" office:value="0.386347255840644">
            <text:p>38.6%</text:p>
          </table:table-cell>
          <table:table-cell office:value-type="percentage" office:value="0.34849755">
            <text:p>34.8%</text:p>
          </table:table-cell>
        </table:table-row>
        <table:table-row table:style-name="ro2">
          <table:table-cell office:value-type="float" office:value="41061">
            <text:p>Jun-12</text:p>
          </table:table-cell>
          <table:table-cell office:value-type="percentage" office:value="0.85020018">
            <text:p>85.0%</text:p>
          </table:table-cell>
          <table:table-cell office:value-type="percentage" office:value="0.61777414">
            <text:p>61.8%</text:p>
          </table:table-cell>
          <table:table-cell office:value-type="percentage" office:value="0.57647357">
            <text:p>57.6%</text:p>
          </table:table-cell>
          <table:table-cell office:value-type="percentage" office:value="0.384677868113914">
            <text:p>38.5%</text:p>
          </table:table-cell>
          <table:table-cell office:value-type="percentage" office:value="0.35217878">
            <text:p>35.2%</text:p>
          </table:table-cell>
        </table:table-row>
        <table:table-row table:style-name="ro2">
          <table:table-cell office:value-type="float" office:value="41091">
            <text:p>Jul-12</text:p>
          </table:table-cell>
          <table:table-cell office:value-type="percentage" office:value="0.84854035">
            <text:p>84.9%</text:p>
          </table:table-cell>
          <table:table-cell office:value-type="percentage" office:value="0.62578832">
            <text:p>62.6%</text:p>
          </table:table-cell>
          <table:table-cell office:value-type="percentage" office:value="0.57096536">
            <text:p>57.1%</text:p>
          </table:table-cell>
          <table:table-cell office:value-type="percentage" office:value="0.385128022714835">
            <text:p>38.5%</text:p>
          </table:table-cell>
          <table:table-cell office:value-type="percentage" office:value="0.35279918">
            <text:p>35.3%</text:p>
          </table:table-cell>
        </table:table-row>
        <table:table-row table:style-name="ro2">
          <table:table-cell office:value-type="float" office:value="41122">
            <text:p>Aug-12</text:p>
          </table:table-cell>
          <table:table-cell office:value-type="percentage" office:value="0.84421673">
            <text:p>84.4%</text:p>
          </table:table-cell>
          <table:table-cell office:value-type="percentage" office:value="0.62213553">
            <text:p>62.2%</text:p>
          </table:table-cell>
          <table:table-cell office:value-type="percentage" office:value="0.5684963">
            <text:p>56.8%</text:p>
          </table:table-cell>
          <table:table-cell office:value-type="percentage" office:value="0.390238454503711">
            <text:p>39.0%</text:p>
          </table:table-cell>
          <table:table-cell office:value-type="percentage" office:value="0.35344734">
            <text:p>35.3%</text:p>
          </table:table-cell>
        </table:table-row>
        <table:table-row table:style-name="ro2">
          <table:table-cell office:value-type="float" office:value="41153">
            <text:p>Sep-12</text:p>
          </table:table-cell>
          <table:table-cell office:value-type="percentage" office:value="0.85205832">
            <text:p>85.2%</text:p>
          </table:table-cell>
          <table:table-cell office:value-type="percentage" office:value="0.62696323">
            <text:p>62.7%</text:p>
          </table:table-cell>
          <table:table-cell office:value-type="percentage" office:value="0.56330915">
            <text:p>56.3%</text:p>
          </table:table-cell>
          <table:table-cell office:value-type="percentage" office:value="0.384052894641961">
            <text:p>38.4%</text:p>
          </table:table-cell>
          <table:table-cell office:value-type="percentage" office:value="0.35235646">
            <text:p>35.2%</text:p>
          </table:table-cell>
        </table:table-row>
        <table:table-row table:style-name="ro2">
          <table:table-cell office:value-type="float" office:value="41183">
            <text:p>Oct-12</text:p>
          </table:table-cell>
          <table:table-cell office:value-type="percentage" office:value="0.83246503">
            <text:p>83.2%</text:p>
          </table:table-cell>
          <table:table-cell office:value-type="percentage" office:value="0.61868811">
            <text:p>61.9%</text:p>
          </table:table-cell>
          <table:table-cell office:value-type="percentage" office:value="0.56567977">
            <text:p>56.6%</text:p>
          </table:table-cell>
          <table:table-cell office:value-type="percentage" office:value="0.386684415581363">
            <text:p>38.7%</text:p>
          </table:table-cell>
          <table:table-cell office:value-type="percentage" office:value="0.35065003">
            <text:p>35.1%</text:p>
          </table:table-cell>
        </table:table-row>
        <table:table-row table:style-name="ro2">
          <table:table-cell office:value-type="float" office:value="41214">
            <text:p>Nov-12</text:p>
          </table:table-cell>
          <table:table-cell office:value-type="percentage" office:value="0.84882212">
            <text:p>84.9%</text:p>
          </table:table-cell>
          <table:table-cell office:value-type="percentage" office:value="0.62170594">
            <text:p>62.2%</text:p>
          </table:table-cell>
          <table:table-cell office:value-type="percentage" office:value="0.56538477">
            <text:p>56.5%</text:p>
          </table:table-cell>
          <table:table-cell office:value-type="percentage" office:value="0.393725999381462">
            <text:p>39.4%</text:p>
          </table:table-cell>
          <table:table-cell office:value-type="percentage" office:value="0.35569302">
            <text:p>35.6%</text:p>
          </table:table-cell>
        </table:table-row>
        <table:table-row table:style-name="ro2">
          <table:table-cell office:value-type="float" office:value="41244">
            <text:p>Dec-12</text:p>
          </table:table-cell>
          <table:table-cell office:value-type="percentage" office:value="0.84243624">
            <text:p>84.2%</text:p>
          </table:table-cell>
          <table:table-cell office:value-type="percentage" office:value="0.61884907">
            <text:p>61.9%</text:p>
          </table:table-cell>
          <table:table-cell office:value-type="percentage" office:value="0.56449417">
            <text:p>56.4%</text:p>
          </table:table-cell>
          <table:table-cell office:value-type="percentage" office:value="0.387503387121132">
            <text:p>38.8%</text:p>
          </table:table-cell>
          <table:table-cell office:value-type="percentage" office:value="0.35090286">
            <text:p>35.1%</text:p>
          </table:table-cell>
        </table:table-row>
        <table:table-row table:style-name="ro2">
          <table:table-cell office:value-type="float" office:value="41275">
            <text:p>Jan-13</text:p>
          </table:table-cell>
          <table:table-cell office:value-type="percentage" office:value="0.8393541">
            <text:p>83.9%</text:p>
          </table:table-cell>
          <table:table-cell office:value-type="percentage" office:value="0.62317845">
            <text:p>62.3%</text:p>
          </table:table-cell>
          <table:table-cell office:value-type="percentage" office:value="0.57080579">
            <text:p>57.1%</text:p>
          </table:table-cell>
          <table:table-cell office:value-type="percentage" office:value="0.393375707413052">
            <text:p>39.3%</text:p>
          </table:table-cell>
          <table:table-cell office:value-type="percentage" office:value="0.35256333">
            <text:p>35.3%</text:p>
          </table:table-cell>
        </table:table-row>
        <table:table-row table:style-name="ro2">
          <table:table-cell office:value-type="float" office:value="41306">
            <text:p>Feb-13</text:p>
          </table:table-cell>
          <table:table-cell office:value-type="percentage" office:value="0.83699054">
            <text:p>83.7%</text:p>
          </table:table-cell>
          <table:table-cell office:value-type="percentage" office:value="0.62386954">
            <text:p>62.4%</text:p>
          </table:table-cell>
          <table:table-cell office:value-type="percentage" office:value="0.56611068">
            <text:p>56.6%</text:p>
          </table:table-cell>
          <table:table-cell office:value-type="percentage" office:value="0.384150216721774">
            <text:p>38.4%</text:p>
          </table:table-cell>
          <table:table-cell office:value-type="percentage" office:value="0.3487319">
            <text:p>34.9%</text:p>
          </table:table-cell>
        </table:table-row>
        <table:table-row table:style-name="ro2">
          <table:table-cell office:value-type="float" office:value="41334">
            <text:p>Mar-13</text:p>
          </table:table-cell>
          <table:table-cell office:value-type="percentage" office:value="0.84871523">
            <text:p>84.9%</text:p>
          </table:table-cell>
          <table:table-cell office:value-type="percentage" office:value="0.62039812">
            <text:p>62.0%</text:p>
          </table:table-cell>
          <table:table-cell office:value-type="percentage" office:value="0.5635996">
            <text:p>56.4%</text:p>
          </table:table-cell>
          <table:table-cell office:value-type="percentage" office:value="0.381519445869375">
            <text:p>38.2%</text:p>
          </table:table-cell>
          <table:table-cell office:value-type="percentage" office:value="0.35171562">
            <text:p>35.2%</text:p>
          </table:table-cell>
        </table:table-row>
        <table:table-row table:style-name="ro2">
          <table:table-cell office:value-type="float" office:value="41365">
            <text:p>Apr-13</text:p>
          </table:table-cell>
          <table:table-cell office:value-type="percentage" office:value="0.84159041">
            <text:p>84.2%</text:p>
          </table:table-cell>
          <table:table-cell office:value-type="percentage" office:value="0.62291663">
            <text:p>62.3%</text:p>
          </table:table-cell>
          <table:table-cell office:value-type="percentage" office:value="0.56134585">
            <text:p>56.1%</text:p>
          </table:table-cell>
          <table:table-cell office:value-type="percentage" office:value="0.389344212905092">
            <text:p>38.9%</text:p>
          </table:table-cell>
          <table:table-cell office:value-type="percentage" office:value="0.35011802">
            <text:p>35.0%</text:p>
          </table:table-cell>
        </table:table-row>
        <table:table-row table:style-name="ro2">
          <table:table-cell office:value-type="float" office:value="41395">
            <text:p>May-13</text:p>
          </table:table-cell>
          <table:table-cell office:value-type="percentage" office:value="0.82943307">
            <text:p>82.9%</text:p>
          </table:table-cell>
          <table:table-cell office:value-type="percentage" office:value="0.62160992">
            <text:p>62.2%</text:p>
          </table:table-cell>
          <table:table-cell office:value-type="percentage" office:value="0.56451341">
            <text:p>56.5%</text:p>
          </table:table-cell>
          <table:table-cell office:value-type="percentage" office:value="0.389694829908097">
            <text:p>39.0%</text:p>
          </table:table-cell>
          <table:table-cell office:value-type="percentage" office:value="0.3543733">
            <text:p>35.4%</text:p>
          </table:table-cell>
        </table:table-row>
        <table:table-row table:style-name="ro2">
          <table:table-cell office:value-type="float" office:value="41426">
            <text:p>Jun-13</text:p>
          </table:table-cell>
          <table:table-cell office:value-type="percentage" office:value="0.83942392">
            <text:p>83.9%</text:p>
          </table:table-cell>
          <table:table-cell office:value-type="percentage" office:value="0.6212872">
            <text:p>62.1%</text:p>
          </table:table-cell>
          <table:table-cell office:value-type="percentage" office:value="0.56330443">
            <text:p>56.3%</text:p>
          </table:table-cell>
          <table:table-cell office:value-type="percentage" office:value="0.382158476298934">
            <text:p>38.2%</text:p>
          </table:table-cell>
          <table:table-cell office:value-type="percentage" office:value="0.35261801">
            <text:p>35.3%</text:p>
          </table:table-cell>
        </table:table-row>
        <table:table-row table:style-name="ro2">
          <table:table-cell office:value-type="float" office:value="41456">
            <text:p>Jul-13</text:p>
          </table:table-cell>
          <table:table-cell office:value-type="percentage" office:value="0.84016338">
            <text:p>84.0%</text:p>
          </table:table-cell>
          <table:table-cell office:value-type="percentage" office:value="0.61301947">
            <text:p>61.3%</text:p>
          </table:table-cell>
          <table:table-cell office:value-type="percentage" office:value="0.57216108">
            <text:p>57.2%</text:p>
          </table:table-cell>
          <table:table-cell office:value-type="percentage" office:value="0.395223117235954">
            <text:p>39.5%</text:p>
          </table:table-cell>
          <table:table-cell office:value-type="percentage" office:value="0.35683223">
            <text:p>35.7%</text:p>
          </table:table-cell>
        </table:table-row>
        <table:table-row table:style-name="ro2">
          <table:table-cell office:value-type="float" office:value="41487">
            <text:p>Aug-13</text:p>
          </table:table-cell>
          <table:table-cell office:value-type="percentage" office:value="0.83246939">
            <text:p>83.2%</text:p>
          </table:table-cell>
          <table:table-cell office:value-type="percentage" office:value="0.62077833">
            <text:p>62.1%</text:p>
          </table:table-cell>
          <table:table-cell office:value-type="percentage" office:value="0.57002011">
            <text:p>57.0%</text:p>
          </table:table-cell>
          <table:table-cell office:value-type="percentage" office:value="0.385225406259023">
            <text:p>38.5%</text:p>
          </table:table-cell>
          <table:table-cell office:value-type="percentage" office:value="0.3534006">
            <text:p>35.3%</text:p>
          </table:table-cell>
        </table:table-row>
        <table:table-row table:style-name="ro2">
          <table:table-cell office:value-type="float" office:value="41518">
            <text:p>Sep-13</text:p>
          </table:table-cell>
          <table:table-cell office:value-type="percentage" office:value="0.83715899">
            <text:p>83.7%</text:p>
          </table:table-cell>
          <table:table-cell office:value-type="percentage" office:value="0.61979415">
            <text:p>62.0%</text:p>
          </table:table-cell>
          <table:table-cell office:value-type="percentage" office:value="0.5574306">
            <text:p>55.7%</text:p>
          </table:table-cell>
          <table:table-cell office:value-type="percentage" office:value="0.383866348808826">
            <text:p>38.4%</text:p>
          </table:table-cell>
          <table:table-cell office:value-type="percentage" office:value="0.35712117">
            <text:p>35.7%</text:p>
          </table:table-cell>
        </table:table-row>
        <table:table-row table:style-name="ro2">
          <table:table-cell office:value-type="float" office:value="41548">
            <text:p>Oct-13</text:p>
          </table:table-cell>
          <table:table-cell office:value-type="percentage" office:value="0.8391535">
            <text:p>83.9%</text:p>
          </table:table-cell>
          <table:table-cell office:value-type="percentage" office:value="0.6201386">
            <text:p>62.0%</text:p>
          </table:table-cell>
          <table:table-cell office:value-type="percentage" office:value="0.56460705">
            <text:p>56.5%</text:p>
          </table:table-cell>
          <table:table-cell office:value-type="percentage" office:value="0.388582533856824">
            <text:p>38.9%</text:p>
          </table:table-cell>
          <table:table-cell office:value-type="percentage" office:value="0.34916049">
            <text:p>34.9%</text:p>
          </table:table-cell>
        </table:table-row>
        <table:table-row table:style-name="ro2">
          <table:table-cell office:value-type="float" office:value="41579">
            <text:p>Nov-13</text:p>
          </table:table-cell>
          <table:table-cell office:value-type="percentage" office:value="0.83855395">
            <text:p>83.9%</text:p>
          </table:table-cell>
          <table:table-cell office:value-type="percentage" office:value="0.61909651">
            <text:p>61.9%</text:p>
          </table:table-cell>
          <table:table-cell office:value-type="percentage" office:value="0.55633251">
            <text:p>55.6%</text:p>
          </table:table-cell>
          <table:table-cell office:value-type="percentage" office:value="0.380755557269744">
            <text:p>38.1%</text:p>
          </table:table-cell>
          <table:table-cell office:value-type="percentage" office:value="0.35197495">
            <text:p>35.2%</text:p>
          </table:table-cell>
        </table:table-row>
        <table:table-row table:style-name="ro2">
          <table:table-cell office:value-type="float" office:value="41609">
            <text:p>Dec-13</text:p>
          </table:table-cell>
          <table:table-cell office:value-type="percentage" office:value="0.83751747">
            <text:p>83.8%</text:p>
          </table:table-cell>
          <table:table-cell office:value-type="percentage" office:value="0.61752522">
            <text:p>61.8%</text:p>
          </table:table-cell>
          <table:table-cell office:value-type="percentage" office:value="0.56411581">
            <text:p>56.4%</text:p>
          </table:table-cell>
          <table:table-cell office:value-type="percentage" office:value="0.387034019513929">
            <text:p>38.7%</text:p>
          </table:table-cell>
          <table:table-cell office:value-type="percentage" office:value="0.3506879">
            <text:p>35.1%</text:p>
          </table:table-cell>
        </table:table-row>
        <table:table-row table:style-name="ro2">
          <table:table-cell office:value-type="float" office:value="41640">
            <text:p>Jan-14</text:p>
          </table:table-cell>
          <table:table-cell office:value-type="percentage" office:value="0.84363936">
            <text:p>84.4%</text:p>
          </table:table-cell>
          <table:table-cell office:value-type="percentage" office:value="0.62210763">
            <text:p>62.2%</text:p>
          </table:table-cell>
          <table:table-cell office:value-type="percentage" office:value="0.56149412">
            <text:p>56.1%</text:p>
          </table:table-cell>
          <table:table-cell office:value-type="percentage" office:value="0.376962042213049">
            <text:p>37.7%</text:p>
          </table:table-cell>
          <table:table-cell office:value-type="percentage" office:value="0.34945677">
            <text:p>34.9%</text:p>
          </table:table-cell>
        </table:table-row>
        <table:table-row table:style-name="ro2">
          <table:table-cell office:value-type="float" office:value="41671">
            <text:p>Feb-14</text:p>
          </table:table-cell>
          <table:table-cell office:value-type="percentage" office:value="0.83831558">
            <text:p>83.8%</text:p>
          </table:table-cell>
          <table:table-cell office:value-type="percentage" office:value="0.6138236">
            <text:p>61.4%</text:p>
          </table:table-cell>
          <table:table-cell office:value-type="percentage" office:value="0.56577289">
            <text:p>56.6%</text:p>
          </table:table-cell>
          <table:table-cell office:value-type="percentage" office:value="0.391488843912798">
            <text:p>39.1%</text:p>
          </table:table-cell>
          <table:table-cell office:value-type="percentage" office:value="0.35376123">
            <text:p>35.4%</text:p>
          </table:table-cell>
        </table:table-row>
        <table:table-row table:style-name="ro2">
          <table:table-cell office:value-type="float" office:value="41699">
            <text:p>Mar-14</text:p>
          </table:table-cell>
          <table:table-cell office:value-type="percentage" office:value="0.84047882">
            <text:p>84.0%</text:p>
          </table:table-cell>
          <table:table-cell office:value-type="percentage" office:value="0.61052468">
            <text:p>61.1%</text:p>
          </table:table-cell>
          <table:table-cell office:value-type="percentage" office:value="0.56150669">
            <text:p>56.2%</text:p>
          </table:table-cell>
          <table:table-cell office:value-type="percentage" office:value="0.390409676138502">
            <text:p>39.0%</text:p>
          </table:table-cell>
          <table:table-cell office:value-type="percentage" office:value="0.35430996">
            <text:p>35.4%</text:p>
          </table:table-cell>
        </table:table-row>
        <table:table-row table:style-name="ro2">
          <table:table-cell office:value-type="float" office:value="41730">
            <text:p>Apr-14</text:p>
          </table:table-cell>
          <table:table-cell office:value-type="percentage" office:value="0.84140615">
            <text:p>84.1%</text:p>
          </table:table-cell>
          <table:table-cell office:value-type="percentage" office:value="0.61990797">
            <text:p>62.0%</text:p>
          </table:table-cell>
          <table:table-cell office:value-type="percentage" office:value="0.56175538">
            <text:p>56.2%</text:p>
          </table:table-cell>
          <table:table-cell office:value-type="percentage" office:value="0.385153649416454">
            <text:p>38.5%</text:p>
          </table:table-cell>
          <table:table-cell office:value-type="percentage" office:value="0.3513112">
            <text:p>35.1%</text:p>
          </table:table-cell>
        </table:table-row>
        <table:table-row table:style-name="ro2">
          <table:table-cell office:value-type="float" office:value="41760">
            <text:p>May-14</text:p>
          </table:table-cell>
          <table:table-cell office:value-type="percentage" office:value="0.82244934">
            <text:p>82.2%</text:p>
          </table:table-cell>
          <table:table-cell office:value-type="percentage" office:value="0.6091233">
            <text:p>60.9%</text:p>
          </table:table-cell>
          <table:table-cell office:value-type="percentage" office:value="0.56292813">
            <text:p>56.3%</text:p>
          </table:table-cell>
          <table:table-cell office:value-type="percentage" office:value="0.400200832649169">
            <text:p>40.0%</text:p>
          </table:table-cell>
          <table:table-cell office:value-type="percentage" office:value="0.35575993">
            <text:p>35.6%</text:p>
          </table:table-cell>
        </table:table-row>
        <table:table-row table:style-name="ro2">
          <table:table-cell office:value-type="float" office:value="41791">
            <text:p>Jun-14</text:p>
          </table:table-cell>
          <table:table-cell office:value-type="percentage" office:value="0.83392138">
            <text:p>83.4%</text:p>
          </table:table-cell>
          <table:table-cell office:value-type="percentage" office:value="0.61319028">
            <text:p>61.3%</text:p>
          </table:table-cell>
          <table:table-cell office:value-type="percentage" office:value="0.56101457">
            <text:p>56.1%</text:p>
          </table:table-cell>
          <table:table-cell office:value-type="percentage" office:value="0.391955297508846">
            <text:p>39.2%</text:p>
          </table:table-cell>
          <table:table-cell office:value-type="percentage" office:value="0.35655235">
            <text:p>35.7%</text:p>
          </table:table-cell>
        </table:table-row>
        <table:table-row table:style-name="ro2">
          <table:table-cell office:value-type="float" office:value="41821">
            <text:p>Jul-14</text:p>
          </table:table-cell>
          <table:table-cell office:value-type="percentage" office:value="0.84313043">
            <text:p>84.3%</text:p>
          </table:table-cell>
          <table:table-cell office:value-type="percentage" office:value="0.61820565">
            <text:p>61.8%</text:p>
          </table:table-cell>
          <table:table-cell office:value-type="percentage" office:value="0.56413592">
            <text:p>56.4%</text:p>
          </table:table-cell>
          <table:table-cell office:value-type="percentage" office:value="0.379199791520112">
            <text:p>37.9%</text:p>
          </table:table-cell>
          <table:table-cell office:value-type="percentage" office:value="0.35338191">
            <text:p>35.3%</text:p>
          </table:table-cell>
        </table:table-row>
        <table:table-row table:style-name="ro2">
          <table:table-cell office:value-type="float" office:value="41852">
            <text:p>Aug-14</text:p>
          </table:table-cell>
          <table:table-cell office:value-type="percentage" office:value="0.83075943">
            <text:p>83.1%</text:p>
          </table:table-cell>
          <table:table-cell office:value-type="percentage" office:value="0.61201248">
            <text:p>61.2%</text:p>
          </table:table-cell>
          <table:table-cell office:value-type="percentage" office:value="0.56272563">
            <text:p>56.3%</text:p>
          </table:table-cell>
          <table:table-cell office:value-type="percentage" office:value="0.378458717789441">
            <text:p>37.8%</text:p>
          </table:table-cell>
          <table:table-cell office:value-type="percentage" office:value="0.35509717">
            <text:p>35.5%</text:p>
          </table:table-cell>
        </table:table-row>
        <table:table-row table:style-name="ro2">
          <table:table-cell office:value-type="float" office:value="41883">
            <text:p>Sep-14</text:p>
          </table:table-cell>
          <table:table-cell office:value-type="percentage" office:value="0.82564268">
            <text:p>82.6%</text:p>
          </table:table-cell>
          <table:table-cell office:value-type="percentage" office:value="0.60861678">
            <text:p>60.9%</text:p>
          </table:table-cell>
          <table:table-cell office:value-type="percentage" office:value="0.55441833">
            <text:p>55.4%</text:p>
          </table:table-cell>
          <table:table-cell office:value-type="percentage" office:value="0.397592264746679">
            <text:p>39.8%</text:p>
          </table:table-cell>
          <table:table-cell office:value-type="percentage" office:value="0.35803203">
            <text:p>35.8%</text:p>
          </table:table-cell>
        </table:table-row>
        <table:table-row table:style-name="ro2">
          <table:table-cell office:value-type="float" office:value="41913">
            <text:p>Oct-14</text:p>
          </table:table-cell>
          <table:table-cell office:value-type="percentage" office:value="0.83840067">
            <text:p>83.8%</text:p>
          </table:table-cell>
          <table:table-cell office:value-type="percentage" office:value="0.6112534">
            <text:p>61.1%</text:p>
          </table:table-cell>
          <table:table-cell office:value-type="percentage" office:value="0.5615768">
            <text:p>56.2%</text:p>
          </table:table-cell>
          <table:table-cell office:value-type="percentage" office:value="0.383036785878583">
            <text:p>38.3%</text:p>
          </table:table-cell>
          <table:table-cell office:value-type="percentage" office:value="0.36245277">
            <text:p>36.2%</text:p>
          </table:table-cell>
        </table:table-row>
        <table:table-row table:style-name="ro2">
          <table:table-cell office:value-type="float" office:value="41944">
            <text:p>Nov-14</text:p>
          </table:table-cell>
          <table:table-cell office:value-type="percentage" office:value="0.82918834">
            <text:p>82.9%</text:p>
          </table:table-cell>
          <table:table-cell office:value-type="percentage" office:value="0.61378661">
            <text:p>61.4%</text:p>
          </table:table-cell>
          <table:table-cell office:value-type="percentage" office:value="0.5649187">
            <text:p>56.5%</text:p>
          </table:table-cell>
          <table:table-cell office:value-type="percentage" office:value="0.371841507750282">
            <text:p>37.2%</text:p>
          </table:table-cell>
          <table:table-cell office:value-type="percentage" office:value="0.35848905">
            <text:p>35.8%</text:p>
          </table:table-cell>
        </table:table-row>
        <table:table-row table:style-name="ro2">
          <table:table-cell office:value-type="float" office:value="41974">
            <text:p>Dec-14</text:p>
          </table:table-cell>
          <table:table-cell office:value-type="percentage" office:value="0.82268309">
            <text:p>82.3%</text:p>
          </table:table-cell>
          <table:table-cell office:value-type="percentage" office:value="0.61152099">
            <text:p>61.2%</text:p>
          </table:table-cell>
          <table:table-cell office:value-type="percentage" office:value="0.55520094">
            <text:p>55.5%</text:p>
          </table:table-cell>
          <table:table-cell office:value-type="percentage" office:value="0.379527474798072">
            <text:p>38.0%</text:p>
          </table:table-cell>
          <table:table-cell office:value-type="percentage" office:value="0.35757276">
            <text:p>35.8%</text:p>
          </table:table-cell>
        </table:table-row>
        <table:table-row table:style-name="ro2">
          <table:table-cell office:value-type="float" office:value="42005">
            <text:p>Jan-15</text:p>
          </table:table-cell>
          <table:table-cell office:value-type="percentage" office:value="0.82418755">
            <text:p>82.4%</text:p>
          </table:table-cell>
          <table:table-cell office:value-type="percentage" office:value="0.60844565">
            <text:p>60.8%</text:p>
          </table:table-cell>
          <table:table-cell office:value-type="percentage" office:value="0.55480743">
            <text:p>55.5%</text:p>
          </table:table-cell>
          <table:table-cell office:value-type="percentage" office:value="0.379723410506483">
            <text:p>38.0%</text:p>
          </table:table-cell>
          <table:table-cell office:value-type="percentage" office:value="0.35466887">
            <text:p>35.5%</text:p>
          </table:table-cell>
        </table:table-row>
        <table:table-row table:style-name="ro2">
          <table:table-cell office:value-type="float" office:value="42036">
            <text:p>Feb-15</text:p>
          </table:table-cell>
          <table:table-cell office:value-type="percentage" office:value="0.82269871">
            <text:p>82.3%</text:p>
          </table:table-cell>
          <table:table-cell office:value-type="percentage" office:value="0.61277306">
            <text:p>61.3%</text:p>
          </table:table-cell>
          <table:table-cell office:value-type="percentage" office:value="0.56005946">
            <text:p>56.0%</text:p>
          </table:table-cell>
          <table:table-cell office:value-type="percentage" office:value="0.370469141476621">
            <text:p>37.0%</text:p>
          </table:table-cell>
          <table:table-cell office:value-type="percentage" office:value="0.35609337">
            <text:p>35.6%</text:p>
          </table:table-cell>
        </table:table-row>
        <table:table-row table:style-name="ro2">
          <table:table-cell office:value-type="float" office:value="42064">
            <text:p>Mar-15</text:p>
          </table:table-cell>
          <table:table-cell office:value-type="percentage" office:value="0.81953865">
            <text:p>82.0%</text:p>
          </table:table-cell>
          <table:table-cell office:value-type="percentage" office:value="0.61409013">
            <text:p>61.4%</text:p>
          </table:table-cell>
          <table:table-cell office:value-type="percentage" office:value="0.55354251">
            <text:p>55.4%</text:p>
          </table:table-cell>
          <table:table-cell office:value-type="percentage" office:value="0.375109901278839">
            <text:p>37.5%</text:p>
          </table:table-cell>
          <table:table-cell office:value-type="percentage" office:value="0.35485864">
            <text:p>35.5%</text:p>
          </table:table-cell>
        </table:table-row>
        <table:table-row table:style-name="ro2">
          <table:table-cell office:value-type="float" office:value="42095">
            <text:p>Apr-15</text:p>
          </table:table-cell>
          <table:table-cell office:value-type="percentage" office:value="0.81974339">
            <text:p>82.0%</text:p>
          </table:table-cell>
          <table:table-cell office:value-type="percentage" office:value="0.61349968">
            <text:p>61.3%</text:p>
          </table:table-cell>
          <table:table-cell office:value-type="percentage" office:value="0.55833942">
            <text:p>55.8%</text:p>
          </table:table-cell>
          <table:table-cell office:value-type="percentage" office:value="0.378326574479585">
            <text:p>37.8%</text:p>
          </table:table-cell>
          <table:table-cell office:value-type="percentage" office:value="0.35642584">
            <text:p>35.6%</text:p>
          </table:table-cell>
        </table:table-row>
        <table:table-row table:style-name="ro2">
          <table:table-cell office:value-type="float" office:value="42125">
            <text:p>May-15</text:p>
          </table:table-cell>
          <table:table-cell office:value-type="percentage" office:value="0.81521135">
            <text:p>81.5%</text:p>
          </table:table-cell>
          <table:table-cell office:value-type="percentage" office:value="0.60978462">
            <text:p>61.0%</text:p>
          </table:table-cell>
          <table:table-cell office:value-type="percentage" office:value="0.55264292">
            <text:p>55.3%</text:p>
          </table:table-cell>
          <table:table-cell office:value-type="percentage" office:value="0.373329729467129">
            <text:p>37.3%</text:p>
          </table:table-cell>
          <table:table-cell office:value-type="percentage" office:value="0.35140013">
            <text:p>35.1%</text:p>
          </table:table-cell>
        </table:table-row>
        <table:table-row table:style-name="ro2">
          <table:table-cell office:value-type="float" office:value="42156">
            <text:p>Jun-15</text:p>
          </table:table-cell>
          <table:table-cell office:value-type="percentage" office:value="0.82884299">
            <text:p>82.9%</text:p>
          </table:table-cell>
          <table:table-cell office:value-type="percentage" office:value="0.61051768">
            <text:p>61.1%</text:p>
          </table:table-cell>
          <table:table-cell office:value-type="percentage" office:value="0.5455472">
            <text:p>54.6%</text:p>
          </table:table-cell>
          <table:table-cell office:value-type="percentage" office:value="0.383787206009627">
            <text:p>38.4%</text:p>
          </table:table-cell>
          <table:table-cell office:value-type="percentage" office:value="0.3504955">
            <text:p>35.0%</text:p>
          </table:table-cell>
        </table:table-row>
        <table:table-row table:style-name="ro2">
          <table:table-cell office:value-type="float" office:value="42186">
            <text:p>Jul-15</text:p>
          </table:table-cell>
          <table:table-cell office:value-type="percentage" office:value="0.80563969">
            <text:p>80.6%</text:p>
          </table:table-cell>
          <table:table-cell office:value-type="percentage" office:value="0.60815627">
            <text:p>60.8%</text:p>
          </table:table-cell>
          <table:table-cell office:value-type="percentage" office:value="0.5553877">
            <text:p>55.5%</text:p>
          </table:table-cell>
          <table:table-cell office:value-type="percentage" office:value="0.380500879621345">
            <text:p>38.1%</text:p>
          </table:table-cell>
          <table:table-cell office:value-type="percentage" office:value="0.35531385">
            <text:p>35.5%</text:p>
          </table:table-cell>
        </table:table-row>
        <table:table-row table:style-name="ro2">
          <table:table-cell office:value-type="float" office:value="42217">
            <text:p>Aug-15</text:p>
          </table:table-cell>
          <table:table-cell office:value-type="percentage" office:value="0.82570979">
            <text:p>82.6%</text:p>
          </table:table-cell>
          <table:table-cell office:value-type="percentage" office:value="0.6164628">
            <text:p>61.6%</text:p>
          </table:table-cell>
          <table:table-cell office:value-type="percentage" office:value="0.54831762">
            <text:p>54.8%</text:p>
          </table:table-cell>
          <table:table-cell office:value-type="percentage" office:value="0.384237171147482">
            <text:p>38.4%</text:p>
          </table:table-cell>
          <table:table-cell office:value-type="percentage" office:value="0.35091117">
            <text:p>35.1%</text:p>
          </table:table-cell>
        </table:table-row>
        <table:table-row table:style-name="ro2">
          <table:table-cell office:value-type="float" office:value="42248">
            <text:p>Sep-15</text:p>
          </table:table-cell>
          <table:table-cell office:value-type="percentage" office:value="0.81548823">
            <text:p>81.5%</text:p>
          </table:table-cell>
          <table:table-cell office:value-type="percentage" office:value="0.61468756">
            <text:p>61.5%</text:p>
          </table:table-cell>
          <table:table-cell office:value-type="percentage" office:value="0.54638635">
            <text:p>54.6%</text:p>
          </table:table-cell>
          <table:table-cell office:value-type="percentage" office:value="0.381246130524743">
            <text:p>38.1%</text:p>
          </table:table-cell>
          <table:table-cell office:value-type="percentage" office:value="0.35092824">
            <text:p>35.1%</text:p>
          </table:table-cell>
        </table:table-row>
        <table:table-row table:style-name="ro2">
          <table:table-cell office:value-type="float" office:value="42278">
            <text:p>Oct-15</text:p>
          </table:table-cell>
          <table:table-cell office:value-type="percentage" office:value="0.82378755">
            <text:p>82.4%</text:p>
          </table:table-cell>
          <table:table-cell office:value-type="percentage" office:value="0.60207207">
            <text:p>60.2%</text:p>
          </table:table-cell>
          <table:table-cell office:value-type="percentage" office:value="0.55378662">
            <text:p>55.4%</text:p>
          </table:table-cell>
          <table:table-cell office:value-type="percentage" office:value="0.38117841770707">
            <text:p>38.1%</text:p>
          </table:table-cell>
          <table:table-cell office:value-type="percentage" office:value="0.35194761">
            <text:p>35.2%</text:p>
          </table:table-cell>
        </table:table-row>
        <table:table-row table:style-name="ro2">
          <table:table-cell office:value-type="float" office:value="42309">
            <text:p>Nov-15</text:p>
          </table:table-cell>
          <table:table-cell office:value-type="percentage" office:value="0.81988078">
            <text:p>82.0%</text:p>
          </table:table-cell>
          <table:table-cell office:value-type="percentage" office:value="0.60597986">
            <text:p>60.6%</text:p>
          </table:table-cell>
          <table:table-cell office:value-type="percentage" office:value="0.55238467">
            <text:p>55.2%</text:p>
          </table:table-cell>
          <table:table-cell office:value-type="percentage" office:value="0.383687870476613">
            <text:p>38.4%</text:p>
          </table:table-cell>
          <table:table-cell office:value-type="percentage" office:value="0.34929729">
            <text:p>34.9%</text:p>
          </table:table-cell>
        </table:table-row>
        <table:table-row table:style-name="ro2">
          <table:table-cell office:value-type="float" office:value="42339">
            <text:p>Dec-15</text:p>
          </table:table-cell>
          <table:table-cell office:value-type="percentage" office:value="0.81750309">
            <text:p>81.8%</text:p>
          </table:table-cell>
          <table:table-cell office:value-type="percentage" office:value="0.60898066">
            <text:p>60.9%</text:p>
          </table:table-cell>
          <table:table-cell office:value-type="percentage" office:value="0.54380381">
            <text:p>54.4%</text:p>
          </table:table-cell>
          <table:table-cell office:value-type="percentage" office:value="0.355094671917677">
            <text:p>35.5%</text:p>
          </table:table-cell>
          <table:table-cell office:value-type="percentage" office:value="0.35151014">
            <text:p>35.2%</text:p>
          </table:table-cell>
        </table:table-row>
        <table:table-row table:style-name="ro2">
          <table:table-cell office:value-type="float" office:value="42370">
            <text:p>Jan-16</text:p>
          </table:table-cell>
          <table:table-cell office:value-type="percentage" office:value="0.80822981">
            <text:p>80.8%</text:p>
          </table:table-cell>
          <table:table-cell office:value-type="percentage" office:value="0.60345598">
            <text:p>60.3%</text:p>
          </table:table-cell>
          <table:table-cell office:value-type="percentage" office:value="0.54355369">
            <text:p>54.4%</text:p>
          </table:table-cell>
          <table:table-cell office:value-type="percentage" office:value="0.38414708351949">
            <text:p>38.4%</text:p>
          </table:table-cell>
          <table:table-cell office:value-type="percentage" office:value="0.35684378">
            <text:p>35.7%</text:p>
          </table:table-cell>
        </table:table-row>
        <table:table-row table:style-name="ro2">
          <table:table-cell office:value-type="float" office:value="42401">
            <text:p>Feb-16</text:p>
          </table:table-cell>
          <table:table-cell office:value-type="percentage" office:value="0.80849222">
            <text:p>80.8%</text:p>
          </table:table-cell>
          <table:table-cell office:value-type="percentage" office:value="0.60253241">
            <text:p>60.3%</text:p>
          </table:table-cell>
          <table:table-cell office:value-type="percentage" office:value="0.5424015">
            <text:p>54.2%</text:p>
          </table:table-cell>
          <table:table-cell office:value-type="percentage" office:value="0.388297617770613">
            <text:p>38.8%</text:p>
          </table:table-cell>
          <table:table-cell office:value-type="percentage" office:value="0.35247096">
            <text:p>35.2%</text:p>
          </table:table-cell>
        </table:table-row>
        <table:table-row table:style-name="ro2">
          <table:table-cell office:value-type="float" office:value="42430">
            <text:p>Mar-16</text:p>
          </table:table-cell>
          <table:table-cell office:value-type="percentage" office:value="0.81745187">
            <text:p>81.7%</text:p>
          </table:table-cell>
          <table:table-cell office:value-type="percentage" office:value="0.60816926">
            <text:p>60.8%</text:p>
          </table:table-cell>
          <table:table-cell office:value-type="percentage" office:value="0.53706299">
            <text:p>53.7%</text:p>
          </table:table-cell>
          <table:table-cell office:value-type="percentage" office:value="0.385915275166477">
            <text:p>38.6%</text:p>
          </table:table-cell>
          <table:table-cell office:value-type="percentage" office:value="0.35036868">
            <text:p>35.0%</text:p>
          </table:table-cell>
        </table:table-row>
        <table:table-row table:style-name="ro2">
          <table:table-cell office:value-type="float" office:value="42461">
            <text:p>Apr-16</text:p>
          </table:table-cell>
          <table:table-cell office:value-type="percentage" office:value="0.80984581">
            <text:p>81.0%</text:p>
          </table:table-cell>
          <table:table-cell office:value-type="percentage" office:value="0.59596948">
            <text:p>59.6%</text:p>
          </table:table-cell>
          <table:table-cell office:value-type="percentage" office:value="0.54629834">
            <text:p>54.6%</text:p>
          </table:table-cell>
          <table:table-cell office:value-type="percentage" office:value="0.377140221793614">
            <text:p>37.7%</text:p>
          </table:table-cell>
          <table:table-cell office:value-type="percentage" office:value="0.35148907">
            <text:p>35.1%</text:p>
          </table:table-cell>
        </table:table-row>
        <table:table-row table:style-name="ro2">
          <table:table-cell office:value-type="float" office:value="42491">
            <text:p>May-16</text:p>
          </table:table-cell>
          <table:table-cell office:value-type="percentage" office:value="0.81997728">
            <text:p>82.0%</text:p>
          </table:table-cell>
          <table:table-cell office:value-type="percentage" office:value="0.60012174">
            <text:p>60.0%</text:p>
          </table:table-cell>
          <table:table-cell office:value-type="percentage" office:value="0.5408657">
            <text:p>54.1%</text:p>
          </table:table-cell>
          <table:table-cell office:value-type="percentage" office:value="0.378006458955591">
            <text:p>37.8%</text:p>
          </table:table-cell>
          <table:table-cell office:value-type="percentage" office:value="0.35528597">
            <text:p>35.5%</text:p>
          </table:table-cell>
        </table:table-row>
        <table:table-row table:style-name="ro2">
          <table:table-cell office:value-type="float" office:value="42522">
            <text:p>Jun-16</text:p>
          </table:table-cell>
          <table:table-cell office:value-type="percentage" office:value="0.81358967">
            <text:p>81.4%</text:p>
          </table:table-cell>
          <table:table-cell office:value-type="percentage" office:value="0.60243162">
            <text:p>60.2%</text:p>
          </table:table-cell>
          <table:table-cell office:value-type="percentage" office:value="0.55777259">
            <text:p>55.8%</text:p>
          </table:table-cell>
          <table:table-cell office:value-type="percentage" office:value="0.372144692232629">
            <text:p>37.2%</text:p>
          </table:table-cell>
          <table:table-cell office:value-type="percentage" office:value="0.35365887">
            <text:p>35.4%</text:p>
          </table:table-cell>
        </table:table-row>
        <table:table-row table:style-name="ro2">
          <table:table-cell office:value-type="float" office:value="42552">
            <text:p>Jul-16</text:p>
          </table:table-cell>
          <table:table-cell office:value-type="percentage" office:value="0.81570862">
            <text:p>81.6%</text:p>
          </table:table-cell>
          <table:table-cell office:value-type="percentage" office:value="0.60478689">
            <text:p>60.5%</text:p>
          </table:table-cell>
          <table:table-cell office:value-type="percentage" office:value="0.53700943">
            <text:p>53.7%</text:p>
          </table:table-cell>
          <table:table-cell office:value-type="percentage" office:value="0.391435173261255">
            <text:p>39.1%</text:p>
          </table:table-cell>
          <table:table-cell office:value-type="percentage" office:value="0.35336154">
            <text:p>35.3%</text:p>
          </table:table-cell>
        </table:table-row>
        <table:table-row table:style-name="ro2">
          <table:table-cell office:value-type="float" office:value="42583">
            <text:p>Aug-16</text:p>
          </table:table-cell>
          <table:table-cell office:value-type="percentage" office:value="0.80078408">
            <text:p>80.1%</text:p>
          </table:table-cell>
          <table:table-cell office:value-type="percentage" office:value="0.6003272">
            <text:p>60.0%</text:p>
          </table:table-cell>
          <table:table-cell office:value-type="percentage" office:value="0.54303126">
            <text:p>54.3%</text:p>
          </table:table-cell>
          <table:table-cell office:value-type="percentage" office:value="0.376313409733589">
            <text:p>37.6%</text:p>
          </table:table-cell>
          <table:table-cell office:value-type="percentage" office:value="0.35648698">
            <text:p>35.6%</text:p>
          </table:table-cell>
        </table:table-row>
        <table:table-row table:style-name="ro2">
          <table:table-cell office:value-type="float" office:value="42614">
            <text:p>Sep-16</text:p>
          </table:table-cell>
          <table:table-cell office:value-type="percentage" office:value="0.80496754">
            <text:p>80.5%</text:p>
          </table:table-cell>
          <table:table-cell office:value-type="percentage" office:value="0.59715935">
            <text:p>59.7%</text:p>
          </table:table-cell>
          <table:table-cell office:value-type="percentage" office:value="0.53961567">
            <text:p>54.0%</text:p>
          </table:table-cell>
          <table:table-cell office:value-type="percentage" office:value="0.37865913324703">
            <text:p>37.9%</text:p>
          </table:table-cell>
          <table:table-cell office:value-type="percentage" office:value="0.35384307">
            <text:p>35.4%</text:p>
          </table:table-cell>
        </table:table-row>
        <table:table-row table:style-name="ro2">
          <table:table-cell office:value-type="float" office:value="42644">
            <text:p>Oct-16</text:p>
          </table:table-cell>
          <table:table-cell office:value-type="percentage" office:value="0.81869884">
            <text:p>81.9%</text:p>
          </table:table-cell>
          <table:table-cell office:value-type="percentage" office:value="0.59783548">
            <text:p>59.8%</text:p>
          </table:table-cell>
          <table:table-cell office:value-type="percentage" office:value="0.53841396">
            <text:p>53.8%</text:p>
          </table:table-cell>
          <table:table-cell office:value-type="percentage" office:value="0.382593557737254">
            <text:p>38.3%</text:p>
          </table:table-cell>
          <table:table-cell office:value-type="percentage" office:value="0.35288767">
            <text:p>35.3%</text:p>
          </table:table-cell>
        </table:table-row>
        <table:table-row table:style-name="ro2">
          <table:table-cell office:value-type="float" office:value="42675">
            <text:p>Nov-16</text:p>
          </table:table-cell>
          <table:table-cell office:value-type="percentage" office:value="0.79918057">
            <text:p>79.9%</text:p>
          </table:table-cell>
          <table:table-cell office:value-type="percentage" office:value="0.59722237">
            <text:p>59.7%</text:p>
          </table:table-cell>
          <table:table-cell office:value-type="percentage" office:value="0.54069793">
            <text:p>54.1%</text:p>
          </table:table-cell>
          <table:table-cell office:value-type="percentage" office:value="0.391320272245284">
            <text:p>39.1%</text:p>
          </table:table-cell>
          <table:table-cell office:value-type="percentage" office:value="0.35274934">
            <text:p>35.3%</text:p>
          </table:table-cell>
        </table:table-row>
        <table:table-row table:style-name="ro2">
          <table:table-cell office:value-type="float" office:value="42705">
            <text:p>Dec-16</text:p>
          </table:table-cell>
          <table:table-cell office:value-type="percentage" office:value="0.81308071">
            <text:p>81.3%</text:p>
          </table:table-cell>
          <table:table-cell office:value-type="percentage" office:value="0.59131336">
            <text:p>59.1%</text:p>
          </table:table-cell>
          <table:table-cell office:value-type="percentage" office:value="0.53315755">
            <text:p>53.3%</text:p>
          </table:table-cell>
          <table:table-cell office:value-type="percentage" office:value="0.381543638608742">
            <text:p>38.2%</text:p>
          </table:table-cell>
          <table:table-cell office:value-type="percentage" office:value="0.35567081">
            <text:p>35.6%</text:p>
          </table:table-cell>
        </table:table-row>
        <table:table-row table:style-name="ro2">
          <table:table-cell office:value-type="float" office:value="42736">
            <text:p>Jan-17</text:p>
          </table:table-cell>
          <table:table-cell office:value-type="percentage" office:value="0.80143039">
            <text:p>80.1%</text:p>
          </table:table-cell>
          <table:table-cell office:value-type="percentage" office:value="0.58962976">
            <text:p>59.0%</text:p>
          </table:table-cell>
          <table:table-cell office:value-type="percentage" office:value="0.54427472">
            <text:p>54.4%</text:p>
          </table:table-cell>
          <table:table-cell office:value-type="percentage" office:value="0.378042722851384">
            <text:p>37.8%</text:p>
          </table:table-cell>
          <table:table-cell office:value-type="percentage" office:value="0.34932964">
            <text:p>34.9%</text:p>
          </table:table-cell>
        </table:table-row>
        <table:table-row table:style-name="ro2">
          <table:table-cell office:value-type="float" office:value="42767">
            <text:p>Feb-17</text:p>
          </table:table-cell>
          <table:table-cell office:value-type="percentage" office:value="0.82006597">
            <text:p>82.0%</text:p>
          </table:table-cell>
          <table:table-cell office:value-type="percentage" office:value="0.59765482">
            <text:p>59.8%</text:p>
          </table:table-cell>
          <table:table-cell office:value-type="percentage" office:value="0.54153007">
            <text:p>54.2%</text:p>
          </table:table-cell>
          <table:table-cell office:value-type="percentage" office:value="0.380465939102084">
            <text:p>38.0%</text:p>
          </table:table-cell>
          <table:table-cell office:value-type="percentage" office:value="0.34840572">
            <text:p>34.8%</text:p>
          </table:table-cell>
        </table:table-row>
        <table:table-row table:style-name="ro2">
          <table:table-cell office:value-type="float" office:value="42795">
            <text:p>Mar-17</text:p>
          </table:table-cell>
          <table:table-cell office:value-type="percentage" office:value="0.80845752">
            <text:p>80.8%</text:p>
          </table:table-cell>
          <table:table-cell office:value-type="percentage" office:value="0.58788372">
            <text:p>58.8%</text:p>
          </table:table-cell>
          <table:table-cell office:value-type="percentage" office:value="0.53868802">
            <text:p>53.9%</text:p>
          </table:table-cell>
          <table:table-cell office:value-type="percentage" office:value="0.385565444945685">
            <text:p>38.6%</text:p>
          </table:table-cell>
          <table:table-cell office:value-type="percentage" office:value="0.35056168">
            <text:p>35.1%</text:p>
          </table:table-cell>
        </table:table-row>
        <table:table-row table:style-name="ro2">
          <table:table-cell office:value-type="float" office:value="42826">
            <text:p>Apr-17</text:p>
          </table:table-cell>
          <table:table-cell office:value-type="percentage" office:value="0.81097732">
            <text:p>81.1%</text:p>
          </table:table-cell>
          <table:table-cell office:value-type="percentage" office:value="0.58677846">
            <text:p>58.7%</text:p>
          </table:table-cell>
          <table:table-cell office:value-type="percentage" office:value="0.5353363">
            <text:p>53.5%</text:p>
          </table:table-cell>
          <table:table-cell office:value-type="percentage" office:value="0.386583275591316">
            <text:p>38.7%</text:p>
          </table:table-cell>
          <table:table-cell office:value-type="percentage" office:value="0.34964022">
            <text:p>35.0%</text:p>
          </table:table-cell>
        </table:table-row>
        <table:table-row table:style-name="ro2">
          <table:table-cell office:value-type="float" office:value="42856">
            <text:p>May-17</text:p>
          </table:table-cell>
          <table:table-cell office:value-type="percentage" office:value="0.79855492">
            <text:p>79.9%</text:p>
          </table:table-cell>
          <table:table-cell office:value-type="percentage" office:value="0.58703284">
            <text:p>58.7%</text:p>
          </table:table-cell>
          <table:table-cell office:value-type="percentage" office:value="0.53944581">
            <text:p>53.9%</text:p>
          </table:table-cell>
          <table:table-cell office:value-type="percentage" office:value="0.380926989037958">
            <text:p>38.1%</text:p>
          </table:table-cell>
          <table:table-cell office:value-type="percentage" office:value="0.34541318">
            <text:p>34.5%</text:p>
          </table:table-cell>
        </table:table-row>
        <table:table-row table:style-name="ro2">
          <table:table-cell office:value-type="float" office:value="42887">
            <text:p>Jun-17</text:p>
          </table:table-cell>
          <table:table-cell office:value-type="percentage" office:value="0.80327194">
            <text:p>80.3%</text:p>
          </table:table-cell>
          <table:table-cell office:value-type="percentage" office:value="0.58468572">
            <text:p>58.5%</text:p>
          </table:table-cell>
          <table:table-cell office:value-type="percentage" office:value="0.530217">
            <text:p>53.0%</text:p>
          </table:table-cell>
          <table:table-cell office:value-type="percentage" office:value="0.384634343130865">
            <text:p>38.5%</text:p>
          </table:table-cell>
          <table:table-cell office:value-type="percentage" office:value="0.34700403">
            <text:p>34.7%</text:p>
          </table:table-cell>
        </table:table-row>
        <table:table-row table:style-name="ro2">
          <table:table-cell office:value-type="float" office:value="42917">
            <text:p>Jul-17</text:p>
          </table:table-cell>
          <table:table-cell office:value-type="percentage" office:value="0.80093378">
            <text:p>80.1%</text:p>
          </table:table-cell>
          <table:table-cell office:value-type="percentage" office:value="0.58601255">
            <text:p>58.6%</text:p>
          </table:table-cell>
          <table:table-cell office:value-type="percentage" office:value="0.53083466">
            <text:p>53.1%</text:p>
          </table:table-cell>
          <table:table-cell office:value-type="percentage" office:value="0.374135663837168">
            <text:p>37.4%</text:p>
          </table:table-cell>
          <table:table-cell office:value-type="percentage" office:value="0.34843419">
            <text:p>34.8%</text:p>
          </table:table-cell>
        </table:table-row>
        <table:table-row table:style-name="ro2">
          <table:table-cell office:value-type="float" office:value="42948">
            <text:p>Aug-17</text:p>
          </table:table-cell>
          <table:table-cell office:value-type="percentage" office:value="0.78980157">
            <text:p>79.0%</text:p>
          </table:table-cell>
          <table:table-cell office:value-type="percentage" office:value="0.58336213">
            <text:p>58.3%</text:p>
          </table:table-cell>
          <table:table-cell office:value-type="percentage" office:value="0.53615107">
            <text:p>53.6%</text:p>
          </table:table-cell>
          <table:table-cell office:value-type="percentage" office:value="0.391920781382066">
            <text:p>39.2%</text:p>
          </table:table-cell>
          <table:table-cell office:value-type="percentage" office:value="0.34699429">
            <text:p>34.7%</text:p>
          </table:table-cell>
        </table:table-row>
        <table:table-row table:style-name="ro2">
          <table:table-cell office:value-type="float" office:value="42979">
            <text:p>Sep-17</text:p>
          </table:table-cell>
          <table:table-cell office:value-type="percentage" office:value="0.81152881">
            <text:p>81.2%</text:p>
          </table:table-cell>
          <table:table-cell office:value-type="percentage" office:value="0.58655426">
            <text:p>58.7%</text:p>
          </table:table-cell>
          <table:table-cell office:value-type="percentage" office:value="0.54023986">
            <text:p>54.0%</text:p>
          </table:table-cell>
          <table:table-cell office:value-type="percentage" office:value="0.390747167930736">
            <text:p>39.1%</text:p>
          </table:table-cell>
          <table:table-cell office:value-type="percentage" office:value="0.34820673">
            <text:p>34.8%</text:p>
          </table:table-cell>
        </table:table-row>
        <table:table-row table:style-name="ro2">
          <table:table-cell office:value-type="float" office:value="43009">
            <text:p>Oct-17</text:p>
          </table:table-cell>
          <table:table-cell office:value-type="percentage" office:value="0.79964536">
            <text:p>80.0%</text:p>
          </table:table-cell>
          <table:table-cell office:value-type="percentage" office:value="0.59458605">
            <text:p>59.5%</text:p>
          </table:table-cell>
          <table:table-cell office:value-type="percentage" office:value="0.53915483">
            <text:p>53.9%</text:p>
          </table:table-cell>
          <table:table-cell office:value-type="percentage" office:value="0.37055244301051">
            <text:p>37.1%</text:p>
          </table:table-cell>
          <table:table-cell office:value-type="percentage" office:value="0.34567831">
            <text:p>34.6%</text:p>
          </table:table-cell>
        </table:table-row>
        <table:table-row table:style-name="ro2">
          <table:table-cell office:value-type="float" office:value="43040">
            <text:p>Nov-17</text:p>
          </table:table-cell>
          <table:table-cell office:value-type="percentage" office:value="0.79560568">
            <text:p>79.6%</text:p>
          </table:table-cell>
          <table:table-cell office:value-type="percentage" office:value="0.57930739">
            <text:p>57.9%</text:p>
          </table:table-cell>
          <table:table-cell office:value-type="percentage" office:value="0.53807662">
            <text:p>53.8%</text:p>
          </table:table-cell>
          <table:table-cell office:value-type="percentage" office:value="0.384277570833114">
            <text:p>38.4%</text:p>
          </table:table-cell>
          <table:table-cell office:value-type="percentage" office:value="0.34905625">
            <text:p>34.9%</text:p>
          </table:table-cell>
        </table:table-row>
        <table:table-row table:style-name="ro2">
          <table:table-cell office:value-type="float" office:value="43070">
            <text:p>Dec-17</text:p>
          </table:table-cell>
          <table:table-cell office:value-type="percentage" office:value="0.81580247">
            <text:p>81.6%</text:p>
          </table:table-cell>
          <table:table-cell office:value-type="percentage" office:value="0.59716716">
            <text:p>59.7%</text:p>
          </table:table-cell>
          <table:table-cell office:value-type="percentage" office:value="0.54269629">
            <text:p>54.3%</text:p>
          </table:table-cell>
          <table:table-cell office:value-type="percentage" office:value="0.391968377103047">
            <text:p>39.2%</text:p>
          </table:table-cell>
          <table:table-cell office:value-type="percentage" office:value="0.3482517">
            <text:p>34.8%</text:p>
          </table:table-cell>
        </table:table-row>
        <table:table-row table:style-name="ro2">
          <table:table-cell office:value-type="float" office:value="43101">
            <text:p>Jan-18</text:p>
          </table:table-cell>
          <table:table-cell office:value-type="percentage" office:value="0.80933729">
            <text:p>80.9%</text:p>
          </table:table-cell>
          <table:table-cell office:value-type="percentage" office:value="0.60195845">
            <text:p>60.2%</text:p>
          </table:table-cell>
          <table:table-cell office:value-type="percentage" office:value="0.53816337">
            <text:p>53.8%</text:p>
          </table:table-cell>
          <table:table-cell office:value-type="percentage" office:value="0.38514556225935">
            <text:p>38.5%</text:p>
          </table:table-cell>
          <table:table-cell office:value-type="percentage" office:value="0.34990904">
            <text:p>35.0%</text:p>
          </table:table-cell>
        </table:table-row>
        <table:table-row table:style-name="ro2">
          <table:table-cell office:value-type="float" office:value="43132">
            <text:p>Feb-18</text:p>
          </table:table-cell>
          <table:table-cell office:value-type="percentage" office:value="0.80797444">
            <text:p>80.8%</text:p>
          </table:table-cell>
          <table:table-cell office:value-type="percentage" office:value="0.59364238">
            <text:p>59.4%</text:p>
          </table:table-cell>
          <table:table-cell office:value-type="percentage" office:value="0.53677565">
            <text:p>53.7%</text:p>
          </table:table-cell>
          <table:table-cell office:value-type="percentage" office:value="0.386598272993106">
            <text:p>38.7%</text:p>
          </table:table-cell>
          <table:table-cell office:value-type="percentage" office:value="0.35193821">
            <text:p>35.2%</text:p>
          </table:table-cell>
        </table:table-row>
        <table:table-row table:style-name="ro2">
          <table:table-cell office:value-type="float" office:value="43160">
            <text:p>Mar-18</text:p>
          </table:table-cell>
          <table:table-cell office:value-type="percentage" office:value="0.80494495">
            <text:p>80.5%</text:p>
          </table:table-cell>
          <table:table-cell office:value-type="percentage" office:value="0.59398738">
            <text:p>59.4%</text:p>
          </table:table-cell>
          <table:table-cell office:value-type="percentage" office:value="0.5488144">
            <text:p>54.9%</text:p>
          </table:table-cell>
          <table:table-cell office:value-type="percentage" office:value="0.361068181425233">
            <text:p>36.1%</text:p>
          </table:table-cell>
          <table:table-cell office:value-type="percentage" office:value="0.34996698">
            <text:p>35.0%</text:p>
          </table:table-cell>
        </table:table-row>
        <table:table-row table:style-name="ro2">
          <table:table-cell office:value-type="float" office:value="43191">
            <text:p>Apr-18</text:p>
          </table:table-cell>
          <table:table-cell office:value-type="percentage" office:value="0.79044643">
            <text:p>79.0%</text:p>
          </table:table-cell>
          <table:table-cell office:value-type="percentage" office:value="0.59738269">
            <text:p>59.7%</text:p>
          </table:table-cell>
          <table:table-cell office:value-type="percentage" office:value="0.54553883">
            <text:p>54.6%</text:p>
          </table:table-cell>
          <table:table-cell office:value-type="percentage" office:value="0.375644662117925">
            <text:p>37.6%</text:p>
          </table:table-cell>
          <table:table-cell office:value-type="percentage" office:value="0.34957655">
            <text:p>35.0%</text:p>
          </table:table-cell>
        </table:table-row>
        <table:table-row table:style-name="ro2">
          <table:table-cell office:value-type="float" office:value="43221">
            <text:p>May-18</text:p>
          </table:table-cell>
          <table:table-cell office:value-type="percentage" office:value="0.80721912">
            <text:p>80.7%</text:p>
          </table:table-cell>
          <table:table-cell office:value-type="percentage" office:value="0.59510835">
            <text:p>59.5%</text:p>
          </table:table-cell>
          <table:table-cell office:value-type="percentage" office:value="0.54526582">
            <text:p>54.5%</text:p>
          </table:table-cell>
          <table:table-cell office:value-type="percentage" office:value="0.385813906156262">
            <text:p>38.6%</text:p>
          </table:table-cell>
          <table:table-cell office:value-type="percentage" office:value="0.34849753">
            <text:p>34.8%</text:p>
          </table:table-cell>
        </table:table-row>
        <table:table-row table:style-name="ro2">
          <table:table-cell office:value-type="float" office:value="43252">
            <text:p>Jun-18</text:p>
          </table:table-cell>
          <table:table-cell office:value-type="percentage" office:value="0.81514122">
            <text:p>81.5%</text:p>
          </table:table-cell>
          <table:table-cell office:value-type="percentage" office:value="0.59286153">
            <text:p>59.3%</text:p>
          </table:table-cell>
          <table:table-cell office:value-type="percentage" office:value="0.54631278">
            <text:p>54.6%</text:p>
          </table:table-cell>
          <table:table-cell office:value-type="percentage" office:value="0.379920061810325">
            <text:p>38.0%</text:p>
          </table:table-cell>
          <table:table-cell office:value-type="percentage" office:value="0.35213415">
            <text:p>35.2%</text:p>
          </table:table-cell>
        </table:table-row>
        <table:table-row table:style-name="ro2">
          <table:table-cell office:value-type="float" office:value="43282">
            <text:p>Jul-18</text:p>
          </table:table-cell>
          <table:table-cell office:value-type="percentage" office:value="0.80614616">
            <text:p>80.6%</text:p>
          </table:table-cell>
          <table:table-cell office:value-type="percentage" office:value="0.59527231">
            <text:p>59.5%</text:p>
          </table:table-cell>
          <table:table-cell office:value-type="percentage" office:value="0.53599768">
            <text:p>53.6%</text:p>
          </table:table-cell>
          <table:table-cell office:value-type="percentage" office:value="0.374901868541491">
            <text:p>37.5%</text:p>
          </table:table-cell>
          <table:table-cell office:value-type="percentage" office:value="0.3513943">
            <text:p>35.1%</text:p>
          </table:table-cell>
        </table:table-row>
        <table:table-row table:style-name="ro2">
          <table:table-cell office:value-type="float" office:value="43313">
            <text:p>Aug-18</text:p>
          </table:table-cell>
          <table:table-cell office:value-type="percentage" office:value="0.81926765">
            <text:p>81.9%</text:p>
          </table:table-cell>
          <table:table-cell office:value-type="percentage" office:value="0.58911345">
            <text:p>58.9%</text:p>
          </table:table-cell>
          <table:table-cell office:value-type="percentage" office:value="0.54758692">
            <text:p>54.8%</text:p>
          </table:table-cell>
          <table:table-cell office:value-type="percentage" office:value="0.376371152340901">
            <text:p>37.6%</text:p>
          </table:table-cell>
          <table:table-cell office:value-type="percentage" office:value="0.35230659">
            <text:p>35.2%</text:p>
          </table:table-cell>
        </table:table-row>
        <table:table-row table:style-name="ro2">
          <table:table-cell office:value-type="float" office:value="43344">
            <text:p>Sep-18</text:p>
          </table:table-cell>
          <table:table-cell office:value-type="percentage" office:value="0.79877409">
            <text:p>79.9%</text:p>
          </table:table-cell>
          <table:table-cell office:value-type="percentage" office:value="0.59538177">
            <text:p>59.5%</text:p>
          </table:table-cell>
          <table:table-cell office:value-type="percentage" office:value="0.54165831">
            <text:p>54.2%</text:p>
          </table:table-cell>
          <table:table-cell office:value-type="percentage" office:value="0.383361230948412">
            <text:p>38.3%</text:p>
          </table:table-cell>
          <table:table-cell office:value-type="percentage" office:value="0.34955414">
            <text:p>35.0%</text:p>
          </table:table-cell>
        </table:table-row>
        <table:table-row table:style-name="ro2">
          <table:table-cell office:value-type="float" office:value="43374">
            <text:p>Oct-18</text:p>
          </table:table-cell>
          <table:table-cell office:value-type="percentage" office:value="0.78415366">
            <text:p>78.4%</text:p>
          </table:table-cell>
          <table:table-cell office:value-type="percentage" office:value="0.58381272">
            <text:p>58.4%</text:p>
          </table:table-cell>
          <table:table-cell office:value-type="percentage" office:value="0.55057917">
            <text:p>55.1%</text:p>
          </table:table-cell>
          <table:table-cell office:value-type="percentage" office:value="0.377164571775639">
            <text:p>37.7%</text:p>
          </table:table-cell>
          <table:table-cell office:value-type="percentage" office:value="0.35539403">
            <text:p>35.5%</text:p>
          </table:table-cell>
        </table:table-row>
        <table:table-row table:style-name="ro2">
          <table:table-cell office:value-type="float" office:value="43405">
            <text:p>Nov-18</text:p>
          </table:table-cell>
          <table:table-cell office:value-type="percentage" office:value="0.8112388">
            <text:p>81.1%</text:p>
          </table:table-cell>
          <table:table-cell office:value-type="percentage" office:value="0.59082327">
            <text:p>59.1%</text:p>
          </table:table-cell>
          <table:table-cell office:value-type="percentage" office:value="0.54236016">
            <text:p>54.2%</text:p>
          </table:table-cell>
          <table:table-cell office:value-type="percentage" office:value="0.378674488813338">
            <text:p>37.9%</text:p>
          </table:table-cell>
          <table:table-cell office:value-type="percentage" office:value="0.34927791">
            <text:p>34.9%</text:p>
          </table:table-cell>
        </table:table-row>
        <table:table-row table:style-name="ro2">
          <table:table-cell office:value-type="float" office:value="43435">
            <text:p>Dec-18</text:p>
          </table:table-cell>
          <table:table-cell office:value-type="percentage" office:value="0.79649003">
            <text:p>79.6%</text:p>
          </table:table-cell>
          <table:table-cell office:value-type="percentage" office:value="0.58121288">
            <text:p>58.1%</text:p>
          </table:table-cell>
          <table:table-cell office:value-type="percentage" office:value="0.53760708">
            <text:p>53.8%</text:p>
          </table:table-cell>
          <table:table-cell office:value-type="percentage" office:value="0.381714804609969">
            <text:p>38.2%</text:p>
          </table:table-cell>
          <table:table-cell office:value-type="percentage" office:value="0.34765167">
            <text:p>34.8%</text:p>
          </table:table-cell>
        </table:table-row>
        <table:table-row table:style-name="ro2">
          <table:table-cell office:value-type="float" office:value="43466">
            <text:p>Jan-19</text:p>
          </table:table-cell>
          <table:table-cell office:value-type="percentage" office:value="0.80017527">
            <text:p>80.0%</text:p>
          </table:table-cell>
          <table:table-cell office:value-type="percentage" office:value="0.58231668">
            <text:p>58.2%</text:p>
          </table:table-cell>
          <table:table-cell office:value-type="percentage" office:value="0.53762577">
            <text:p>53.8%</text:p>
          </table:table-cell>
          <table:table-cell office:value-type="percentage" office:value="0.389552241669528">
            <text:p>39.0%</text:p>
          </table:table-cell>
          <table:table-cell office:value-type="percentage" office:value="0.3492813">
            <text:p>34.9%</text:p>
          </table:table-cell>
        </table:table-row>
        <table:table-row table:style-name="ro2">
          <table:table-cell office:value-type="float" office:value="43497">
            <text:p>Feb-19</text:p>
          </table:table-cell>
          <table:table-cell office:value-type="percentage" office:value="0.79563653">
            <text:p>79.6%</text:p>
          </table:table-cell>
          <table:table-cell office:value-type="percentage" office:value="0.57859376">
            <text:p>57.9%</text:p>
          </table:table-cell>
          <table:table-cell office:value-type="percentage" office:value="0.53056232">
            <text:p>53.1%</text:p>
          </table:table-cell>
          <table:table-cell office:value-type="percentage" office:value="0.375774805883903">
            <text:p>37.6%</text:p>
          </table:table-cell>
          <table:table-cell office:value-type="percentage" office:value="0.35140357">
            <text:p>35.1%</text:p>
          </table:table-cell>
        </table:table-row>
        <table:table-row table:style-name="ro2">
          <table:table-cell office:value-type="float" office:value="43525">
            <text:p>Mar-19</text:p>
          </table:table-cell>
          <table:table-cell office:value-type="percentage" office:value="0.8049962">
            <text:p>80.5%</text:p>
          </table:table-cell>
          <table:table-cell office:value-type="percentage" office:value="0.57598929">
            <text:p>57.6%</text:p>
          </table:table-cell>
          <table:table-cell office:value-type="percentage" office:value="0.53291392">
            <text:p>53.3%</text:p>
          </table:table-cell>
          <table:table-cell office:value-type="percentage" office:value="0.376918830069246">
            <text:p>37.7%</text:p>
          </table:table-cell>
          <table:table-cell office:value-type="percentage" office:value="0.34981845">
            <text:p>35.0%</text:p>
          </table:table-cell>
        </table:table-row>
        <table:table-row table:style-name="ro2">
          <table:table-cell office:value-type="float" office:value="43556">
            <text:p>Apr-19</text:p>
          </table:table-cell>
          <table:table-cell office:value-type="percentage" office:value="0.78384195">
            <text:p>78.4%</text:p>
          </table:table-cell>
          <table:table-cell office:value-type="percentage" office:value="0.5753117">
            <text:p>57.5%</text:p>
          </table:table-cell>
          <table:table-cell office:value-type="percentage" office:value="0.5382466">
            <text:p>53.8%</text:p>
          </table:table-cell>
          <table:table-cell office:value-type="percentage" office:value="0.378288644984333">
            <text:p>37.8%</text:p>
          </table:table-cell>
          <table:table-cell office:value-type="percentage" office:value="0.3462204">
            <text:p>34.6%</text:p>
          </table:table-cell>
        </table:table-row>
        <table:table-row table:style-name="ro2">
          <table:table-cell office:value-type="float" office:value="43586">
            <text:p>May-19</text:p>
          </table:table-cell>
          <table:table-cell office:value-type="percentage" office:value="0.78487313">
            <text:p>78.5%</text:p>
          </table:table-cell>
          <table:table-cell office:value-type="percentage" office:value="0.57629598">
            <text:p>57.6%</text:p>
          </table:table-cell>
          <table:table-cell office:value-type="percentage" office:value="0.53055624">
            <text:p>53.1%</text:p>
          </table:table-cell>
          <table:table-cell office:value-type="percentage" office:value="0.390652880496555">
            <text:p>39.1%</text:p>
          </table:table-cell>
          <table:table-cell office:value-type="percentage" office:value="0.34992116">
            <text:p>35.0%</text:p>
          </table:table-cell>
        </table:table-row>
        <table:table-row table:style-name="ro2">
          <table:table-cell office:value-type="float" office:value="43617">
            <text:p>Jun-19</text:p>
          </table:table-cell>
          <table:table-cell office:value-type="percentage" office:value="0.79414072">
            <text:p>79.4%</text:p>
          </table:table-cell>
          <table:table-cell office:value-type="percentage" office:value="0.57815757">
            <text:p>57.8%</text:p>
          </table:table-cell>
          <table:table-cell office:value-type="percentage" office:value="0.5330675">
            <text:p>53.3%</text:p>
          </table:table-cell>
          <table:table-cell office:value-type="percentage" office:value="0.381600225974737">
            <text:p>38.2%</text:p>
          </table:table-cell>
          <table:table-cell office:value-type="percentage" office:value="0.34887497">
            <text:p>34.9%</text:p>
          </table:table-cell>
        </table:table-row>
        <table:table-row table:style-name="ro2">
          <table:table-cell office:value-type="float" office:value="43647">
            <text:p>Jul-19</text:p>
          </table:table-cell>
          <table:table-cell office:value-type="percentage" office:value="0.79585066">
            <text:p>79.6%</text:p>
          </table:table-cell>
          <table:table-cell office:value-type="percentage" office:value="0.57899039">
            <text:p>57.9%</text:p>
          </table:table-cell>
          <table:table-cell office:value-type="percentage" office:value="0.53164793">
            <text:p>53.2%</text:p>
          </table:table-cell>
          <table:table-cell office:value-type="percentage" office:value="0.382797050329473">
            <text:p>38.3%</text:p>
          </table:table-cell>
          <table:table-cell office:value-type="percentage" office:value="0.35381654">
            <text:p>35.4%</text:p>
          </table:table-cell>
        </table:table-row>
        <table:table-row table:style-name="ro2">
          <table:table-cell office:value-type="float" office:value="43678">
            <text:p>Aug-19</text:p>
          </table:table-cell>
          <table:table-cell office:value-type="percentage" office:value="0.78080144">
            <text:p>78.1%</text:p>
          </table:table-cell>
          <table:table-cell office:value-type="percentage" office:value="0.58262888">
            <text:p>58.3%</text:p>
          </table:table-cell>
          <table:table-cell office:value-type="percentage" office:value="0.53262862">
            <text:p>53.3%</text:p>
          </table:table-cell>
          <table:table-cell office:value-type="percentage" office:value="0.389097974887784">
            <text:p>38.9%</text:p>
          </table:table-cell>
          <table:table-cell office:value-type="percentage" office:value="0.35461307">
            <text:p>35.5%</text:p>
          </table:table-cell>
        </table:table-row>
        <table:table-row table:style-name="ro2">
          <table:table-cell office:value-type="float" office:value="43709">
            <text:p>Sep-19</text:p>
          </table:table-cell>
          <table:table-cell office:value-type="percentage" office:value="0.79153514">
            <text:p>79.2%</text:p>
          </table:table-cell>
          <table:table-cell office:value-type="percentage" office:value="0.57589545">
            <text:p>57.6%</text:p>
          </table:table-cell>
          <table:table-cell office:value-type="percentage" office:value="0.53712532">
            <text:p>53.7%</text:p>
          </table:table-cell>
          <table:table-cell office:value-type="percentage" office:value="0.372182563704689">
            <text:p>37.2%</text:p>
          </table:table-cell>
          <table:table-cell office:value-type="percentage" office:value="0.34723876">
            <text:p>34.7%</text:p>
          </table:table-cell>
        </table:table-row>
        <table:table-row table:style-name="ro2">
          <table:table-cell office:value-type="float" office:value="43739">
            <text:p>Oct-19</text:p>
          </table:table-cell>
          <table:table-cell office:value-type="percentage" office:value="0.79412777">
            <text:p>79.4%</text:p>
          </table:table-cell>
          <table:table-cell office:value-type="percentage" office:value="0.57715917">
            <text:p>57.7%</text:p>
          </table:table-cell>
          <table:table-cell office:value-type="percentage" office:value="0.5328498">
            <text:p>53.3%</text:p>
          </table:table-cell>
          <table:table-cell office:value-type="percentage" office:value="0.385480053409437">
            <text:p>38.5%</text:p>
          </table:table-cell>
          <table:table-cell office:value-type="percentage" office:value="0.34764625">
            <text:p>34.8%</text:p>
          </table:table-cell>
        </table:table-row>
        <table:table-row table:style-name="ro2">
          <table:table-cell office:value-type="float" office:value="43770">
            <text:p>Nov-19</text:p>
          </table:table-cell>
          <table:table-cell office:value-type="percentage" office:value="0.81428854">
            <text:p>81.4%</text:p>
          </table:table-cell>
          <table:table-cell office:value-type="percentage" office:value="0.57814289">
            <text:p>57.8%</text:p>
          </table:table-cell>
          <table:table-cell office:value-type="percentage" office:value="0.53015511">
            <text:p>53.0%</text:p>
          </table:table-cell>
          <table:table-cell office:value-type="percentage" office:value="0.370989673322713">
            <text:p>37.1%</text:p>
          </table:table-cell>
          <table:table-cell office:value-type="percentage" office:value="0.35106227">
            <text:p>35.1%</text:p>
          </table:table-cell>
        </table:table-row>
        <table:table-row table:style-name="ro2">
          <table:table-cell office:value-type="float" office:value="43800">
            <text:p>Dec-19</text:p>
          </table:table-cell>
          <table:table-cell office:value-type="percentage" office:value="0.79215191">
            <text:p>79.2%</text:p>
          </table:table-cell>
          <table:table-cell office:value-type="percentage" office:value="0.57666266">
            <text:p>57.7%</text:p>
          </table:table-cell>
          <table:table-cell office:value-type="percentage" office:value="0.54080446">
            <text:p>54.1%</text:p>
          </table:table-cell>
          <table:table-cell office:value-type="percentage" office:value="0.373281139425213">
            <text:p>37.3%</text:p>
          </table:table-cell>
          <table:table-cell office:value-type="percentage" office:value="0.35208573">
            <text:p>35.2%</text:p>
          </table:table-cell>
        </table:table-row>
        <table:table-row table:style-name="ro2">
          <table:table-cell office:value-type="float" office:value="43831">
            <text:p>Jan-20</text:p>
          </table:table-cell>
          <table:table-cell table:style-name="ce5" office:value-type="percentage" office:value="0.793">
            <text:p>79.3%</text:p>
          </table:table-cell>
          <table:table-cell table:style-name="ce5" office:value-type="percentage" office:value="0.577">
            <text:p>57.7%</text:p>
          </table:table-cell>
          <table:table-cell table:style-name="ce5" office:value-type="percentage" office:value="0.535">
            <text:p>53.5%</text:p>
          </table:table-cell>
          <table:table-cell table:style-name="ce5" office:value-type="percentage" office:value="0.379">
            <text:p>37.9%</text:p>
          </table:table-cell>
          <table:table-cell table:style-name="ce5" office:value-type="percentage" office:value="0.351">
            <text:p>35.1%</text:p>
          </table:table-cell>
        </table:table-row>
        <table:table-row table:style-name="ro2">
          <table:table-cell office:value-type="float" office:value="43862">
            <text:p>Feb-20</text:p>
          </table:table-cell>
          <table:table-cell table:style-name="ce5" office:value-type="percentage" office:value="0.794">
            <text:p>79.4%</text:p>
          </table:table-cell>
          <table:table-cell table:style-name="ce5" office:value-type="percentage" office:value="0.575">
            <text:p>57.5%</text:p>
          </table:table-cell>
          <table:table-cell table:style-name="ce5" office:value-type="percentage" office:value="0.547">
            <text:p>54.7%</text:p>
          </table:table-cell>
          <table:table-cell table:style-name="ce5" office:value-type="percentage" office:value="0.382">
            <text:p>38.2%</text:p>
          </table:table-cell>
          <table:table-cell table:style-name="ce5" office:value-type="percentage" office:value="0.346">
            <text:p>34.6%</text:p>
          </table:table-cell>
        </table:table-row>
        <table:table-row table:style-name="ro2">
          <table:table-cell office:value-type="float" office:value="43891">
            <text:p>Mar-20</text:p>
          </table:table-cell>
          <table:table-cell table:style-name="ce5" office:value-type="percentage" office:value="0.809">
            <text:p>80.9%</text:p>
          </table:table-cell>
          <table:table-cell table:style-name="ce5" office:value-type="percentage" office:value="0.577">
            <text:p>57.7%</text:p>
          </table:table-cell>
          <table:table-cell table:style-name="ce5" office:value-type="percentage" office:value="0.546">
            <text:p>54.6%</text:p>
          </table:table-cell>
          <table:table-cell table:number-columns-repeated="2" table:style-name="ce5" office:value-type="percentage" office:value="0.388">
            <text:p>38.8%</text:p>
          </table:table-cell>
        </table:table-row>
        <table:table-row table:style-name="ro2">
          <table:table-cell office:value-type="float" office:value="43922">
            <text:p>Apr-20</text:p>
          </table:table-cell>
          <table:table-cell table:style-name="ce5" office:value-type="percentage" office:value="0.84">
            <text:p>84.0%</text:p>
          </table:table-cell>
          <table:table-cell table:style-name="ce5" office:value-type="percentage" office:value="0.66">
            <text:p>66.0%</text:p>
          </table:table-cell>
          <table:table-cell table:style-name="ce5" office:value-type="percentage" office:value="0.615">
            <text:p>61.5%</text:p>
          </table:table-cell>
          <table:table-cell table:style-name="ce5" office:value-type="percentage" office:value="0.449">
            <text:p>44.9%</text:p>
          </table:table-cell>
          <table:table-cell table:style-name="ce5" office:value-type="percentage" office:value="0.392">
            <text:p>39.2%</text:p>
          </table:table-cell>
        </table:table-row>
        <table:table-row table:style-name="ro2">
          <table:table-cell office:value-type="float" office:value="43952">
            <text:p>May-20</text:p>
          </table:table-cell>
          <table:table-cell table:style-name="ce5" office:value-type="percentage" office:value="0.841">
            <text:p>84.1%</text:p>
          </table:table-cell>
          <table:table-cell table:style-name="ce5" office:value-type="percentage" office:value="0.643">
            <text:p>64.3%</text:p>
          </table:table-cell>
          <table:table-cell table:style-name="ce5" office:value-type="percentage" office:value="0.617">
            <text:p>61.7%</text:p>
          </table:table-cell>
          <table:table-cell table:style-name="ce5" office:value-type="percentage" office:value="0.444">
            <text:p>44.4%</text:p>
          </table:table-cell>
          <table:table-cell table:style-name="ce5" office:value-type="percentage" office:value="0.388">
            <text:p>38.8%</text:p>
          </table:table-cell>
        </table:table-row>
        <table:table-row table:style-name="ro2">
          <table:table-cell office:value-type="float" office:value="43983">
            <text:p>Jun-20</text:p>
          </table:table-cell>
          <table:table-cell table:style-name="ce5" office:value-type="percentage" office:value="0.836">
            <text:p>83.6%</text:p>
          </table:table-cell>
          <table:table-cell table:style-name="ce5" office:value-type="percentage" office:value="0.642">
            <text:p>64.2%</text:p>
          </table:table-cell>
          <table:table-cell table:style-name="ce5" office:value-type="percentage" office:value="0.591">
            <text:p>59.1%</text:p>
          </table:table-cell>
          <table:table-cell table:style-name="ce5" office:value-type="percentage" office:value="0.437">
            <text:p>43.7%</text:p>
          </table:table-cell>
          <table:table-cell table:style-name="ce5" office:value-type="percentage" office:value="0.386">
            <text:p>38.6%</text:p>
          </table:table-cell>
        </table:table-row>
        <table:table-row table:style-name="ro2">
          <table:table-cell office:value-type="float" office:value="44013">
            <text:p>Jul-20</text:p>
          </table:table-cell>
          <table:table-cell table:style-name="ce5" office:value-type="percentage" office:value="0.831">
            <text:p>83.1%</text:p>
          </table:table-cell>
          <table:table-cell table:style-name="ce5" office:value-type="percentage" office:value="0.636">
            <text:p>63.6%</text:p>
          </table:table-cell>
          <table:table-cell table:style-name="ce5" office:value-type="percentage" office:value="0.582">
            <text:p>58.2%</text:p>
          </table:table-cell>
          <table:table-cell table:style-name="ce5" office:value-type="percentage" office:value="0.438">
            <text:p>43.8%</text:p>
          </table:table-cell>
          <table:table-cell table:style-name="ce5" office:value-type="percentage" office:value="0.382">
            <text:p>38.2%</text:p>
          </table:table-cell>
        </table:table-row>
        <table:table-row table:style-name="ro2">
          <table:table-cell office:value-type="float" office:value="44044">
            <text:p>Aug-20</text:p>
          </table:table-cell>
          <table:table-cell table:style-name="ce5" office:value-type="percentage" office:value="0.834">
            <text:p>83.4%</text:p>
          </table:table-cell>
          <table:table-cell table:style-name="ce5" office:value-type="percentage" office:value="0.627">
            <text:p>62.7%</text:p>
          </table:table-cell>
          <table:table-cell table:style-name="ce5" office:value-type="percentage" office:value="0.57">
            <text:p>57.0%</text:p>
          </table:table-cell>
          <table:table-cell table:style-name="ce5" office:value-type="percentage" office:value="0.432">
            <text:p>43.2%</text:p>
          </table:table-cell>
          <table:table-cell table:style-name="ce5" office:value-type="percentage" office:value="0.376">
            <text:p>37.6%</text:p>
          </table:table-cell>
        </table:table-row>
        <table:table-row table:style-name="ro2">
          <table:table-cell office:value-type="float" office:value="44075">
            <text:p>Sep-20</text:p>
          </table:table-cell>
          <table:table-cell table:style-name="ce5" office:value-type="percentage" office:value="0.824">
            <text:p>82.4%</text:p>
          </table:table-cell>
          <table:table-cell table:style-name="ce5" office:value-type="percentage" office:value="0.624">
            <text:p>62.4%</text:p>
          </table:table-cell>
          <table:table-cell table:style-name="ce5" office:value-type="percentage" office:value="0.575">
            <text:p>57.5%</text:p>
          </table:table-cell>
          <table:table-cell table:style-name="ce5" office:value-type="percentage" office:value="0.434">
            <text:p>43.4%</text:p>
          </table:table-cell>
          <table:table-cell table:style-name="ce5" office:value-type="percentage" office:value="0.376">
            <text:p>37.6%</text:p>
          </table:table-cell>
        </table:table-row>
        <table:table-row table:style-name="ro2">
          <table:table-cell office:value-type="float" office:value="44105">
            <text:p>Oct-20</text:p>
          </table:table-cell>
          <table:table-cell table:style-name="ce5" office:value-type="percentage" office:value="0.806">
            <text:p>80.6%</text:p>
          </table:table-cell>
          <table:table-cell table:style-name="ce5" office:value-type="percentage" office:value="0.615">
            <text:p>61.5%</text:p>
          </table:table-cell>
          <table:table-cell table:style-name="ce5" office:value-type="percentage" office:value="0.562">
            <text:p>56.2%</text:p>
          </table:table-cell>
          <table:table-cell table:style-name="ce5" office:value-type="percentage" office:value="0.428">
            <text:p>42.8%</text:p>
          </table:table-cell>
          <table:table-cell table:style-name="ce5" office:value-type="percentage" office:value="0.374">
            <text:p>37.4%</text:p>
          </table:table-cell>
        </table:table-row>
        <table:table-row table:style-name="ro2">
          <table:table-cell office:value-type="float" office:value="44136">
            <text:p>Nov-20</text:p>
          </table:table-cell>
          <table:table-cell table:style-name="ce5" office:value-type="percentage" office:value="0.808">
            <text:p>80.8%</text:p>
          </table:table-cell>
          <table:table-cell table:style-name="ce5" office:value-type="percentage" office:value="0.621">
            <text:p>62.1%</text:p>
          </table:table-cell>
          <table:table-cell table:style-name="ce5" office:value-type="percentage" office:value="0.566">
            <text:p>56.6%</text:p>
          </table:table-cell>
          <table:table-cell table:style-name="ce5" office:value-type="percentage" office:value="0.407">
            <text:p>40.7%</text:p>
          </table:table-cell>
          <table:table-cell table:style-name="ce5" office:value-type="percentage" office:value="0.37">
            <text:p>37.0%</text:p>
          </table:table-cell>
        </table:table-row>
        <table:table-row table:style-name="ro2">
          <table:table-cell office:value-type="float" office:value="44166">
            <text:p>Dec-20</text:p>
          </table:table-cell>
          <table:table-cell table:style-name="ce5" office:value-type="percentage" office:value="0.808">
            <text:p>80.8%</text:p>
          </table:table-cell>
          <table:table-cell table:style-name="ce5" office:value-type="percentage" office:value="0.608">
            <text:p>60.8%</text:p>
          </table:table-cell>
          <table:table-cell table:style-name="ce5" office:value-type="percentage" office:value="0.57">
            <text:p>57.0%</text:p>
          </table:table-cell>
          <table:table-cell table:style-name="ce5" office:value-type="percentage" office:value="0.406">
            <text:p>40.6%</text:p>
          </table:table-cell>
          <table:table-cell table:style-name="ce5" office:value-type="percentage" office:value="0.369">
            <text:p>36.9%</text:p>
          </table:table-cell>
        </table:table-row>
        <table:table-row table:style-name="ro2">
          <table:table-cell office:value-type="float" office:value="44197">
            <text:p>Jan-21</text:p>
          </table:table-cell>
          <table:table-cell table:style-name="ce5" office:value-type="percentage" office:value="0.808">
            <text:p>80.8%</text:p>
          </table:table-cell>
          <table:table-cell table:style-name="ce5" office:value-type="percentage" office:value="0.612">
            <text:p>61.2%</text:p>
          </table:table-cell>
          <table:table-cell table:style-name="ce5" office:value-type="percentage" office:value="0.565">
            <text:p>56.5%</text:p>
          </table:table-cell>
          <table:table-cell table:style-name="ce5" office:value-type="percentage" office:value="0.401">
            <text:p>40.1%</text:p>
          </table:table-cell>
          <table:table-cell table:style-name="ce5" office:value-type="percentage" office:value="0.368">
            <text:p>36.8%</text:p>
          </table:table-cell>
        </table:table-row>
        <table:table-row table:style-name="ro2">
          <table:table-cell office:value-type="float" office:value="44228">
            <text:p>Feb-21</text:p>
          </table:table-cell>
          <table:table-cell table:style-name="ce5" office:value-type="percentage" office:value="0.82">
            <text:p>82.0%</text:p>
          </table:table-cell>
          <table:table-cell table:style-name="ce5" office:value-type="percentage" office:value="0.614">
            <text:p>61.4%</text:p>
          </table:table-cell>
          <table:table-cell table:style-name="ce5" office:value-type="percentage" office:value="0.558">
            <text:p>55.8%</text:p>
          </table:table-cell>
          <table:table-cell table:style-name="ce5" office:value-type="percentage" office:value="0.402">
            <text:p>40.2%</text:p>
          </table:table-cell>
          <table:table-cell table:style-name="ce5" office:value-type="percentage" office:value="0.369">
            <text:p>36.9%</text:p>
          </table:table-cell>
        </table:table-row>
        <table:table-row table:style-name="ro2">
          <table:table-cell office:value-type="float" office:value="44256">
            <text:p>Mar-21</text:p>
          </table:table-cell>
          <table:table-cell table:style-name="ce5" office:value-type="percentage" office:value="0.794">
            <text:p>79.4%</text:p>
          </table:table-cell>
          <table:table-cell table:style-name="ce5" office:value-type="percentage" office:value="0.608">
            <text:p>60.8%</text:p>
          </table:table-cell>
          <table:table-cell table:style-name="ce5" office:value-type="percentage" office:value="0.567">
            <text:p>56.7%</text:p>
          </table:table-cell>
          <table:table-cell table:style-name="ce5" office:value-type="percentage" office:value="0.396">
            <text:p>39.6%</text:p>
          </table:table-cell>
          <table:table-cell table:style-name="ce5" office:value-type="percentage" office:value="0.361">
            <text:p>36.1%</text:p>
          </table:table-cell>
        </table:table-row>
        <table:table-row table:style-name="ro2">
          <table:table-cell office:value-type="float" office:value="44287">
            <text:p>Apr-21</text:p>
          </table:table-cell>
          <table:table-cell table:style-name="ce5" office:value-type="percentage" office:value="0.807">
            <text:p>80.7%</text:p>
          </table:table-cell>
          <table:table-cell table:style-name="ce5" office:value-type="percentage" office:value="0.596">
            <text:p>59.6%</text:p>
          </table:table-cell>
          <table:table-cell table:style-name="ce5" office:value-type="percentage" office:value="0.543">
            <text:p>54.3%</text:p>
          </table:table-cell>
          <table:table-cell table:style-name="ce5" office:value-type="percentage" office:value="0.399">
            <text:p>39.9%</text:p>
          </table:table-cell>
          <table:table-cell table:style-name="ce5" office:value-type="percentage" office:value="0.365">
            <text:p>36.5%</text:p>
          </table:table-cell>
        </table:table-row>
        <table:table-row table:style-name="ro2">
          <table:table-cell office:value-type="float" office:value="44317">
            <text:p>May-21</text:p>
          </table:table-cell>
          <table:table-cell table:style-name="ce5" office:value-type="percentage" office:value="0.821">
            <text:p>82.1%</text:p>
          </table:table-cell>
          <table:table-cell table:style-name="ce5" office:value-type="percentage" office:value="0.596">
            <text:p>59.6%</text:p>
          </table:table-cell>
          <table:table-cell table:style-name="ce5" office:value-type="percentage" office:value="0.559">
            <text:p>55.9%</text:p>
          </table:table-cell>
          <table:table-cell table:style-name="ce5" office:value-type="percentage" office:value="0.391">
            <text:p>39.1%</text:p>
          </table:table-cell>
          <table:table-cell table:style-name="ce5" office:value-type="percentage" office:value="0.364">
            <text:p>36.4%</text:p>
          </table:table-cell>
        </table:table-row>
        <table:table-row table:style-name="ro2">
          <table:table-cell office:value-type="float" office:value="44348">
            <text:p>Jun-21</text:p>
          </table:table-cell>
          <table:table-cell table:style-name="ce5" office:value-type="percentage" office:value="0.8">
            <text:p>80.0%</text:p>
          </table:table-cell>
          <table:table-cell table:style-name="ce5" office:value-type="percentage" office:value="0.599">
            <text:p>59.9%</text:p>
          </table:table-cell>
          <table:table-cell table:style-name="ce5" office:value-type="percentage" office:value="0.541">
            <text:p>54.1%</text:p>
          </table:table-cell>
          <table:table-cell table:style-name="ce5" office:value-type="percentage" office:value="0.404">
            <text:p>40.4%</text:p>
          </table:table-cell>
          <table:table-cell table:style-name="ce5" office:value-type="percentage" office:value="0.359">
            <text:p>35.9%</text:p>
          </table:table-cell>
        </table:table-row>
        <table:table-row table:style-name="ro2">
          <table:table-cell office:value-type="float" office:value="44378">
            <text:p>Jul-21</text:p>
          </table:table-cell>
          <table:table-cell table:style-name="ce5" office:value-type="percentage" office:value="0.798">
            <text:p>79.8%</text:p>
          </table:table-cell>
          <table:table-cell table:style-name="ce5" office:value-type="percentage" office:value="0.593">
            <text:p>59.3%</text:p>
          </table:table-cell>
          <table:table-cell table:style-name="ce5" office:value-type="percentage" office:value="0.546">
            <text:p>54.6%</text:p>
          </table:table-cell>
          <table:table-cell table:style-name="ce5" office:value-type="percentage" office:value="0.396">
            <text:p>39.6%</text:p>
          </table:table-cell>
          <table:table-cell table:style-name="ce5" office:value-type="percentage" office:value="0.363">
            <text:p>36.3%</text:p>
          </table:table-cell>
        </table:table-row>
        <table:table-row table:style-name="ro2">
          <table:table-cell office:value-type="float" office:value="44409">
            <text:p>Aug-21</text:p>
          </table:table-cell>
          <table:table-cell table:style-name="ce5" office:value-type="percentage" office:value="0.801">
            <text:p>80.1%</text:p>
          </table:table-cell>
          <table:table-cell table:style-name="ce5" office:value-type="percentage" office:value="0.594">
            <text:p>59.4%</text:p>
          </table:table-cell>
          <table:table-cell table:style-name="ce5" office:value-type="percentage" office:value="0.546">
            <text:p>54.6%</text:p>
          </table:table-cell>
          <table:table-cell table:style-name="ce5" office:value-type="percentage" office:value="0.397">
            <text:p>39.7%</text:p>
          </table:table-cell>
          <table:table-cell table:style-name="ce5" office:value-type="percentage" office:value="0.358">
            <text:p>35.8%</text:p>
          </table:table-cell>
        </table:table-row>
        <table:table-row table:style-name="ro2">
          <table:table-cell office:value-type="float" office:value="44440">
            <text:p>Sep-21</text:p>
          </table:table-cell>
          <table:table-cell table:style-name="ce5" office:value-type="percentage" office:value="0.804">
            <text:p>80.4%</text:p>
          </table:table-cell>
          <table:table-cell table:style-name="ce5" office:value-type="percentage" office:value="0.593">
            <text:p>59.3%</text:p>
          </table:table-cell>
          <table:table-cell table:style-name="ce5" office:value-type="percentage" office:value="0.541">
            <text:p>54.1%</text:p>
          </table:table-cell>
          <table:table-cell table:style-name="ce5" office:value-type="percentage" office:value="0.393">
            <text:p>39.3%</text:p>
          </table:table-cell>
          <table:table-cell table:style-name="ce5" office:value-type="percentage" office:value="0.363">
            <text:p>36.3%</text:p>
          </table:table-cell>
        </table:table-row>
        <table:table-row table:style-name="ro2">
          <table:table-cell office:value-type="float" office:value="44470">
            <text:p>Oct-21</text:p>
          </table:table-cell>
          <table:table-cell table:style-name="ce5" office:value-type="percentage" office:value="0.791">
            <text:p>79.1%</text:p>
          </table:table-cell>
          <table:table-cell table:style-name="ce5" office:value-type="percentage" office:value="0.589">
            <text:p>58.9%</text:p>
          </table:table-cell>
          <table:table-cell table:style-name="ce5" office:value-type="percentage" office:value="0.539">
            <text:p>53.9%</text:p>
          </table:table-cell>
          <table:table-cell table:style-name="ce5" office:value-type="percentage" office:value="0.392">
            <text:p>39.2%</text:p>
          </table:table-cell>
          <table:table-cell table:style-name="ce5" office:value-type="percentage" office:value="0.355">
            <text:p>35.5%</text:p>
          </table:table-cell>
        </table:table-row>
        <table:table-row table:style-name="ro2">
          <table:table-cell office:value-type="float" office:value="44501">
            <text:p>Nov-21</text:p>
          </table:table-cell>
          <table:table-cell table:style-name="ce5" office:value-type="percentage" office:value="0.798">
            <text:p>79.8%</text:p>
          </table:table-cell>
          <table:table-cell table:style-name="ce5" office:value-type="percentage" office:value="0.582">
            <text:p>58.2%</text:p>
          </table:table-cell>
          <table:table-cell table:style-name="ce5" office:value-type="percentage" office:value="0.546">
            <text:p>54.6%</text:p>
          </table:table-cell>
          <table:table-cell table:style-name="ce5" office:value-type="percentage" office:value="0.388">
            <text:p>38.8%</text:p>
          </table:table-cell>
          <table:table-cell table:style-name="ce5" office:value-type="percentage" office:value="0.36">
            <text:p>36.0%</text:p>
          </table:table-cell>
        </table:table-row>
        <table:table-row table:style-name="ro2">
          <table:table-cell office:value-type="float" office:value="44531">
            <text:p>Dec-21</text:p>
          </table:table-cell>
          <table:table-cell table:style-name="ce5" office:value-type="percentage" office:value="0.796">
            <text:p>79.6%</text:p>
          </table:table-cell>
          <table:table-cell table:style-name="ce5" office:value-type="percentage" office:value="0.588">
            <text:p>58.8%</text:p>
          </table:table-cell>
          <table:table-cell table:style-name="ce5" office:value-type="percentage" office:value="0.532">
            <text:p>53.2%</text:p>
          </table:table-cell>
          <table:table-cell table:style-name="ce5" office:value-type="percentage" office:value="0.391">
            <text:p>39.1%</text:p>
          </table:table-cell>
          <table:table-cell table:style-name="ce5" office:value-type="percentage" office:value="0.356">
            <text:p>35.6%</text:p>
          </table:table-cell>
        </table:table-row>
        <table:table-row table:style-name="ro2">
          <table:table-cell office:value-type="float" office:value="44562">
            <text:p>Jan-22</text:p>
          </table:table-cell>
          <table:table-cell table:style-name="ce5" office:value-type="percentage" office:value="0.786">
            <text:p>78.6%</text:p>
          </table:table-cell>
          <table:table-cell table:style-name="ce5" office:value-type="percentage" office:value="0.577">
            <text:p>57.7%</text:p>
          </table:table-cell>
          <table:table-cell table:style-name="ce5" office:value-type="percentage" office:value="0.531">
            <text:p>53.1%</text:p>
          </table:table-cell>
          <table:table-cell table:style-name="ce5" office:value-type="percentage" office:value="0.39">
            <text:p>39.0%</text:p>
          </table:table-cell>
          <table:table-cell table:style-name="ce5" office:value-type="percentage" office:value="0.356">
            <text:p>35.6%</text:p>
          </table:table-cell>
        </table:table-row>
        <table:table-row table:style-name="ro2">
          <table:table-cell office:value-type="float" office:value="44593">
            <text:p>Feb-22</text:p>
          </table:table-cell>
          <table:table-cell table:style-name="ce5" office:value-type="percentage" office:value="0.798">
            <text:p>79.8%</text:p>
          </table:table-cell>
          <table:table-cell table:style-name="ce5" office:value-type="percentage" office:value="0.578">
            <text:p>57.8%</text:p>
          </table:table-cell>
          <table:table-cell table:style-name="ce5" office:value-type="percentage" office:value="0.525">
            <text:p>52.5%</text:p>
          </table:table-cell>
          <table:table-cell table:style-name="ce5" office:value-type="percentage" office:value="0.384">
            <text:p>38.4%</text:p>
          </table:table-cell>
          <table:table-cell table:style-name="ce5" office:value-type="percentage" office:value="0.353">
            <text:p>35.3%</text:p>
          </table:table-cell>
        </table:table-row>
        <table:table-row table:style-name="ro2">
          <table:table-cell office:value-type="float" office:value="44621">
            <text:p>Mar-22</text:p>
          </table:table-cell>
          <table:table-cell table:style-name="ce5" office:value-type="percentage" office:value="0.782">
            <text:p>78.2%</text:p>
          </table:table-cell>
          <table:table-cell table:style-name="ce5" office:value-type="percentage" office:value="0.58">
            <text:p>58.0%</text:p>
          </table:table-cell>
          <table:table-cell table:style-name="ce5" office:value-type="percentage" office:value="0.539">
            <text:p>53.9%</text:p>
          </table:table-cell>
          <table:table-cell table:style-name="ce5" office:value-type="percentage" office:value="0.383">
            <text:p>38.3%</text:p>
          </table:table-cell>
          <table:table-cell table:style-name="ce5" office:value-type="percentage" office:value="0.36">
            <text:p>36.0%</text:p>
          </table:table-cell>
        </table:table-row>
        <table:table-row table:style-name="ro2">
          <table:table-cell office:value-type="float" office:value="44652">
            <text:p>Apr-22</text:p>
          </table:table-cell>
          <table:table-cell table:style-name="ce5" office:value-type="percentage" office:value="0.808">
            <text:p>80.8%</text:p>
          </table:table-cell>
          <table:table-cell table:style-name="ce5" office:value-type="percentage" office:value="0.572">
            <text:p>57.2%</text:p>
          </table:table-cell>
          <table:table-cell table:style-name="ce5" office:value-type="percentage" office:value="0.544">
            <text:p>54.4%</text:p>
          </table:table-cell>
          <table:table-cell table:style-name="ce5" office:value-type="percentage" office:value="0.384">
            <text:p>38.4%</text:p>
          </table:table-cell>
          <table:table-cell table:style-name="ce5" office:value-type="percentage" office:value="0.351">
            <text:p>35.1%</text:p>
          </table:table-cell>
        </table:table-row>
        <table:table-row table:style-name="ro2">
          <table:table-cell office:value-type="float" office:value="44682">
            <text:p>May-22</text:p>
          </table:table-cell>
          <table:table-cell table:style-name="ce5" office:value-type="percentage" office:value="0.792">
            <text:p>79.2%</text:p>
          </table:table-cell>
          <table:table-cell table:style-name="ce5" office:value-type="percentage" office:value="0.58">
            <text:p>58.0%</text:p>
          </table:table-cell>
          <table:table-cell table:style-name="ce5" office:value-type="percentage" office:value="0.538">
            <text:p>53.8%</text:p>
          </table:table-cell>
          <table:table-cell table:style-name="ce5" office:value-type="percentage" office:value="0.381">
            <text:p>38.1%</text:p>
          </table:table-cell>
          <table:table-cell table:style-name="ce5" office:value-type="percentage" office:value="0.351">
            <text:p>35.1%</text:p>
          </table:table-cell>
        </table:table-row>
        <table:table-row table:style-name="ro2">
          <table:table-cell office:value-type="float" office:value="44713">
            <text:p>Jun-22</text:p>
          </table:table-cell>
          <table:table-cell table:style-name="ce5" office:value-type="percentage" office:value="0.782">
            <text:p>78.2%</text:p>
          </table:table-cell>
          <table:table-cell table:style-name="ce5" office:value-type="percentage" office:value="0.569">
            <text:p>56.9%</text:p>
          </table:table-cell>
          <table:table-cell table:style-name="ce5" office:value-type="percentage" office:value="0.524">
            <text:p>52.4%</text:p>
          </table:table-cell>
          <table:table-cell table:style-name="ce5" office:value-type="percentage" office:value="0.381">
            <text:p>38.1%</text:p>
          </table:table-cell>
          <table:table-cell table:style-name="ce5" office:value-type="percentage" office:value="0.357">
            <text:p>35.7%</text:p>
          </table:table-cell>
        </table:table-row>
        <table:table-row table:style-name="ro2">
          <table:table-cell office:value-type="float" office:value="44743">
            <text:p>Jul-22</text:p>
          </table:table-cell>
          <table:table-cell table:style-name="ce5" office:value-type="percentage" office:value="0.79">
            <text:p>79.0%</text:p>
          </table:table-cell>
          <table:table-cell table:style-name="ce5" office:value-type="percentage" office:value="0.573">
            <text:p>57.3%</text:p>
          </table:table-cell>
          <table:table-cell table:style-name="ce5" office:value-type="percentage" office:value="0.535">
            <text:p>53.5%</text:p>
          </table:table-cell>
          <table:table-cell table:style-name="ce5" office:value-type="percentage" office:value="0.38">
            <text:p>38.0%</text:p>
          </table:table-cell>
          <table:table-cell table:style-name="ce5" office:value-type="percentage" office:value="0.353">
            <text:p>35.3%</text:p>
          </table:table-cell>
        </table:table-row>
        <table:table-row table:style-name="ro2">
          <table:table-cell office:value-type="float" office:value="44774">
            <text:p>Aug-22</text:p>
          </table:table-cell>
          <table:table-cell table:style-name="ce5" office:value-type="percentage" office:value="0.806">
            <text:p>80.6%</text:p>
          </table:table-cell>
          <table:table-cell table:style-name="ce5" office:value-type="percentage" office:value="0.574">
            <text:p>57.4%</text:p>
          </table:table-cell>
          <table:table-cell table:style-name="ce5" office:value-type="percentage" office:value="0.53">
            <text:p>53.0%</text:p>
          </table:table-cell>
          <table:table-cell table:style-name="ce5" office:value-type="percentage" office:value="0.377">
            <text:p>37.7%</text:p>
          </table:table-cell>
          <table:table-cell table:style-name="ce5" office:value-type="percentage" office:value="0.355">
            <text:p>35.5%</text:p>
          </table:table-cell>
        </table:table-row>
        <table:table-row table:style-name="ro2">
          <table:table-cell office:value-type="float" office:value="44805">
            <text:p>Sep-22</text:p>
          </table:table-cell>
          <table:table-cell table:style-name="ce5" office:value-type="percentage" office:value="0.789">
            <text:p>78.9%</text:p>
          </table:table-cell>
          <table:table-cell table:style-name="ce5" office:value-type="percentage" office:value="0.566">
            <text:p>56.6%</text:p>
          </table:table-cell>
          <table:table-cell table:style-name="ce5" office:value-type="percentage" office:value="0.539">
            <text:p>53.9%</text:p>
          </table:table-cell>
          <table:table-cell table:style-name="ce5" office:value-type="percentage" office:value="0.382">
            <text:p>38.2%</text:p>
          </table:table-cell>
          <table:table-cell table:style-name="ce5" office:value-type="percentage" office:value="0.353">
            <text:p>35.3%</text:p>
          </table:table-cell>
        </table:table-row>
        <table:table-row table:style-name="ro2">
          <table:table-cell office:value-type="float" office:value="44835">
            <text:p>Oct-22</text:p>
          </table:table-cell>
          <table:table-cell table:style-name="ce5" office:value-type="percentage" office:value="0.803">
            <text:p>80.3%</text:p>
          </table:table-cell>
          <table:table-cell table:style-name="ce5" office:value-type="percentage" office:value="0.581">
            <text:p>58.1%</text:p>
          </table:table-cell>
          <table:table-cell table:style-name="ce5" office:value-type="percentage" office:value="0.546">
            <text:p>54.6%</text:p>
          </table:table-cell>
          <table:table-cell table:style-name="ce5" office:value-type="percentage" office:value="0.379">
            <text:p>37.9%</text:p>
          </table:table-cell>
          <table:table-cell table:style-name="ce5" office:value-type="percentage" office:value="0.357">
            <text:p>35.7%</text:p>
          </table:table-cell>
        </table:table-row>
        <table:table-row table:style-name="ro2">
          <table:table-cell office:value-type="float" office:value="44866">
            <text:p>Nov-22</text:p>
          </table:table-cell>
          <table:table-cell table:style-name="ce5" office:value-type="percentage" office:value="0.79">
            <text:p>79.0%</text:p>
          </table:table-cell>
          <table:table-cell table:style-name="ce5" office:value-type="percentage" office:value="0.579">
            <text:p>57.9%</text:p>
          </table:table-cell>
          <table:table-cell table:style-name="ce5" office:value-type="percentage" office:value="0.536">
            <text:p>53.6%</text:p>
          </table:table-cell>
          <table:table-cell table:style-name="ce5" office:value-type="percentage" office:value="0.382">
            <text:p>38.2%</text:p>
          </table:table-cell>
          <table:table-cell table:style-name="ce5" office:value-type="percentage" office:value="0.356">
            <text:p>35.6%</text:p>
          </table:table-cell>
        </table:table-row>
        <table:table-row table:style-name="ro2">
          <table:table-cell office:value-type="float" office:value="44896">
            <text:p>Dec-22</text:p>
          </table:table-cell>
          <table:table-cell table:style-name="ce5" office:value-type="percentage" office:value="0.812">
            <text:p>81.2%</text:p>
          </table:table-cell>
          <table:table-cell table:style-name="ce5" office:value-type="percentage" office:value="0.575">
            <text:p>57.5%</text:p>
          </table:table-cell>
          <table:table-cell table:style-name="ce5" office:value-type="percentage" office:value="0.535">
            <text:p>53.5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354">
            <text:p>35.4%</text:p>
          </table:table-cell>
        </table:table-row>
        <table:table-row table:style-name="ro2">
          <table:table-cell office:value-type="float" office:value="44927">
            <text:p>Jan-23</text:p>
          </table:table-cell>
          <table:table-cell table:style-name="ce5" office:value-type="percentage" office:value="0.81">
            <text:p>81.0%</text:p>
          </table:table-cell>
          <table:table-cell table:style-name="ce5" office:value-type="percentage" office:value="0.576">
            <text:p>57.6%</text:p>
          </table:table-cell>
          <table:table-cell table:style-name="ce5" office:value-type="percentage" office:value="0.538">
            <text:p>53.8%</text:p>
          </table:table-cell>
          <table:table-cell table:style-name="ce5" office:value-type="percentage" office:value="0.379">
            <text:p>37.9%</text:p>
          </table:table-cell>
          <table:table-cell table:style-name="ce5" office:value-type="percentage" office:value="0.359">
            <text:p>35.9%</text:p>
          </table:table-cell>
        </table:table-row>
        <table:table-row table:style-name="ro2">
          <table:table-cell office:value-type="float" office:value="44958">
            <text:p>Feb-23</text:p>
          </table:table-cell>
          <table:table-cell table:style-name="ce5" office:value-type="percentage" office:value="0.78">
            <text:p>78.0%</text:p>
          </table:table-cell>
          <table:table-cell table:style-name="ce5" office:value-type="percentage" office:value="0.575">
            <text:p>57.5%</text:p>
          </table:table-cell>
          <table:table-cell table:style-name="ce5" office:value-type="percentage" office:value="0.541">
            <text:p>54.1%</text:p>
          </table:table-cell>
          <table:table-cell table:style-name="ce5" office:value-type="percentage" office:value="0.38">
            <text:p>38.0%</text:p>
          </table:table-cell>
          <table:table-cell table:style-name="ce5" office:value-type="percentage" office:value="0.353">
            <text:p>35.3%</text:p>
          </table:table-cell>
        </table:table-row>
        <table:table-row table:style-name="ro2">
          <table:table-cell office:value-type="float" office:value="44986">
            <text:p>Mar-23</text:p>
          </table:table-cell>
          <table:table-cell table:style-name="ce5" office:value-type="percentage" office:value="0.8">
            <text:p>80.0%</text:p>
          </table:table-cell>
          <table:table-cell table:style-name="ce5" office:value-type="percentage" office:value="0.578">
            <text:p>57.8%</text:p>
          </table:table-cell>
          <table:table-cell table:style-name="ce5" office:value-type="percentage" office:value="0.52">
            <text:p>52.0%</text:p>
          </table:table-cell>
          <table:table-cell table:style-name="ce5" office:value-type="percentage" office:value="0.378">
            <text:p>37.8%</text:p>
          </table:table-cell>
          <table:table-cell table:style-name="ce5" office:value-type="percentage" office:value="0.348">
            <text:p>34.8%</text:p>
          </table:table-cell>
        </table:table-row>
        <table:table-row table:style-name="ro2">
          <table:table-cell office:value-type="float" office:value="45017">
            <text:p>Apr-23</text:p>
          </table:table-cell>
          <table:table-cell table:style-name="ce5" office:value-type="percentage" office:value="0.795">
            <text:p>79.5%</text:p>
          </table:table-cell>
          <table:table-cell table:style-name="ce5" office:value-type="percentage" office:value="0.573">
            <text:p>57.3%</text:p>
          </table:table-cell>
          <table:table-cell table:style-name="ce5" office:value-type="percentage" office:value="0.536">
            <text:p>53.6%</text:p>
          </table:table-cell>
          <table:table-cell table:style-name="ce5" office:value-type="percentage" office:value="0.374">
            <text:p>37.4%</text:p>
          </table:table-cell>
          <table:table-cell table:style-name="ce5" office:value-type="percentage" office:value="0.356">
            <text:p>35.6%</text:p>
          </table:table-cell>
        </table:table-row>
        <table:table-row table:style-name="ro2">
          <table:table-cell office:value-type="float" office:value="45047">
            <text:p>May-23</text:p>
          </table:table-cell>
          <table:table-cell table:style-name="ce5" office:value-type="percentage" office:value="0.795">
            <text:p>79.5%</text:p>
          </table:table-cell>
          <table:table-cell table:style-name="ce5" office:value-type="percentage" office:value="0.569">
            <text:p>56.9%</text:p>
          </table:table-cell>
          <table:table-cell table:style-name="ce5" office:value-type="percentage" office:value="0.523">
            <text:p>52.3%</text:p>
          </table:table-cell>
          <table:table-cell table:style-name="ce5" office:value-type="percentage" office:value="0.374">
            <text:p>37.4%</text:p>
          </table:table-cell>
          <table:table-cell table:style-name="ce5" office:value-type="percentage" office:value="0.357">
            <text:p>35.7%</text:p>
          </table:table-cell>
        </table:table-row>
        <table:table-row table:style-name="ro2">
          <table:table-cell office:value-type="float" office:value="45078">
            <text:p>Jun-23</text:p>
          </table:table-cell>
          <table:table-cell table:style-name="ce5" office:value-type="percentage" office:value="0.786">
            <text:p>78.6%</text:p>
          </table:table-cell>
          <table:table-cell table:style-name="ce5" office:value-type="percentage" office:value="0.569">
            <text:p>56.9%</text:p>
          </table:table-cell>
          <table:table-cell table:style-name="ce5" office:value-type="percentage" office:value="0.539">
            <text:p>53.9%</text:p>
          </table:table-cell>
          <table:table-cell table:style-name="ce5" office:value-type="percentage" office:value="0.368">
            <text:p>36.8%</text:p>
          </table:table-cell>
          <table:table-cell table:style-name="ce5" office:value-type="percentage" office:value="0.354">
            <text:p>35.4%</text:p>
          </table:table-cell>
        </table:table-row>
        <table:table-row table:style-name="ro2">
          <table:table-cell office:value-type="float" office:value="45108">
            <text:p>Jul-23</text:p>
          </table:table-cell>
          <table:table-cell table:style-name="ce5" office:value-type="percentage" office:value="0.788">
            <text:p>78.8%</text:p>
          </table:table-cell>
          <table:table-cell table:style-name="ce5" office:value-type="percentage" office:value="0.577">
            <text:p>57.7%</text:p>
          </table:table-cell>
          <table:table-cell table:style-name="ce5" office:value-type="percentage" office:value="0.54">
            <text:p>54.0%</text:p>
          </table:table-cell>
          <table:table-cell table:style-name="ce5" office:value-type="percentage" office:value="0.376">
            <text:p>37.6%</text:p>
          </table:table-cell>
          <table:table-cell table:style-name="ce5" office:value-type="percentage" office:value="0.36">
            <text:p>36.0%</text:p>
          </table:table-cell>
        </table:table-row>
        <table:table-row table:style-name="ro2">
          <table:table-cell office:value-type="float" office:value="45139">
            <text:p>Aug-23</text:p>
          </table:table-cell>
          <table:table-cell table:style-name="ce5" office:value-type="percentage" office:value="0.793">
            <text:p>79.3%</text:p>
          </table:table-cell>
          <table:table-cell table:style-name="ce5" office:value-type="percentage" office:value="0.576">
            <text:p>57.6%</text:p>
          </table:table-cell>
          <table:table-cell table:style-name="ce5" office:value-type="percentage" office:value="0.536">
            <text:p>53.6%</text:p>
          </table:table-cell>
          <table:table-cell table:style-name="ce5" office:value-type="percentage" office:value="0.375">
            <text:p>37.5%</text:p>
          </table:table-cell>
          <table:table-cell table:style-name="ce5" office:value-type="percentage" office:value="0.361">
            <text:p>36.1%</text:p>
          </table:table-cell>
        </table:table-row>
        <table:table-row table:style-name="ro2">
          <table:table-cell office:value-type="float" office:value="45170">
            <text:p>Sep-23</text:p>
          </table:table-cell>
          <table:table-cell table:style-name="ce5" office:value-type="percentage" office:value="0.796">
            <text:p>79.6%</text:p>
          </table:table-cell>
          <table:table-cell table:style-name="ce5" office:value-type="percentage" office:value="0.579">
            <text:p>57.9%</text:p>
          </table:table-cell>
          <table:table-cell table:style-name="ce5" office:value-type="percentage" office:value="0.534">
            <text:p>53.4%</text:p>
          </table:table-cell>
          <table:table-cell table:style-name="ce5" office:value-type="percentage" office:value="0.371">
            <text:p>37.1%</text:p>
          </table:table-cell>
          <table:table-cell table:style-name="ce5" office:value-type="percentage" office:value="0.359">
            <text:p>35.9%</text:p>
          </table:table-cell>
        </table:table-row>
        <table:table-row table:style-name="ro2">
          <table:table-cell office:value-type="float" office:value="45200">
            <text:p>Oct-23</text:p>
          </table:table-cell>
          <table:table-cell table:style-name="ce5" office:value-type="percentage" office:value="0.791">
            <text:p>79.1%</text:p>
          </table:table-cell>
          <table:table-cell table:style-name="ce5" office:value-type="percentage" office:value="0.576">
            <text:p>57.6%</text:p>
          </table:table-cell>
          <table:table-cell table:style-name="ce5" office:value-type="percentage" office:value="0.538">
            <text:p>53.8%</text:p>
          </table:table-cell>
          <table:table-cell table:style-name="ce5" office:value-type="percentage" office:value="0.367">
            <text:p>36.7%</text:p>
          </table:table-cell>
          <table:table-cell table:style-name="ce5" office:value-type="percentage" office:value="0.357">
            <text:p>35.7%</text:p>
          </table:table-cell>
        </table:table-row>
        <table:table-row table:style-name="ro2">
          <table:table-cell office:value-type="float" office:value="45231">
            <text:p>Nov-23</text:p>
          </table:table-cell>
          <table:table-cell table:style-name="ce5" office:value-type="percentage" office:value="0.773">
            <text:p>77.3%</text:p>
          </table:table-cell>
          <table:table-cell table:style-name="ce5" office:value-type="percentage" office:value="0.574">
            <text:p>57.4%</text:p>
          </table:table-cell>
          <table:table-cell table:style-name="ce5" office:value-type="percentage" office:value="0.537">
            <text:p>53.7%</text:p>
          </table:table-cell>
          <table:table-cell table:style-name="ce5" office:value-type="percentage" office:value="0.381">
            <text:p>38.1%</text:p>
          </table:table-cell>
          <table:table-cell table:style-name="ce5" office:value-type="percentage" office:value="0.357">
            <text:p>35.7%</text:p>
          </table:table-cell>
        </table:table-row>
        <table:table-row table:style-name="ro2">
          <table:table-cell office:value-type="float" office:value="45261">
            <text:p>Dec-23</text:p>
          </table:table-cell>
          <table:table-cell table:style-name="ce5" office:value-type="percentage" office:value="0.799">
            <text:p>79.9%</text:p>
          </table:table-cell>
          <table:table-cell table:style-name="ce5" office:value-type="percentage" office:value="0.574">
            <text:p>57.4%</text:p>
          </table:table-cell>
          <table:table-cell table:style-name="ce5" office:value-type="percentage" office:value="0.546">
            <text:p>54.6%</text:p>
          </table:table-cell>
          <table:table-cell table:style-name="ce5" office:value-type="percentage" office:value="0.387">
            <text:p>38.7%</text:p>
          </table:table-cell>
          <table:table-cell table:style-name="ce5" office:value-type="percentage" office:value="0.359">
            <text:p>35.9%</text:p>
          </table:table-cell>
        </table:table-row>
        <table:table-row table:style-name="ro2">
          <table:table-cell office:value-type="float" office:value="45292">
            <text:p>Jan-24</text:p>
          </table:table-cell>
          <table:table-cell table:style-name="ce5" office:value-type="percentage" office:value="0.791">
            <text:p>79.1%</text:p>
          </table:table-cell>
          <table:table-cell table:style-name="ce5" office:value-type="percentage" office:value="0.576">
            <text:p>57.6%</text:p>
          </table:table-cell>
          <table:table-cell table:style-name="ce5" office:value-type="percentage" office:value="0.538">
            <text:p>53.8%</text:p>
          </table:table-cell>
          <table:table-cell table:style-name="ce5" office:value-type="percentage" office:value="0.38">
            <text:p>38.0%</text:p>
          </table:table-cell>
          <table:table-cell table:style-name="ce5" office:value-type="percentage" office:value="0.36">
            <text:p>36.0%</text:p>
          </table:table-cell>
        </table:table-row>
        <table:table-row table:style-name="ro2">
          <table:table-cell office:value-type="float" office:value="45323">
            <text:p>Feb-24</text:p>
          </table:table-cell>
          <table:table-cell table:style-name="ce5" office:value-type="percentage" office:value="0.792">
            <text:p>79.2%</text:p>
          </table:table-cell>
          <table:table-cell table:style-name="ce5" office:value-type="percentage" office:value="0.581">
            <text:p>58.1%</text:p>
          </table:table-cell>
          <table:table-cell table:style-name="ce5" office:value-type="percentage" office:value="0.554">
            <text:p>55.4%</text:p>
          </table:table-cell>
          <table:table-cell table:style-name="ce5" office:value-type="percentage" office:value="0.381">
            <text:p>38.1%</text:p>
          </table:table-cell>
          <table:table-cell table:style-name="ce5" office:value-type="percentage" office:value="0.364">
            <text:p>36.4%</text:p>
          </table:table-cell>
        </table:table-row>
        <table:table-row table:style-name="ro2">
          <table:table-cell office:value-type="float" office:value="45352">
            <text:p>Mar-24</text:p>
          </table:table-cell>
          <table:table-cell table:style-name="ce5" office:value-type="percentage" office:value="0.788">
            <text:p>78.8%</text:p>
          </table:table-cell>
          <table:table-cell table:style-name="ce5" office:value-type="percentage" office:value="0.576">
            <text:p>57.6%</text:p>
          </table:table-cell>
          <table:table-cell table:style-name="ce5" office:value-type="percentage" office:value="0.539">
            <text:p>53.9%</text:p>
          </table:table-cell>
          <table:table-cell table:style-name="ce5" office:value-type="percentage" office:value="0.381">
            <text:p>38.1%</text:p>
          </table:table-cell>
          <table:table-cell table:style-name="ce5" office:value-type="percentage" office:value="0.37">
            <text:p>37.0%</text:p>
          </table:table-cell>
        </table:table-row>
        <table:table-row table:style-name="ro2">
          <table:table-cell office:value-type="float" office:value="45383">
            <text:p>Apr-24</text:p>
          </table:table-cell>
          <table:table-cell table:style-name="ce5" office:value-type="percentage" office:value="0.781">
            <text:p>78.1%</text:p>
          </table:table-cell>
          <table:table-cell table:style-name="ce5" office:value-type="percentage" office:value="0.585">
            <text:p>58.5%</text:p>
          </table:table-cell>
          <table:table-cell table:style-name="ce5" office:value-type="percentage" office:value="0.539">
            <text:p>53.9%</text:p>
          </table:table-cell>
          <table:table-cell table:style-name="ce5" office:value-type="percentage" office:value="0.388">
            <text:p>38.8%</text:p>
          </table:table-cell>
          <table:table-cell table:style-name="ce5" office:value-type="percentage" office:value="0.364">
            <text:p>36.4%</text:p>
          </table:table-cell>
        </table:table-row>
        <table:table-row table:style-name="ro2">
          <table:table-cell office:value-type="float" office:value="45413">
            <text:p>May-24</text:p>
          </table:table-cell>
          <table:table-cell table:style-name="ce5" office:value-type="percentage" office:value="0.801">
            <text:p>80.1%</text:p>
          </table:table-cell>
          <table:table-cell table:style-name="ce5" office:value-type="percentage" office:value="0.578">
            <text:p>57.8%</text:p>
          </table:table-cell>
          <table:table-cell table:style-name="ce5" office:value-type="percentage" office:value="0.547">
            <text:p>54.7%</text:p>
          </table:table-cell>
          <table:table-cell table:style-name="ce5" office:value-type="percentage" office:value="0.386">
            <text:p>38.6%</text:p>
          </table:table-cell>
          <table:table-cell table:style-name="ce5" office:value-type="percentage" office:value="0.365">
            <text:p>36.5%</text:p>
          </table:table-cell>
        </table:table-row>
        <table:table-row table:style-name="ro2">
          <table:table-cell office:value-type="float" office:value="45444">
            <text:p>Jun-24</text:p>
          </table:table-cell>
          <table:table-cell table:style-name="ce5" office:value-type="percentage" office:value="0.806">
            <text:p>80.6%</text:p>
          </table:table-cell>
          <table:table-cell table:style-name="ce5" office:value-type="percentage" office:value="0.582">
            <text:p>58.2%</text:p>
          </table:table-cell>
          <table:table-cell table:style-name="ce5" office:value-type="percentage" office:value="0.546">
            <text:p>54.6%</text:p>
          </table:table-cell>
          <table:table-cell table:style-name="ce5" office:value-type="percentage" office:value="0.391">
            <text:p>39.1%</text:p>
          </table:table-cell>
          <table:table-cell table:style-name="ce5" office:value-type="percentage" office:value="0.366">
            <text:p>36.6%</text:p>
          </table:table-cell>
        </table:table-row>
        <table:table-row table:style-name="ro2">
          <table:table-cell office:value-type="float" office:value="45474">
            <text:p>Jul-24</text:p>
          </table:table-cell>
          <table:table-cell table:style-name="ce5" office:value-type="percentage" office:value="0.802">
            <text:p>80.2%</text:p>
          </table:table-cell>
          <table:table-cell table:style-name="ce5" office:value-type="percentage" office:value="0.58">
            <text:p>58.0%</text:p>
          </table:table-cell>
          <table:table-cell table:style-name="ce5" office:value-type="percentage" office:value="0.543">
            <text:p>54.3%</text:p>
          </table:table-cell>
          <table:table-cell table:style-name="ce5" office:value-type="percentage" office:value="0.391">
            <text:p>39.1%</text:p>
          </table:table-cell>
          <table:table-cell table:style-name="ce5" office:value-type="percentage" office:value="0.363">
            <text:p>36.3%</text:p>
          </table:table-cell>
        </table:table-row>
        <table:table-row table:style-name="ro2">
          <table:table-cell office:value-type="float" office:value="45505">
            <text:p>Aug-24</text:p>
          </table:table-cell>
          <table:table-cell table:style-name="ce5" office:value-type="percentage" office:value="0.792">
            <text:p>79.2%</text:p>
          </table:table-cell>
          <table:table-cell table:style-name="ce5" office:value-type="percentage" office:value="0.583">
            <text:p>58.3%</text:p>
          </table:table-cell>
          <table:table-cell table:style-name="ce5" office:value-type="percentage" office:value="0.547">
            <text:p>54.7%</text:p>
          </table:table-cell>
          <table:table-cell table:style-name="ce5" office:value-type="percentage" office:value="0.389">
            <text:p>38.9%</text:p>
          </table:table-cell>
          <table:table-cell table:style-name="ce5" office:value-type="percentage" office:value="0.362">
            <text:p>36.2%</text:p>
          </table:table-cell>
        </table:table-row>
        <table:table-row table:style-name="ro2">
          <table:table-cell office:value-type="float" office:value="45536">
            <text:p>Sep-24</text:p>
          </table:table-cell>
          <table:table-cell table:style-name="ce5" office:value-type="percentage" office:value="0.769">
            <text:p>76.9%</text:p>
          </table:table-cell>
          <table:table-cell table:style-name="ce5" office:value-type="percentage" office:value="0.583">
            <text:p>58.3%</text:p>
          </table:table-cell>
          <table:table-cell table:style-name="ce5" office:value-type="percentage" office:value="0.552">
            <text:p>55.2%</text:p>
          </table:table-cell>
          <table:table-cell table:style-name="ce5" office:value-type="percentage" office:value="0.38">
            <text:p>38.0%</text:p>
          </table:table-cell>
          <table:table-cell table:style-name="ce5" office:value-type="percentage" office:value="0.362">
            <text:p>36.2%</text:p>
          </table:table-cell>
        </table:table-row>
        <table:table-row table:style-name="ro2">
          <table:table-cell office:value-type="float" office:value="45566">
            <text:p>Oct-24</text:p>
          </table:table-cell>
          <table:table-cell table:style-name="ce5" office:value-type="percentage" office:value="0.791">
            <text:p>79.1%</text:p>
          </table:table-cell>
          <table:table-cell table:style-name="ce5" office:value-type="percentage" office:value="0.58">
            <text:p>58.0%</text:p>
          </table:table-cell>
          <table:table-cell table:style-name="ce5" office:value-type="percentage" office:value="0.541">
            <text:p>54.1%</text:p>
          </table:table-cell>
          <table:table-cell table:style-name="ce5" office:value-type="percentage" office:value="0.388">
            <text:p>38.8%</text:p>
          </table:table-cell>
          <table:table-cell table:style-name="ce5" office:value-type="percentage" office:value="0.364">
            <text:p>36.4%</text:p>
          </table:table-cell>
        </table:table-row>
        <table:table-row table:style-name="ro2">
          <table:table-cell office:value-type="float" office:value="45597">
            <text:p>Nov-24</text:p>
          </table:table-cell>
          <table:table-cell table:style-name="ce5" office:value-type="percentage" office:value="0.805">
            <text:p>80.5%</text:p>
          </table:table-cell>
          <table:table-cell table:style-name="ce5" office:value-type="percentage" office:value="0.578">
            <text:p>57.8%</text:p>
          </table:table-cell>
          <table:table-cell table:style-name="ce5" office:value-type="percentage" office:value="0.544">
            <text:p>54.4%</text:p>
          </table:table-cell>
          <table:table-cell table:style-name="ce5" office:value-type="percentage" office:value="0.387">
            <text:p>38.7%</text:p>
          </table:table-cell>
          <table:table-cell table:style-name="ce5" office:value-type="percentage" office:value="0.364">
            <text:p>36.4%</text:p>
          </table:table-cell>
        </table:table-row>
        <table:table-row table:style-name="ro2">
          <table:table-cell office:value-type="float" office:value="45627">
            <text:p>Dec-24</text:p>
          </table:table-cell>
          <table:table-cell table:style-name="ce5" office:value-type="percentage" office:value="0.784">
            <text:p>78.4%</text:p>
          </table:table-cell>
          <table:table-cell table:style-name="ce5" office:value-type="percentage" office:value="0.586">
            <text:p>58.6%</text:p>
          </table:table-cell>
          <table:table-cell table:style-name="ce5" office:value-type="percentage" office:value="0.542">
            <text:p>54.2%</text:p>
          </table:table-cell>
          <table:table-cell table:style-name="ce5" office:value-type="percentage" office:value="0.387">
            <text:p>38.7%</text:p>
          </table:table-cell>
          <table:table-cell table:style-name="ce5" office:value-type="percentage" office:value="0.364">
            <text:p>36.4%</text:p>
          </table:table-cell>
        </table:table-row>
        <table:table-row table:style-name="ro2">
          <table:table-cell office:value-type="float" office:value="45658">
            <text:p>Jan-25</text:p>
          </table:table-cell>
          <table:table-cell office:value-type="percentage" office:value="0.784">
            <text:p>78.4%</text:p>
          </table:table-cell>
          <table:table-cell office:value-type="percentage" office:value="0.581">
            <text:p>58.1%</text:p>
          </table:table-cell>
          <table:table-cell office:value-type="percentage" office:value="0.555">
            <text:p>55.5%</text:p>
          </table:table-cell>
          <table:table-cell office:value-type="percentage" office:value="0.377">
            <text:p>37.7%</text:p>
          </table:table-cell>
          <table:table-cell office:value-type="percentage" office:value="0.362">
            <text:p>36.2%</text:p>
          </table:table-cell>
        </table:table-row>
        <table:table-row table:style-name="ro2">
          <table:table-cell office:value-type="float" office:value="45689">
            <text:p>Feb-25</text:p>
          </table:table-cell>
          <table:table-cell office:value-type="percentage" office:value="0.803">
            <text:p>80.3%</text:p>
          </table:table-cell>
          <table:table-cell office:value-type="percentage" office:value="0.586">
            <text:p>58.6%</text:p>
          </table:table-cell>
          <table:table-cell office:value-type="percentage" office:value="0.533">
            <text:p>53.3%</text:p>
          </table:table-cell>
          <table:table-cell office:value-type="percentage" office:value="0.388">
            <text:p>38.8%</text:p>
          </table:table-cell>
          <table:table-cell office:value-type="percentage" office:value="0.364">
            <text:p>36.4%</text:p>
          </table:table-cell>
        </table:table-row>
        <table:table-row table:style-name="ro2">
          <table:table-cell office:value-type="float" office:value="45717">
            <text:p>Mar-25</text:p>
          </table:table-cell>
          <table:table-cell office:value-type="percentage" office:value="0.79">
            <text:p>79.0%</text:p>
          </table:table-cell>
          <table:table-cell office:value-type="percentage" office:value="0.58">
            <text:p>58.0%</text:p>
          </table:table-cell>
          <table:table-cell office:value-type="percentage" office:value="0.551">
            <text:p>55.1%</text:p>
          </table:table-cell>
          <table:table-cell office:value-type="percentage" office:value="0.389">
            <text:p>38.9%</text:p>
          </table:table-cell>
          <table:table-cell office:value-type="percentage" office:value="0.365">
            <text:p>36.5%</text:p>
          </table:table-cell>
        </table:table-row>
        <table:table-row table:style-name="ro2">
          <table:table-cell office:value-type="float" office:value="45748">
            <text:p>Apr-25</text:p>
          </table:table-cell>
          <table:table-cell office:value-type="percentage" office:value="0.803">
            <text:p>80.3%</text:p>
          </table:table-cell>
          <table:table-cell office:value-type="percentage" office:value="0.579">
            <text:p>57.9%</text:p>
          </table:table-cell>
          <table:table-cell office:value-type="percentage" office:value="0.546">
            <text:p>54.6%</text:p>
          </table:table-cell>
          <table:table-cell office:value-type="percentage" office:value="0.389">
            <text:p>38.9%</text:p>
          </table:table-cell>
          <table:table-cell office:value-type="percentage" office:value="0.365">
            <text:p>36.5%</text:p>
          </table:table-cell>
        </table:table-row>
        <table:table-row table:style-name="ro2">
          <table:table-cell office:value-type="float" office:value="45778">
            <text:p>May-25</text:p>
          </table:table-cell>
          <table:table-cell office:value-type="percentage" office:value="0.795">
            <text:p>79.5%</text:p>
          </table:table-cell>
          <table:table-cell office:value-type="percentage" office:value="0.582">
            <text:p>58.2%</text:p>
          </table:table-cell>
          <table:table-cell office:value-type="percentage" office:value="0.553">
            <text:p>55.3%</text:p>
          </table:table-cell>
          <table:table-cell office:value-type="percentage" office:value="0.388">
            <text:p>38.8%</text:p>
          </table:table-cell>
          <table:table-cell office:value-type="percentage" office:value="0.365">
            <text:p>36.5%</text:p>
          </table:table-cell>
        </table:table-row>
        <table:table-row table:style-name="ro2">
          <table:table-cell office:value-type="float" office:value="45809">
            <text:p>Jun-25</text:p>
          </table:table-cell>
          <table:table-cell office:value-type="percentage" office:value="0.798">
            <text:p>79.8%</text:p>
          </table:table-cell>
          <table:table-cell office:value-type="percentage" office:value="0.586">
            <text:p>58.6%</text:p>
          </table:table-cell>
          <table:table-cell office:value-type="percentage" office:value="0.542">
            <text:p>54.2%</text:p>
          </table:table-cell>
          <table:table-cell office:value-type="percentage" office:value="0.391">
            <text:p>39.1%</text:p>
          </table:table-cell>
          <table:table-cell office:value-type="percentage" office:value="0.368">
            <text:p>36.8%</text:p>
          </table:table-cell>
        </table:table-row>
        <table:table-row table:style-name="ro2">
          <table:table-cell office:value-type="float" office:value="45839">
            <text:p>Jul-25</text:p>
          </table:table-cell>
          <table:table-cell office:value-type="percentage" office:value="0.79">
            <text:p>79.0%</text:p>
          </table:table-cell>
          <table:table-cell office:value-type="percentage" office:value="0.589">
            <text:p>58.9%</text:p>
          </table:table-cell>
          <table:table-cell office:value-type="percentage" office:value="0.552">
            <text:p>55.2%</text:p>
          </table:table-cell>
          <table:table-cell office:value-type="percentage" office:value="0.384">
            <text:p>38.4%</text:p>
          </table:table-cell>
          <table:table-cell office:value-type="percentage" office:value="0.369">
            <text:p>36.9%</text:p>
          </table:table-cell>
        </table:table-row>
        <table:table-row table:style-name="ro2">
          <table:table-cell office:value-type="float" office:value="45870">
            <text:p>Aug-25</text:p>
          </table:table-cell>
          <table:table-cell office:value-type="percentage" office:value="0.791">
            <text:p>79.1%</text:p>
          </table:table-cell>
          <table:table-cell office:value-type="percentage" office:value="0.581">
            <text:p>58.1%</text:p>
          </table:table-cell>
          <table:table-cell office:value-type="percentage" office:value="0.552">
            <text:p>55.2%</text:p>
          </table:table-cell>
          <table:table-cell office:value-type="percentage" office:value="0.411">
            <text:p>41.1%</text:p>
          </table:table-cell>
          <table:table-cell office:value-type="percentage" office:value="0.368">
            <text:p>36.8%</text:p>
          </table:table-cell>
        </table:table-row>
        <table:table-row table:style-name="ro2">
          <table:table-cell office:value-type="float" office:value="45901">
            <text:p>Sep-25</text:p>
          </table:table-cell>
          <table:table-cell office:value-type="percentage" office:value="0.787">
            <text:p>78.7%</text:p>
          </table:table-cell>
          <table:table-cell office:value-type="percentage" office:value="0.59">
            <text:p>59.0%</text:p>
          </table:table-cell>
          <table:table-cell office:value-type="percentage" office:value="0.529">
            <text:p>52.9%</text:p>
          </table:table-cell>
          <table:table-cell office:value-type="percentage" office:value="0.405">
            <text:p>40.5%</text:p>
          </table:table-cell>
          <table:table-cell office:value-type="percentage" office:value="0.373">
            <text:p>37.3%</text:p>
          </table:table-cell>
        </table:table-row>
        <table:table-row table:style-name="ro2">
          <table:table-cell office:value-type="float" office:value="45931">
            <text:p>Oct-25</text:p>
          </table:table-cell>
          <table:table-cell table:number-columns-repeated="5"/>
        </table:table-row>
        <table:table-row table:style-name="ro2">
          <table:table-cell office:value-type="float" office:value="45962">
            <text:p>Nov-25</text:p>
          </table:table-cell>
          <table:table-cell office:value-type="percentage" office:value="0.804">
            <text:p>80.4%</text:p>
          </table:table-cell>
          <table:table-cell office:value-type="percentage" office:value="0.583">
            <text:p>58.3%</text:p>
          </table:table-cell>
          <table:table-cell office:value-type="percentage" office:value="0.548">
            <text:p>54.8%</text:p>
          </table:table-cell>
          <table:table-cell office:value-type="percentage" office:value="0.40504338019757">
            <text:p>40.5%</text:p>
          </table:table-cell>
          <table:table-cell office:value-type="percentage" office:value="0.367">
            <text:p>36.7%</text:p>
          </table:table-cell>
        </table:table-row>
        <table:table-row table:style-name="ro2">
          <table:table-cell office:value-type="float" office:value="45992">
            <text:p>Dec-25</text:p>
          </table:table-cell>
          <table:table-cell office:value-type="percentage" office:value="0.789">
            <text:p>78.9%</text:p>
          </table:table-cell>
          <table:table-cell office:value-type="percentage" office:value="0.592">
            <text:p>59.2%</text:p>
          </table:table-cell>
          <table:table-cell office:value-type="percentage" office:value="0.553">
            <text:p>55.3%</text:p>
          </table:table-cell>
          <table:table-cell office:value-type="percentage" office:value="0.402">
            <text:p>40.2%</text:p>
          </table:table-cell>
          <table:table-cell office:value-type="percentage" office:value="0.367">
            <text:p>36.7%</text:p>
          </table:table-cell>
        </table:table-row>
        <table:table-row table:style-name="ro2">
          <table:table-cell office:value-type="float" office:value="46023">
            <text:p>Jan-26</text:p>
          </table:table-cell>
          <table:table-cell office:value-type="percentage" office:value="0.791">
            <text:p>79.1%</text:p>
          </table:table-cell>
          <table:table-cell office:value-type="percentage" office:value="0.582">
            <text:p>58.2%</text:p>
          </table:table-cell>
          <table:table-cell office:value-type="percentage" office:value="0.546">
            <text:p>54.6%</text:p>
          </table:table-cell>
          <table:table-cell office:value-type="percentage" office:value="0.391">
            <text:p>39.1%</text:p>
          </table:table-cell>
          <table:table-cell office:value-type="percentage" office:value="0.37">
            <text:p>37.0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date-style style:name="N117P0" style:volatile="true">
      <number:month number:textual="true"/>
      <number:text>-</number:text>
      <number:year/>
    </number:date-style>
    <number:text-style style:name="N117">
      <number:text-content/>
      <style:map style:condition="value()&gt;=0" style:apply-style-name="N117P0"/>
    </number:text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4" number:min-integer-digits="1"/>
    </number:number-style>
    <number:percentage-style style:name="N122">
      <number:number number:decimal-places="4" number:min-integer-digits="1"/>
      <number:text>%</number:text>
    </number:percentage-style>
    <number:percentage-style style:name="N123">
      <number:number number:decimal-places="3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801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9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8:58:01.03</meta:creation-date>
    <dc:date>2026-03-02T19:03:29.03</dc:date>
    <dc:creator>Scott  Morgan</dc:creator>
    <meta:editing-duration>PT5M27S</meta:editing-duration>
    <meta:editing-cycles>2</meta:editing-cycles>
    <meta:generator>OpenOffice/4.1.16$Win32 OpenOffice.org_project/4116m3$Build-9816</meta:generator>
    <meta:document-statistic meta:table-count="3" meta:cell-count="2239" meta:object-count="0"/>
  </office:meta>
</office:document-meta>
</file>